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626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3.427cm"/>
    </style:style>
    <style:style style:name="co16" style:family="table-column">
      <style:table-column-properties fo:break-before="auto" style:column-width="1.741cm"/>
    </style:style>
    <style:style style:name="co17" style:family="table-column">
      <style:table-column-properties fo:break-before="auto" style:column-width="0.497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528cm"/>
    </style:style>
    <style:style style:name="co21" style:family="table-column">
      <style:table-column-properties fo:break-before="auto" style:column-width="2.716cm"/>
    </style:style>
    <style:style style:name="co22" style:family="table-column">
      <style:table-column-properties fo:break-before="auto" style:column-width="4.115cm"/>
    </style:style>
    <style:style style:name="co23" style:family="table-column">
      <style:table-column-properties fo:break-before="auto" style:column-width="3.667cm"/>
    </style:style>
    <style:style style:name="co24" style:family="table-column">
      <style:table-column-properties fo:break-before="auto" style:column-width="3.332cm"/>
    </style:style>
    <style:style style:name="co25" style:family="table-column">
      <style:table-column-properties fo:break-before="auto" style:column-width="2.503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103cm"/>
    </style:style>
    <style:style style:name="co28" style:family="table-column">
      <style:table-column-properties fo:break-before="auto" style:column-width="1.981cm"/>
    </style:style>
    <style:style style:name="co29" style:family="table-column">
      <style:table-column-properties fo:break-before="auto" style:column-width="2.519cm"/>
    </style:style>
    <style:style style:name="co30" style:family="table-column">
      <style:table-column-properties fo:break-before="auto" style:column-width="3.547cm"/>
    </style:style>
    <style:style style:name="co31" style:family="table-column">
      <style:table-column-properties fo:break-before="auto" style:column-width="1.672cm"/>
    </style:style>
    <style:style style:name="co32" style:family="table-column">
      <style:table-column-properties fo:break-before="auto" style:column-width="1.75cm"/>
    </style:style>
    <style:style style:name="co33" style:family="table-column">
      <style:table-column-properties fo:break-before="auto" style:column-width="4.062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0.997cm"/>
    </style:style>
    <style:style style:name="co36" style:family="table-column">
      <style:table-column-properties fo:break-before="auto" style:column-width="5.221cm"/>
    </style:style>
    <style:style style:name="co37" style:family="table-column">
      <style:table-column-properties fo:break-before="auto" style:column-width="20.435cm"/>
    </style:style>
    <style:style style:name="co38" style:family="table-column">
      <style:table-column-properties fo:break-before="auto" style:column-width="0.773cm"/>
    </style:style>
    <style:style style:name="co39" style:family="table-column">
      <style:table-column-properties fo:break-before="auto" style:column-width="1.409cm"/>
    </style:style>
    <style:style style:name="co40" style:family="table-column">
      <style:table-column-properties fo:break-before="auto" style:column-width="4.953cm"/>
    </style:style>
    <style:style style:name="co41" style:family="table-column">
      <style:table-column-properties fo:break-before="auto" style:column-width="1.27cm"/>
    </style:style>
    <style:style style:name="co42" style:family="table-column">
      <style:table-column-properties fo:break-before="auto" style:column-width="0.441cm"/>
    </style:style>
    <style:style style:name="co43" style:family="table-column">
      <style:table-column-properties fo:break-before="auto" style:column-width="7.387cm"/>
    </style:style>
    <style:style style:name="co44" style:family="table-column">
      <style:table-column-properties fo:break-before="auto" style:column-width="1.187cm"/>
    </style:style>
    <style:style style:name="co45" style:family="table-column">
      <style:table-column-properties fo:break-before="auto" style:column-width="5.064cm"/>
    </style:style>
    <style:style style:name="co46" style:family="table-column">
      <style:table-column-properties fo:break-before="auto" style:column-width="1.028cm"/>
    </style:style>
    <style:style style:name="co47" style:family="table-column">
      <style:table-column-properties fo:break-before="auto" style:column-width="0.42cm"/>
    </style:style>
    <style:style style:name="co48" style:family="table-column">
      <style:table-column-properties fo:break-before="auto" style:column-width="6.05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49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10">
      <style:table-cell-properties fo:border-bottom="0.06pt solid #000000" fo:background-color="#cc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7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210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 style:data-style-name="N210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210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 style:data-style-name="N210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2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4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00">
      <style:table-cell-properties style:rotation-align="top"/>
    </style:style>
    <style:style style:name="ce16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99cc66" fo:border="0.06pt solid #000000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 style:data-style-name="N215">
      <style:table-cell-properties fo:background-color="transparent"/>
    </style:style>
    <style:style style:name="ce164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5" style:family="table-cell" style:parent-style-name="Default">
      <style:table-cell-properties fo:border-bottom="none" fo:border-left="0.06pt solid #000000" fo:border-right="none" fo:border-top="none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</style:style>
    <style:style style:name="ce1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0.06pt solid #000000" fo:border-left="none" fo:border-right="none" fo:border-top="none"/>
    </style:style>
    <style:style style:name="ce170" style:family="table-cell" style:parent-style-name="Default">
      <style:table-cell-properties fo:border="0.06pt solid #000000"/>
    </style:style>
    <style:style style:name="ce171" style:family="table-cell" style:parent-style-name="Default">
      <style:table-cell-properties fo:border-bottom="none" fo:border-left="none" fo:border-right="none" fo:border-top="0.06pt solid #000000"/>
      <style:map style:condition="is-true-formula([.$C22]=&quot;ROJO&quot;)" style:apply-style-name="Rojo" style:base-cell-address="'Sample#1'.C22"/>
      <style:map style:condition="is-true-formula([.$C22]=&quot;VERDE&quot;)" style:apply-style-name="VERDE" style:base-cell-address="'Sample#1'.C22"/>
      <style:map style:condition="is-true-formula([.$C22]=&quot;NARANJA&quot;)" style:apply-style-name="Sin_20_título1" style:base-cell-address="'Sample#1'.C22"/>
      <style:map style:condition="is-true-formula([.$C22]=&quot;AZUL&quot;)" style:apply-style-name="AZUL" style:base-cell-address="'Sample#1'.C22"/>
      <style:map style:condition="is-true-formula([.$C22]=&quot;AMARILLO&quot;)" style:apply-style-name="AMARILLO" style:base-cell-address="'Sample#1'.C22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42]=&quot;ROJO&quot;)" style:apply-style-name="Rojo" style:base-cell-address="'Sample#1'.C42"/>
      <style:map style:condition="is-true-formula([.$C42]=&quot;VERDE&quot;)" style:apply-style-name="VERDE" style:base-cell-address="'Sample#1'.C42"/>
      <style:map style:condition="is-true-formula([.$C42]=&quot;NARANJA&quot;)" style:apply-style-name="Sin_20_título1" style:base-cell-address="'Sample#1'.C42"/>
      <style:map style:condition="is-true-formula([.$C42]=&quot;AZUL&quot;)" style:apply-style-name="AZUL" style:base-cell-address="'Sample#1'.C42"/>
      <style:map style:condition="is-true-formula([.$C42]=&quot;AMARILLO&quot;)" style:apply-style-name="AMARILLO" style:base-cell-address="'Sample#1'.C42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46]=&quot;ROJO&quot;)" style:apply-style-name="Rojo" style:base-cell-address="'Sample#1'.C46"/>
      <style:map style:condition="is-true-formula([.$C46]=&quot;VERDE&quot;)" style:apply-style-name="VERDE" style:base-cell-address="'Sample#1'.C46"/>
      <style:map style:condition="is-true-formula([.$C46]=&quot;NARANJA&quot;)" style:apply-style-name="Sin_20_título1" style:base-cell-address="'Sample#1'.C46"/>
      <style:map style:condition="is-true-formula([.$C46]=&quot;AZUL&quot;)" style:apply-style-name="AZUL" style:base-cell-address="'Sample#1'.C46"/>
      <style:map style:condition="is-true-formula([.$C46]=&quot;AMARILLO&quot;)" style:apply-style-name="AMARILLO" style:base-cell-address="'Sample#1'.C46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50]=&quot;ROJO&quot;)" style:apply-style-name="Rojo" style:base-cell-address="'Sample#1'.C50"/>
      <style:map style:condition="is-true-formula([.$C50]=&quot;VERDE&quot;)" style:apply-style-name="VERDE" style:base-cell-address="'Sample#1'.C50"/>
      <style:map style:condition="is-true-formula([.$C50]=&quot;NARANJA&quot;)" style:apply-style-name="Sin_20_título1" style:base-cell-address="'Sample#1'.C50"/>
      <style:map style:condition="is-true-formula([.$C50]=&quot;AZUL&quot;)" style:apply-style-name="AZUL" style:base-cell-address="'Sample#1'.C50"/>
      <style:map style:condition="is-true-formula([.$C50]=&quot;AMARILLO&quot;)" style:apply-style-name="AMARILLO" style:base-cell-address="'Sample#1'.C50"/>
    </style:style>
    <style:style style:name="ce175" style:family="table-cell" style:parent-style-name="Default">
      <style:table-cell-properties fo:background-color="#99cc66" style:cell-protect="none" style:print-content="true"/>
    </style:style>
    <style:style style:name="ce176" style:family="table-cell" style:parent-style-name="Default">
      <style:table-cell-properties fo:border-bottom="none" fo:border-left="none" fo:border-right="none" fo:border-top="0.06pt solid #000000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style:cell-protect="protected" style:print-content="true" fo:background-color="transparent"/>
    </style:style>
    <style:style style:name="ce179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80" style:family="table-cell" style:parent-style-name="Default">
      <style:table-cell-properties fo:border-bottom="none" fo:border-left="none" fo:border-right="0.06pt solid #000000" fo:border-top="0.06pt solid #000000"/>
    </style:style>
    <style:style style:name="ce181" style:family="table-cell" style:parent-style-name="Default">
      <style:table-cell-properties fo:border-bottom="none" fo:border-left="none" fo:border-right="0.06pt solid #000000" fo:border-top="none"/>
    </style:style>
    <style:style style:name="ce182" style:family="table-cell" style:parent-style-name="Default">
      <style:table-cell-properties fo:border-bottom="0.06pt solid #000000" fo:border-left="none" fo:border-right="0.06pt solid #000000" fo:border-top="none"/>
    </style:style>
    <style:style style:name="ce183" style:family="table-cell" style:parent-style-name="Default">
      <style:table-cell-properties fo:background-color="#dddddd"/>
      <style:text-properties style:font-name="Courier New1"/>
    </style:style>
    <style:style style:name="ce184" style:family="table-cell" style:parent-style-name="Default" style:data-style-name="N2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5" style:family="table-cell" style:parent-style-name="Default">
      <style:text-properties fo:color="#cccccc" fo:font-style="italic" style:font-style-asian="italic" style:font-style-complex="italic"/>
    </style:style>
    <style:style style:name="ce186" style:family="table-cell" style:parent-style-name="Default" style:data-style-name="N21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88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OJO&quot;)" style:apply-style-name="Rojo" style:base-cell-address="'Sample#1'.Q22"/>
      <style:map style:condition="is-true-formula([.$C22]=&quot;VERDE&quot;)" style:apply-style-name="VERDE" style:base-cell-address="'Sample#1'.Q22"/>
      <style:map style:condition="is-true-formula([.$C22]=&quot;NARANJA&quot;)" style:apply-style-name="Sin_20_título1" style:base-cell-address="'Sample#1'.Q22"/>
      <style:map style:condition="is-true-formula([.$C22]=&quot;AZUL&quot;)" style:apply-style-name="AZUL" style:base-cell-address="'Sample#1'.Q22"/>
      <style:map style:condition="is-true-formula([.$C22]=&quot;AMARILLO&quot;)" style:apply-style-name="AMARILLO" style:base-cell-address="'Sample#1'.Q22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OJO&quot;)" style:apply-style-name="Rojo" style:base-cell-address="'Sample#1'.Q22"/>
      <style:map style:condition="is-true-formula([.$C22]=&quot;VERDE&quot;)" style:apply-style-name="VERDE" style:base-cell-address="'Sample#1'.Q22"/>
      <style:map style:condition="is-true-formula([.$C22]=&quot;NARANJA&quot;)" style:apply-style-name="Sin_20_título1" style:base-cell-address="'Sample#1'.Q22"/>
      <style:map style:condition="is-true-formula([.$C22]=&quot;AZUL&quot;)" style:apply-style-name="AZUL" style:base-cell-address="'Sample#1'.Q22"/>
      <style:map style:condition="is-true-formula([.$C22]=&quot;AMARILLO&quot;)" style:apply-style-name="AMARILLO" style:base-cell-address="'Sample#1'.Q22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OJO&quot;)" style:apply-style-name="Rojo" style:base-cell-address="'Sample#1'.Q22"/>
      <style:map style:condition="is-true-formula([.$C22]=&quot;VERDE&quot;)" style:apply-style-name="VERDE" style:base-cell-address="'Sample#1'.Q22"/>
      <style:map style:condition="is-true-formula([.$C22]=&quot;NARANJA&quot;)" style:apply-style-name="Sin_20_título1" style:base-cell-address="'Sample#1'.Q22"/>
      <style:map style:condition="is-true-formula([.$C22]=&quot;AZUL&quot;)" style:apply-style-name="AZUL" style:base-cell-address="'Sample#1'.Q22"/>
      <style:map style:condition="is-true-formula([.$C22]=&quot;AMARILLO&quot;)" style:apply-style-name="AMARILLO" style:base-cell-address="'Sample#1'.Q22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OJO&quot;)" style:apply-style-name="Rojo" style:base-cell-address="'Sample#1'.Q22"/>
      <style:map style:condition="is-true-formula([.$C22]=&quot;VERDE&quot;)" style:apply-style-name="VERDE" style:base-cell-address="'Sample#1'.Q22"/>
      <style:map style:condition="is-true-formula([.$C22]=&quot;NARANJA&quot;)" style:apply-style-name="Sin_20_título1" style:base-cell-address="'Sample#1'.Q22"/>
      <style:map style:condition="is-true-formula([.$C22]=&quot;AZUL&quot;)" style:apply-style-name="AZUL" style:base-cell-address="'Sample#1'.Q22"/>
      <style:map style:condition="is-true-formula([.$C22]=&quot;AMARILLO&quot;)" style:apply-style-name="AMARILLO" style:base-cell-address="'Sample#1'.Q22"/>
    </style:style>
    <style:style style:name="ce19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6]=&quot;ROJO&quot;)" style:apply-style-name="Rojo" style:base-cell-address="'Sample#1'.Q26"/>
      <style:map style:condition="is-true-formula([.$C26]=&quot;VERDE&quot;)" style:apply-style-name="VERDE" style:base-cell-address="'Sample#1'.Q26"/>
      <style:map style:condition="is-true-formula([.$C26]=&quot;NARANJA&quot;)" style:apply-style-name="Sin_20_título1" style:base-cell-address="'Sample#1'.Q26"/>
      <style:map style:condition="is-true-formula([.$C26]=&quot;AZUL&quot;)" style:apply-style-name="AZUL" style:base-cell-address="'Sample#1'.Q26"/>
      <style:map style:condition="is-true-formula([.$C26]=&quot;AMARILLO&quot;)" style:apply-style-name="AMARILLO" style:base-cell-address="'Sample#1'.Q26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7]=&quot;ROJO&quot;)" style:apply-style-name="Rojo" style:base-cell-address="'Sample#1'.Q27"/>
      <style:map style:condition="is-true-formula([.$C27]=&quot;VERDE&quot;)" style:apply-style-name="VERDE" style:base-cell-address="'Sample#1'.Q27"/>
      <style:map style:condition="is-true-formula([.$C27]=&quot;NARANJA&quot;)" style:apply-style-name="Sin_20_título1" style:base-cell-address="'Sample#1'.Q27"/>
      <style:map style:condition="is-true-formula([.$C27]=&quot;AZUL&quot;)" style:apply-style-name="AZUL" style:base-cell-address="'Sample#1'.Q27"/>
      <style:map style:condition="is-true-formula([.$C27]=&quot;AMARILLO&quot;)" style:apply-style-name="AMARILLO" style:base-cell-address="'Sample#1'.Q27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8]=&quot;ROJO&quot;)" style:apply-style-name="Rojo" style:base-cell-address="'Sample#1'.Q28"/>
      <style:map style:condition="is-true-formula([.$C28]=&quot;VERDE&quot;)" style:apply-style-name="VERDE" style:base-cell-address="'Sample#1'.Q28"/>
      <style:map style:condition="is-true-formula([.$C28]=&quot;NARANJA&quot;)" style:apply-style-name="Sin_20_título1" style:base-cell-address="'Sample#1'.Q28"/>
      <style:map style:condition="is-true-formula([.$C28]=&quot;AZUL&quot;)" style:apply-style-name="AZUL" style:base-cell-address="'Sample#1'.Q28"/>
      <style:map style:condition="is-true-formula([.$C28]=&quot;AMARILLO&quot;)" style:apply-style-name="AMARILLO" style:base-cell-address="'Sample#1'.Q28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8]=&quot;ROJO&quot;)" style:apply-style-name="Rojo" style:base-cell-address="'Sample#1'.Q28"/>
      <style:map style:condition="is-true-formula([.$C28]=&quot;VERDE&quot;)" style:apply-style-name="VERDE" style:base-cell-address="'Sample#1'.Q28"/>
      <style:map style:condition="is-true-formula([.$C28]=&quot;NARANJA&quot;)" style:apply-style-name="Sin_20_título1" style:base-cell-address="'Sample#1'.Q28"/>
      <style:map style:condition="is-true-formula([.$C28]=&quot;AZUL&quot;)" style:apply-style-name="AZUL" style:base-cell-address="'Sample#1'.Q28"/>
      <style:map style:condition="is-true-formula([.$C28]=&quot;AMARILLO&quot;)" style:apply-style-name="AMARILLO" style:base-cell-address="'Sample#1'.Q28"/>
    </style:style>
    <style:style style:name="ce1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30]=&quot;ROJO&quot;)" style:apply-style-name="Rojo" style:base-cell-address="'Sample#1'.Q30"/>
      <style:map style:condition="is-true-formula([.$C30]=&quot;VERDE&quot;)" style:apply-style-name="VERDE" style:base-cell-address="'Sample#1'.Q30"/>
      <style:map style:condition="is-true-formula([.$C30]=&quot;NARANJA&quot;)" style:apply-style-name="Sin_20_título1" style:base-cell-address="'Sample#1'.Q30"/>
      <style:map style:condition="is-true-formula([.$C30]=&quot;AZUL&quot;)" style:apply-style-name="AZUL" style:base-cell-address="'Sample#1'.Q30"/>
      <style:map style:condition="is-true-formula([.$C30]=&quot;AMARILLO&quot;)" style:apply-style-name="AMARILLO" style:base-cell-address="'Sample#1'.Q30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34]=&quot;ROJO&quot;)" style:apply-style-name="Rojo" style:base-cell-address="'Sample#1'.Q34"/>
      <style:map style:condition="is-true-formula([.$C34]=&quot;VERDE&quot;)" style:apply-style-name="VERDE" style:base-cell-address="'Sample#1'.Q34"/>
      <style:map style:condition="is-true-formula([.$C34]=&quot;NARANJA&quot;)" style:apply-style-name="Sin_20_título1" style:base-cell-address="'Sample#1'.Q34"/>
      <style:map style:condition="is-true-formula([.$C34]=&quot;AZUL&quot;)" style:apply-style-name="AZUL" style:base-cell-address="'Sample#1'.Q34"/>
      <style:map style:condition="is-true-formula([.$C34]=&quot;AMARILLO&quot;)" style:apply-style-name="AMARILLO" style:base-cell-address="'Sample#1'.Q34"/>
    </style:style>
    <style:style style:name="ce19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38]=&quot;ROJO&quot;)" style:apply-style-name="Rojo" style:base-cell-address="'Sample#1'.Q38"/>
      <style:map style:condition="is-true-formula([.$C38]=&quot;VERDE&quot;)" style:apply-style-name="VERDE" style:base-cell-address="'Sample#1'.Q38"/>
      <style:map style:condition="is-true-formula([.$C38]=&quot;NARANJA&quot;)" style:apply-style-name="Sin_20_título1" style:base-cell-address="'Sample#1'.Q38"/>
      <style:map style:condition="is-true-formula([.$C38]=&quot;AZUL&quot;)" style:apply-style-name="AZUL" style:base-cell-address="'Sample#1'.Q38"/>
      <style:map style:condition="is-true-formula([.$C38]=&quot;AMARILLO&quot;)" style:apply-style-name="AMARILLO" style:base-cell-address="'Sample#1'.Q38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42]=&quot;ROJO&quot;)" style:apply-style-name="Rojo" style:base-cell-address="'Sample#1'.Q42"/>
      <style:map style:condition="is-true-formula([.$C42]=&quot;VERDE&quot;)" style:apply-style-name="VERDE" style:base-cell-address="'Sample#1'.Q42"/>
      <style:map style:condition="is-true-formula([.$C42]=&quot;NARANJA&quot;)" style:apply-style-name="Sin_20_título1" style:base-cell-address="'Sample#1'.Q42"/>
      <style:map style:condition="is-true-formula([.$C42]=&quot;AZUL&quot;)" style:apply-style-name="AZUL" style:base-cell-address="'Sample#1'.Q42"/>
      <style:map style:condition="is-true-formula([.$C42]=&quot;AMARILLO&quot;)" style:apply-style-name="AMARILLO" style:base-cell-address="'Sample#1'.Q42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42]=&quot;ROJO&quot;)" style:apply-style-name="Rojo" style:base-cell-address="'Sample#1'.Q42"/>
      <style:map style:condition="is-true-formula([.$C42]=&quot;VERDE&quot;)" style:apply-style-name="VERDE" style:base-cell-address="'Sample#1'.Q42"/>
      <style:map style:condition="is-true-formula([.$C42]=&quot;NARANJA&quot;)" style:apply-style-name="Sin_20_título1" style:base-cell-address="'Sample#1'.Q42"/>
      <style:map style:condition="is-true-formula([.$C42]=&quot;AZUL&quot;)" style:apply-style-name="AZUL" style:base-cell-address="'Sample#1'.Q42"/>
      <style:map style:condition="is-true-formula([.$C42]=&quot;AMARILLO&quot;)" style:apply-style-name="AMARILLO" style:base-cell-address="'Sample#1'.Q42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42]=&quot;ROJO&quot;)" style:apply-style-name="Rojo" style:base-cell-address="'Sample#1'.Q42"/>
      <style:map style:condition="is-true-formula([.$C42]=&quot;VERDE&quot;)" style:apply-style-name="VERDE" style:base-cell-address="'Sample#1'.Q42"/>
      <style:map style:condition="is-true-formula([.$C42]=&quot;NARANJA&quot;)" style:apply-style-name="Sin_20_título1" style:base-cell-address="'Sample#1'.Q42"/>
      <style:map style:condition="is-true-formula([.$C42]=&quot;AZUL&quot;)" style:apply-style-name="AZUL" style:base-cell-address="'Sample#1'.Q42"/>
      <style:map style:condition="is-true-formula([.$C42]=&quot;AMARILLO&quot;)" style:apply-style-name="AMARILLO" style:base-cell-address="'Sample#1'.Q42"/>
    </style:style>
    <style:style style:name="ce2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46]=&quot;ROJO&quot;)" style:apply-style-name="Rojo" style:base-cell-address="'Sample#1'.Q46"/>
      <style:map style:condition="is-true-formula([.$C46]=&quot;VERDE&quot;)" style:apply-style-name="VERDE" style:base-cell-address="'Sample#1'.Q46"/>
      <style:map style:condition="is-true-formula([.$C46]=&quot;NARANJA&quot;)" style:apply-style-name="Sin_20_título1" style:base-cell-address="'Sample#1'.Q46"/>
      <style:map style:condition="is-true-formula([.$C46]=&quot;AZUL&quot;)" style:apply-style-name="AZUL" style:base-cell-address="'Sample#1'.Q46"/>
      <style:map style:condition="is-true-formula([.$C46]=&quot;AMARILLO&quot;)" style:apply-style-name="AMARILLO" style:base-cell-address="'Sample#1'.Q46"/>
    </style:style>
    <style:style style:name="ce2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46]=&quot;ROJO&quot;)" style:apply-style-name="Rojo" style:base-cell-address="'Sample#1'.Q46"/>
      <style:map style:condition="is-true-formula([.$C46]=&quot;VERDE&quot;)" style:apply-style-name="VERDE" style:base-cell-address="'Sample#1'.Q46"/>
      <style:map style:condition="is-true-formula([.$C46]=&quot;NARANJA&quot;)" style:apply-style-name="Sin_20_título1" style:base-cell-address="'Sample#1'.Q46"/>
      <style:map style:condition="is-true-formula([.$C46]=&quot;AZUL&quot;)" style:apply-style-name="AZUL" style:base-cell-address="'Sample#1'.Q46"/>
      <style:map style:condition="is-true-formula([.$C46]=&quot;AMARILLO&quot;)" style:apply-style-name="AMARILLO" style:base-cell-address="'Sample#1'.Q46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46]=&quot;ROJO&quot;)" style:apply-style-name="Rojo" style:base-cell-address="'Sample#1'.Q46"/>
      <style:map style:condition="is-true-formula([.$C46]=&quot;VERDE&quot;)" style:apply-style-name="VERDE" style:base-cell-address="'Sample#1'.Q46"/>
      <style:map style:condition="is-true-formula([.$C46]=&quot;NARANJA&quot;)" style:apply-style-name="Sin_20_título1" style:base-cell-address="'Sample#1'.Q46"/>
      <style:map style:condition="is-true-formula([.$C46]=&quot;AZUL&quot;)" style:apply-style-name="AZUL" style:base-cell-address="'Sample#1'.Q46"/>
      <style:map style:condition="is-true-formula([.$C46]=&quot;AMARILLO&quot;)" style:apply-style-name="AMARILLO" style:base-cell-address="'Sample#1'.Q46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50]=&quot;ROJO&quot;)" style:apply-style-name="Rojo" style:base-cell-address="'Sample#1'.Q50"/>
      <style:map style:condition="is-true-formula([.$C50]=&quot;VERDE&quot;)" style:apply-style-name="VERDE" style:base-cell-address="'Sample#1'.Q50"/>
      <style:map style:condition="is-true-formula([.$C50]=&quot;NARANJA&quot;)" style:apply-style-name="Sin_20_título1" style:base-cell-address="'Sample#1'.Q50"/>
      <style:map style:condition="is-true-formula([.$C50]=&quot;AZUL&quot;)" style:apply-style-name="AZUL" style:base-cell-address="'Sample#1'.Q50"/>
      <style:map style:condition="is-true-formula([.$C50]=&quot;AMARILLO&quot;)" style:apply-style-name="AMARILLO" style:base-cell-address="'Sample#1'.Q50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50]=&quot;ROJO&quot;)" style:apply-style-name="Rojo" style:base-cell-address="'Sample#1'.Q50"/>
      <style:map style:condition="is-true-formula([.$C50]=&quot;VERDE&quot;)" style:apply-style-name="VERDE" style:base-cell-address="'Sample#1'.Q50"/>
      <style:map style:condition="is-true-formula([.$C50]=&quot;NARANJA&quot;)" style:apply-style-name="Sin_20_título1" style:base-cell-address="'Sample#1'.Q50"/>
      <style:map style:condition="is-true-formula([.$C50]=&quot;AZUL&quot;)" style:apply-style-name="AZUL" style:base-cell-address="'Sample#1'.Q50"/>
      <style:map style:condition="is-true-formula([.$C50]=&quot;AMARILLO&quot;)" style:apply-style-name="AMARILLO" style:base-cell-address="'Sample#1'.Q50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50]=&quot;ROJO&quot;)" style:apply-style-name="Rojo" style:base-cell-address="'Sample#1'.Q50"/>
      <style:map style:condition="is-true-formula([.$C50]=&quot;VERDE&quot;)" style:apply-style-name="VERDE" style:base-cell-address="'Sample#1'.Q50"/>
      <style:map style:condition="is-true-formula([.$C50]=&quot;NARANJA&quot;)" style:apply-style-name="Sin_20_título1" style:base-cell-address="'Sample#1'.Q50"/>
      <style:map style:condition="is-true-formula([.$C50]=&quot;AZUL&quot;)" style:apply-style-name="AZUL" style:base-cell-address="'Sample#1'.Q50"/>
      <style:map style:condition="is-true-formula([.$C50]=&quot;AMARILLO&quot;)" style:apply-style-name="AMARILLO" style:base-cell-address="'Sample#1'.Q50"/>
    </style:style>
    <style:style style:name="ce208" style:family="table-cell" style:parent-style-name="Default" style:data-style-name="N210">
      <style:table-cell-properties fo:border="0.06pt solid #000000"/>
    </style:style>
    <style:style style:name="ce209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2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0.06pt solid #000000" style:rotation-align="none"/>
    </style:style>
    <style:style style:name="ce212" style:family="table-cell" style:parent-style-name="Default" style:data-style-name="N212">
      <style:text-properties fo:color="#cccccc" fo:font-style="italic" style:font-style-asian="italic" style:font-style-complex="italic"/>
    </style:style>
    <style:style style:name="ce213" style:family="table-cell" style:parent-style-name="Default" style:data-style-name="N210">
      <style:text-properties fo:color="#cccccc" fo:font-style="italic" style:font-style-asian="italic" style:font-style-complex="italic"/>
    </style:style>
    <style:style style:name="ce214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1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16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1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18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1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20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21" style:family="table-cell" style:parent-style-name="Default">
      <style:table-cell-properties fo:border="0.06pt solid #000000"/>
      <style:text-properties style:font-name="Courier New"/>
    </style:style>
    <style:style style:name="ce222" style:family="table-cell" style:parent-style-name="Default">
      <style:table-cell-properties fo:background-color="#99cc99"/>
      <style:text-properties style:font-name="Courier New"/>
    </style:style>
    <style:style style:name="ce223" style:family="table-cell" style:parent-style-name="Default">
      <style:table-cell-properties fo:background-color="#99cc66"/>
    </style:style>
    <style:style style:name="ce224" style:family="table-cell" style:parent-style-name="Default">
      <style:table-cell-properties fo:background-color="#99cc99" fo:border="0.06pt solid #000000"/>
      <style:text-properties style:font-name="Courier New"/>
    </style:style>
    <style:style style:name="ce225" style:family="table-cell" style:parent-style-name="Default">
      <style:table-cell-properties fo:background-color="#dddddd" fo:border="0.06pt solid #000000"/>
      <style:text-properties style:font-name="Courier New" fo:font-weight="bold" style:font-weight-asian="bold" style:font-weight-complex="bold"/>
    </style:style>
    <style:style style:name="ce226" style:family="table-cell" style:parent-style-name="Default">
      <style:table-cell-properties fo:background-color="#dddddd" fo:border="0.06pt solid #000000"/>
      <style:text-properties style:font-name="Courier New"/>
    </style:style>
    <style:style style:name="ce227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99cc99"/>
    </style:style>
    <style:style style:name="ce229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30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31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32" style:family="table-cell" style:parent-style-name="Default">
      <style:table-cell-properties fo:background-color="#99cc99" fo:border="0.06pt solid #000000"/>
    </style:style>
    <style:style style:name="ce233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34" style:family="table-cell" style:parent-style-name="Default">
      <style:table-cell-properties fo:background-color="#dddddd"/>
      <style:text-properties style:font-name="Courier New"/>
    </style:style>
    <style:style style:name="ce235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36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37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38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'Sample#1'.A49">
          <table:error-message table:message-type="stop" table:display="true"/>
        </table:content-validation>
        <table:content-validation table:name="val3" table:condition="of:cell-content-is-in-list(&quot;ROJO&quot;;&quot;NARANJA&quot;;&quot;AMARILLO&quot;;&quot;VERDE&quot;;&quot;AZUL&quot;;&quot;&quot;)" table:allow-empty-cell="true" table:display-list="unsorted" table:base-cell-address="Cover.C22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046cm" svg:height="2.146cm" svg:x="2.761cm" svg:y="0cm" draw:caption-point-x="-0.085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XXX</text:p>
          </table:table-cell>
          <table:table-cell table:style-name="ce23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1" svg:width="4.07cm" svg:height="2.094cm" svg:x="29.855cm" svg:y="0.214cm" draw:caption-point-x="2.183cm" draw:caption-point-y="0.722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Sample#1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XXX_1D_Discretizer_Spec_Sample#1" calcext:value-type="string" table:number-columns-spanned="4" table:number-rows-spanned="1">
            <text:p>uCANca_XXX_1D_Discretizer_Spec_Sample#1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XXX" calcext:value-type="string" table:number-columns-spanned="8" table:number-rows-spanned="1">
            <text:p>XXX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XXX_1D_Discretizer_Spec_Sample#1" calcext:value-type="string">
            <text:p>uCANca_XXX_1D_Discretizer_Spec_Sample#1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Sample#1" calcext:value-type="string" table:number-columns-spanned="7" table:number-rows-spanned="1">
            <text:p>Sample#1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mple#1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0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24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24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BAT_PROT_SENS meaus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50"/>
          <table:table-cell table:style-name="ce158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51"/>
          <table:table-cell table:style-name="ce158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7" office:value-type="string" calcext:value-type="string">
            <text:p>measurement</text:p>
          </table:table-cell>
          <table:table-cell table:style-name="ce142" office:value-type="string" calcext:value-type="string">
            <text:p>Tolerance</text:p>
          </table:table-cell>
          <table:table-cell/>
          <table:table-cell table:style-name="ce147" office:value-type="string" calcext:value-type="string">
            <text:p>Res. Acq</text:p>
          </table:table-cell>
          <table:table-cell table:style-name="ce152" table:formula="of:=4.7/34.7" office:value-type="float" office:value="0.135446685878963" calcext:value-type="float">
            <text:p>0,1354466859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([.A4]-[.G$6])*[.G$3]" office:value-type="float" office:value="0" calcext:value-type="float">
            <text:p>0,000</text:p>
          </table:table-cell>
          <table:table-cell table:style-name="ce138" office:value-type="float" office:value="0" calcext:value-type="float">
            <text:p>0,000</text:p>
          </table:table-cell>
          <table:table-cell table:style-name="ce143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1?</text:p>
          </table:table-cell>
          <table:table-cell table:style-name="ce153" office:value-type="float" office:value="3.95" calcext:value-type="float">
            <text:p>3,95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6" office:value-type="float" office:value="7" calcext:value-type="float">
            <text:p>7</text:p>
          </table:table-cell>
          <table:table-cell table:style-name="ce133" table:formula="of:=([.A5]-[.G$6])*[.G$3]" office:value-type="float" office:value="0.948126801152738" calcext:value-type="float">
            <text:p>0,948</text:p>
          </table:table-cell>
          <table:table-cell table:style-name="ce139" office:value-type="float" office:value="0.9176" calcext:value-type="float">
            <text:p>0,91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2?</text:p>
          </table:table-cell>
          <table:table-cell table:style-name="ce153" office:value-type="float" office:value="0" calcext:value-type="float">
            <text:p>0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133" table:formula="of:=([.A6]-[.G$6])*[.G$3]" office:value-type="float" office:value="1.21902017291066" calcext:value-type="float">
            <text:p>1,219</text:p>
          </table:table-cell>
          <table:table-cell table:style-name="ce139" office:value-type="float" office:value="1.1883" calcext:value-type="float">
            <text:p>1,18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 Acq</text:p>
          </table:table-cell>
          <table:table-cell table:style-name="ce154" table:formula="of:=[.G4]*[.G5]" office:value-type="float" office:value="0" calcext:value-type="float">
            <text:p>0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6" office:value-type="float" office:value="13.5" calcext:value-type="float">
            <text:p>13,5</text:p>
          </table:table-cell>
          <table:table-cell table:style-name="ce133" table:formula="of:=([.A7]-[.G$6])*[.G$3]" office:value-type="float" office:value="1.82853025936599" calcext:value-type="float">
            <text:p>1,829</text:p>
          </table:table-cell>
          <table:table-cell table:style-name="ce139" office:value-type="float" office:value="1.7727" calcext:value-type="float">
            <text:p>1,773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DataType</text:p>
          </table:table-cell>
          <table:table-cell table:style-name="ce153" table:content-validation-name="val1" office:value-type="string" calcext:value-type="string">
            <text:p>ADC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6" office:value-type="float" office:value="16" calcext:value-type="float">
            <text:p>16</text:p>
          </table:table-cell>
          <table:table-cell table:style-name="ce133" table:formula="of:=([.A8]-[.G$6])*[.G$3]" office:value-type="float" office:value="2.1671469740634" calcext:value-type="float">
            <text:p>2,167</text:p>
          </table:table-cell>
          <table:table-cell table:style-name="ce139" office:value-type="float" office:value="2.0548" calcext:value-type="float">
            <text:p>2,055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table:formula="of:=CONCATENATE([.G7];&quot; Size&quot;)" office:value-type="string" office:string-value="ADC Size" calcext:value-type="string">
            <text:p>ADC Size</text:p>
          </table:table-cell>
          <table:table-cell table:style-name="ce153" table:formula="of:=VLOOKUP([.G7];[$DataTypes.$B$2:.$C$11];2;0)" office:value-type="float" office:value="12" calcext:value-type="float">
            <text:p>12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7" office:value-type="float" office:value="18" calcext:value-type="float">
            <text:p>18</text:p>
          </table:table-cell>
          <table:table-cell table:style-name="ce134" table:formula="of:=([.A9]-[.G$6])*[.G$3]" office:value-type="float" office:value="2.43804034582133" calcext:value-type="float">
            <text:p>2,438</text:p>
          </table:table-cell>
          <table:table-cell table:style-name="ce140" office:value-type="float" office:value="2.2425" calcext:value-type="float">
            <text:p>2,243</text:p>
          </table:table-cell>
          <table:table-cell table:style-name="ce145" office:value-type="string" calcext:value-type="string">
            <text:p>+/- 0,1 V</text:p>
          </table:table-cell>
          <table:table-cell/>
          <table:table-cell table:style-name="ce148" table:formula="of:=CONCATENATE([.G7];&quot; Max&quot;)" office:value-type="string" office:string-value="ADC Max" calcext:value-type="string">
            <text:p>ADC Max</text:p>
          </table:table-cell>
          <table:table-cell table:style-name="ce153" table:formula="of:=POWER(2;[.G8])" office:value-type="float" office:value="4096" calcext:value-type="float">
            <text:p>4096</text:p>
          </table:table-cell>
          <table:table-cell table:style-name="ce158"/>
          <table:table-cell table:number-columns-repeated="1016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35" table:formula="of:=([.A10]-[.G$6])*[.G$3]" office:value-type="float" office:value="2.70893371757925" calcext:value-type="float">
            <text:p>2,709</text:p>
          </table:table-cell>
          <table:table-cell table:style-name="ce141" table:formula="of:=(([.A10]-[.A8])*(([.C9]-[.C8])/([.A9]-[.A8])))+[.C8]" office:value-type="float" office:value="2.4302" calcext:value-type="float">
            <text:p>2,430</text:p>
          </table:table-cell>
          <table:table-cell table:style-name="ce146" office:value-type="string" calcext:value-type="string">
            <text:p>+/- 0,1 V</text:p>
          </table:table-cell>
          <table:table-cell/>
          <table:table-cell table:style-name="ce148" office:value-type="string" calcext:value-type="string">
            <text:p>Fondo</text:p>
          </table:table-cell>
          <table:table-cell table:style-name="ce155" office:value-type="float" office:value="3.3" calcext:value-type="float">
            <text:p>3,3</text:p>
          </table:table-cell>
          <table:table-cell table:style-name="ce158"/>
          <table:table-cell table:number-columns-repeated="1016"/>
        </table:table-row>
        <table:table-row table:style-name="ro5">
          <table:table-cell/>
          <table:table-cell table:style-name="ce136" table:number-columns-repeated="3"/>
          <table:table-cell/>
          <table:table-cell table:style-name="ce148" office:value-type="string" calcext:value-type="string">
            <text:p>Res. ADC</text:p>
          </table:table-cell>
          <table:table-cell table:style-name="ce156" table:formula="of:=[.G10]/[.G9]" office:value-type="float" office:value="0.0008056640625" calcext:value-type="float">
            <text:p>0,0008056641</text:p>
          </table:table-cell>
          <table:table-cell table:style-name="ce158"/>
          <table:table-cell table:number-columns-repeated="1016"/>
        </table:table-row>
        <table:table-row table:style-name="ro5">
          <table:table-cell table:number-columns-repeated="5"/>
          <table:table-cell table:style-name="ce149" office:value-type="string" calcext:value-type="string">
            <text:p>Res. Tot</text:p>
          </table:table-cell>
          <table:table-cell table:style-name="ce157" table:formula="of:=[.G11]/[.G3]" office:value-type="float" office:value="0.00594820063164894" calcext:value-type="float">
            <text:p>0,0059482006</text:p>
          </table:table-cell>
          <table:table-cell table:style-name="ce158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 table:number-columns-repeated="1016"/>
        </table:table-row>
        <table:table-row table:style-name="ro5">
          <table:table-cell table:number-columns-repeated="7"/>
          <table:table-cell table:style-name="ce158"/>
          <table:table-cell table:number-columns-repeated="1016"/>
        </table:table-row>
      </table:table>
      <table:table table:name="Sample#1_GENCODE" table:style-name="ta3">
        <office:forms form:automatic-focus="false" form:apply-design-mode="false"/>
        <table:table-column table:style-name="co24" table:default-cell-style-name="ce16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4" table:default-cell-style-name="Default"/>
        <table:table-column table:style-name="co26" table:default-cell-style-name="ce170"/>
        <table:table-column table:style-name="co26" table:default-cell-style-name="ce183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70"/>
        <table:table-column table:style-name="co26" table:number-columns-repeated="2" table:default-cell-style-name="Default"/>
        <table:table-column table:style-name="co34" table:number-columns-repeated="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26" table:visibility="collapse" table:number-columns-repeated="2" table:default-cell-style-name="Default"/>
        <table:table-column table:style-name="co36" table:visibility="collapse" table:default-cell-style-name="Default"/>
        <table:table-column table:style-name="co26" table:visibility="collapse" table:number-columns-repeated="2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6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SAMPLE1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S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85" table:number-columns-repeated="4"/>
          <table:table-cell table:number-columns-repeated="1004"/>
        </table:table-row>
        <table:table-row table:style-name="ro5">
          <table:table-cell table:style-name="ce159" office:value-type="string" calcext:value-type="string">
            <text:p>DataType</text:p>
          </table:table-cell>
          <table:table-cell table:formula="of:=VLOOKUP(['Sample#1'.G7];[$DataTypes.B9:.E11];3;0)" office:value-type="string" office:string-value="UI_16" calcext:value-type="string">
            <text:p>UI_16</text:p>
          </table:table-cell>
          <table:table-cell table:number-columns-repeated="3"/>
          <table:table-cell table:style-name="ce167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160"/>
          <table:table-cell table:style-name="ce167"/>
          <table:table-cell table:style-name="ce167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0"/>
          <table:table-cell table:style-name="ce167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0"/>
          <table:table-cell table:style-name="ce167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0"/>
          <table:table-cell table:style-name="ce186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0"/>
          <table:table-cell table:style-name="ce167" office:value-type="string" calcext:value-type="string" table:number-columns-spanned="2" table:number-rows-spanned="1">
            <text:p>Summary</text:p>
          </table:table-cell>
          <table:covered-table-cell table:style-name="ce160"/>
          <table:table-cell table:style-name="ce167" office:value-type="string" calcext:value-type="string" table:number-columns-spanned="3" table:number-rows-spanned="1">
            <text:p>Raw</text:p>
          </table:table-cell>
          <table:covered-table-cell table:number-columns-repeated="2" table:style-name="ce160"/>
          <table:table-cell table:style-name="ce160" table:number-columns-repeated="26"/>
          <table:table-cell table:style-name="ce160" office:value-type="string" calcext:value-type="string">
            <text:p>Code</text:p>
          </table:table-cell>
          <table:table-cell table:style-name="ce160" table:number-columns-repeated="972"/>
        </table:table-row>
        <table:table-row table:style-name="ro5">
          <table:table-cell table:style-name="ce160" office:value-type="string" calcext:value-type="string">
            <text:p>Range Name</text:p>
          </table:table-cell>
          <table:table-cell table:style-name="ce160" office:value-type="string" calcext:value-type="string">
            <text:p>Min Value</text:p>
          </table:table-cell>
          <table:table-cell table:style-name="ce160" office:value-type="string" calcext:value-type="string">
            <text:p>calculated</text:p>
          </table:table-cell>
          <table:table-cell table:style-name="ce160" office:value-type="string" calcext:value-type="string">
            <text:p>measured</text:p>
          </table:table-cell>
          <table:table-cell table:style-name="ce160" office:value-type="string" calcext:value-type="string">
            <text:p>tolerance</text:p>
          </table:table-cell>
          <table:table-cell table:style-name="ce160" office:value-type="string" calcext:value-type="string">
            <text:p>prev</text:p>
          </table:table-cell>
          <table:table-cell table:style-name="ce160" office:value-type="string" calcext:value-type="string">
            <text:p>post</text:p>
          </table:table-cell>
          <table:table-cell table:style-name="ce160" office:value-type="string" calcext:value-type="string">
            <text:p>Def – prev</text:p>
          </table:table-cell>
          <table:table-cell table:style-name="ce160" office:value-type="string" calcext:value-type="string">
            <text:p>Post – Def</text:p>
          </table:table-cell>
          <table:table-cell table:style-name="ce160" office:value-type="string" calcext:value-type="string">
            <text:p>tolerance</text:p>
          </table:table-cell>
          <table:table-cell table:style-name="ce160" office:value-type="string" calcext:value-type="string">
            <text:p>prev val</text:p>
          </table:table-cell>
          <table:table-cell table:style-name="ce160" office:value-type="string" calcext:value-type="string">
            <text:p>post val</text:p>
          </table:table-cell>
          <table:table-cell table:style-name="ce160" office:value-type="string" calcext:value-type="string">
            <text:p>post val – prev val</text:p>
          </table:table-cell>
          <table:table-cell table:style-name="ce160" office:value-type="string" calcext:value-type="string">
            <text:p>result</text:p>
          </table:table-cell>
          <table:table-cell table:style-name="ce160" office:value-type="string" calcext:value-type="string">
            <text:p>prev val</text:p>
          </table:table-cell>
          <table:table-cell table:style-name="ce160" office:value-type="string" calcext:value-type="string">
            <text:p>post val</text:p>
          </table:table-cell>
          <table:table-cell table:style-name="ce160" office:value-type="string" calcext:value-type="string">
            <text:p>post val – prev val</text:p>
          </table:table-cell>
          <table:table-cell table:style-name="ce160" office:value-type="string" calcext:value-type="string">
            <text:p>result</text:p>
          </table:table-cell>
          <table:table-cell table:style-name="ce160" office:value-type="string" calcext:value-type="string">
            <text:p>Result</text:p>
          </table:table-cell>
          <table:table-cell table:style-name="ce160" office:value-type="string" calcext:value-type="string">
            <text:p>Tolerance</text:p>
          </table:table-cell>
          <table:table-cell table:style-name="ce160" office:value-type="string" calcext:value-type="string">
            <text:p>calculated</text:p>
          </table:table-cell>
          <table:table-cell table:style-name="ce160" office:value-type="string" calcext:value-type="string">
            <text:p>truncated</text:p>
          </table:table-cell>
          <table:table-cell table:style-name="ce160" office:value-type="string" calcext:value-type="string">
            <text:p>Hex</text:p>
          </table:table-cell>
          <table:table-cell table:style-name="ce160" table:number-columns-repeated="26"/>
          <table:table-cell table:style-name="ce160">
            <office:annotation draw:style-name="gr3" draw:text-style-name="P2" svg:width="2.899cm" svg:height="0.669cm" svg:x="75.034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0"/>
          <table:table-cell table:style-name="ce220" table:formula="of:=[.B3]&amp;&quot; &quot;" office:value-type="string" office:string-value="UI_16 " calcext:value-type="string">
            <office:annotation office:display="true" draw:style-name="gr4" draw:text-style-name="P2" svg:width="2.899cm" svg:height="1.781cm" svg:x="84.39cm" svg:y="0cm" draw:caption-point-x="-7.784cm" draw:caption-point-y="1.816cm">
              <dc:date>2014-11-06T00:00:00</dc:date>
              <text:p text:style-name="P3"><text:span text:style-name="T3">Use green areas to tune the typedefs, structs...</text:span></text:p>
            </office:annotation>
            <text:p>UI_16 </text:p>
          </table:table-cell>
          <table:table-cell table:style-name="ce220" table:formula="of:=[.BA15]&amp;&quot;_values[] = {&quot;" office:value-type="string" office:string-value="_values[] = {" calcext:value-type="string">
            <text:p>_values[] = {</text:p>
          </table:table-cell>
          <table:table-cell table:style-name="ce220"/>
          <table:table-cell table:style-name="ce160"/>
          <table:table-cell table:style-name="ce225" table:formula="of:=CONCATENATE([.AZ5];[.BA5];[.BB5])" office:value-type="string" office:string-value="UI_16 _values[] = {" calcext:value-type="string">
            <office:annotation office:display="true" draw:style-name="gr5" draw:text-style-name="P2" svg:width="2.899cm" svg:height="2.176cm" svg:x="92.921cm" svg:y="4.97cm" draw:caption-point-x="-2.264cm" draw:caption-point-y="-3.154cm">
              <dc:date>2014-11-06T00:00:00</dc:date>
              <text:p text:style-name="P3"><text:span text:style-name="T3">Copy from here towards down for obtaining typedef, struct, table definitions.</text:span></text:p>
            </office:annotation>
            <text:p>UI_16 _values[] = {</text:p>
          </table:table-cell>
          <table:table-cell table:style-name="ce227" office:value-type="string" calcext:value-type="string">
            <text:p>typedef_enum {</text:p>
          </table:table-cell>
          <table:table-cell table:style-name="ce227" table:number-columns-repeated="3"/>
          <table:table-cell table:style-name="ce225" table:formula="of:=[.BE5]" office:value-type="string" office:string-value="typedef_enum {" calcext:value-type="string">
            <office:annotation office:display="true" draw:style-name="gr5" draw:text-style-name="P2" svg:width="2.899cm" svg:height="2.176cm" svg:x="101.128cm" svg:y="7.114cm" draw:caption-point-x="3.287cm" draw:caption-point-y="-5.298cm">
              <dc:date>2014-11-06T00:00:00</dc:date>
              <text:p text:style-name="P3"><text:span text:style-name="T3">Copy from here towards down for obtaining enum definitions.</text:span></text:p>
            </office:annotation>
            <text:p>typedef_enum {</text:p>
          </table:table-cell>
          <table:table-cell table:style-name="ce160" table:number-columns-repeated="961"/>
        </table:table-row>
        <table:table-row table:style-name="ro5">
          <table:table-cell table:style-name="ce161" office:value-type="string" calcext:value-type="string">
            <office:annotation office:display="true" draw:style-name="gr6" draw:text-style-name="P2" svg:width="6.002cm" svg:height="2.674cm" svg:x="1.511cm" svg:y="6.278cm" draw:caption-point-x="1.81cm" draw:caption-point-y="-4.011cm">
              <dc:date>2014-11-06T00:00:00</dc:date>
              <text:p text:style-name="P3"><text:span text:style-name="T3">Green areas are for fulfilling with requirements:</text:span></text:p>
              <text:p text:style-name="P3"><text:span text:style-name="T3">Please note the name of the range and the minimum value within the range (lower frontier)</text:span></text:p>
            </office:annotation>
            <text:p>HIGH</text:p>
          </table:table-cell>
          <table:table-cell table:style-name="ce168" office:value-type="float" office:value="18.5" calcext:value-type="float">
            <text:p>18,5</text:p>
          </table:table-cell>
          <table:table-cell table:style-name="ce170" table:formula="of:=VLOOKUP([.$B6];['Sample#1'.$A$4:.$D$20];2;0)" office:value-type="string" office:string-value="" calcext:value-type="error">
            <text:p>#N/A</text:p>
          </table:table-cell>
          <table:table-cell table:style-name="ce170" table:formula="of:=VLOOKUP([.$B6];['Sample#1'.$A$4:.$D$20];3;0)" office:value-type="string" office:string-value="" calcext:value-type="error">
            <text:p>#N/A</text:p>
          </table:table-cell>
          <table:table-cell table:style-name="ce170" table:formula="of:=VLOOKUP([.$B6];['Sample#1'.$A$4:.$D$20];4;0)" office:value-type="string" office:string-value="" calcext:value-type="error">
            <office:annotation office:display="true" draw:style-name="gr7" draw:text-style-name="P2" svg:width="2.899cm" svg:height="2.571cm" svg:x="13.054cm" svg:y="1.749cm" draw:caption-point-x="-0.888cm" draw:caption-point-y="0.518cm">
              <dc:date>2014-11-06T00:00:00</dc:date>
              <text:p text:style-name="P3"><text:span text:style-name="T3">If available, the values in the transfer function given in by hardware teams will be used.</text:span></text:p>
            </office:annotation>
            <text:p>#N/A</text:p>
          </table:table-cell>
          <table:table-cell table:style-name="ce170" table:formula="of:=VLOOKUP([.$B6];['Sample#1'.$A$4:.$D$20];1;1)" office:value-type="float" office:value="18" calcext:value-type="float">
            <text:p>18</text:p>
          </table:table-cell>
          <table:table-cell table:style-name="ce170" table:formula="of:=INDEX(['Sample#1'.$A$5:.$A$20];MATCH([.$F6];['Sample#1'.$A$4:.$A$20]);1)" office:value-type="float" office:value="20" calcext:value-type="float">
            <text:p>20</text:p>
          </table:table-cell>
          <table:table-cell table:style-name="ce170" table:formula="of:=[.B6]-[.F6]" office:value-type="float" office:value="0.5" calcext:value-type="float">
            <text:p>0,5</text:p>
          </table:table-cell>
          <table:table-cell table:style-name="ce170" table:formula="of:=[.G6]-[.F6]" office:value-type="float" office:value="2" calcext:value-type="float">
            <text:p>2</text:p>
          </table:table-cell>
          <table:table-cell table:formula="of:=VLOOKUP([.B6];['Sample#1'.$A$4:.$D$20];4;1)" office:value-type="string" office:string-value="+/- 0,1 V" calcext:value-type="string">
            <text:p>+/- 0,1 V</text:p>
          </table:table-cell>
          <table:table-cell table:style-name="ce170" table:formula="of:=VLOOKUP([.F6];['Sample#1'.$A$4:.$D$20];2;0)" office:value-type="float" office:value="2.43804034582133" calcext:value-type="float">
            <office:annotation office:display="true" draw:style-name="gr8" draw:text-style-name="P2" svg:width="2.899cm" svg:height="4.941cm" svg:x="27.016cm" svg:y="0.57cm" draw:caption-point-x="-1.304cm" draw:caption-point-y="1.697cm">
              <dc:date>2014-11-06T00:00:00</dc:date>
              <text:p text:style-name="P3"><text:span text:style-name="T3">If interpolation using the measured values is not possible, then interpolation will be used on formula generated values (calculated values).</text:span></text:p>
            </office:annotation>
            <text:p>2,4380403458</text:p>
          </table:table-cell>
          <table:table-cell table:style-name="ce170" table:formula="of:=VLOOKUP([.G6];['Sample#1'.$A$4:.$D$20];2;0)" office:value-type="float" office:value="2.70893371757925" calcext:value-type="float">
            <text:p>2,7089337176</text:p>
          </table:table-cell>
          <table:table-cell table:style-name="ce170" table:formula="of:=[.L6]-[.K6]" office:value-type="float" office:value="0.270893371757925" calcext:value-type="float">
            <text:p>0,2708933718</text:p>
          </table:table-cell>
          <table:table-cell table:style-name="ce184" table:formula="of:=([.M6]*([.H6]/[.I6]))+[.K6]" office:value-type="float" office:value="2.50576368876081" calcext:value-type="float">
            <text:p>2,506</text:p>
          </table:table-cell>
          <table:table-cell table:style-name="ce170" table:formula="of:=VLOOKUP([.F6];['Sample#1'.$A$4:.$D$20];3;0)" office:value-type="float" office:value="2.2425" calcext:value-type="float">
            <office:annotation office:display="true" draw:style-name="gr9" draw:text-style-name="P2" svg:width="2.899cm" svg:height="3.361cm" svg:x="21.587cm" svg:y="4.161cm" draw:caption-point-x="14.121cm" draw:caption-point-y="-1.894cm">
              <dc:date>2014-11-06T00:00:00</dc:date>
              <text:p text:style-name="P3"><text:span text:style-name="T3">If not data not available for required value, then interpolation using the measured values is used.</text:span></text:p>
            </office:annotation>
            <text:p>2,2425</text:p>
          </table:table-cell>
          <table:table-cell table:style-name="ce170" table:formula="of:=VLOOKUP([.G6];['Sample#1'.$A$4:.$D$20];3;0)" office:value-type="float" office:value="2.4302" calcext:value-type="float">
            <text:p>2,4302</text:p>
          </table:table-cell>
          <table:table-cell table:formula="of:=[.P6]-[.O6]" office:value-type="float" office:value="0.1877" calcext:value-type="float">
            <text:p>0,1877</text:p>
          </table:table-cell>
          <table:table-cell table:style-name="ce184" table:formula="of:=IF(OR([.O6]=&quot;&quot;;[.P6]=&quot;&quot;);;([.Q6]*([.H6]/[.I6]))+[.O6])" office:value-type="float" office:value="2.289425" calcext:value-type="float">
            <text:p>2,289</text:p>
          </table:table-cell>
          <table:table-cell table:style-name="ce208" table:formula="of:=IF(ISERROR([.D6]);IF(ISERROR([.R6]);[.N6];[.R6]);[.D6])" office:value-type="float" office:value="2.289425" calcext:value-type="float">
            <office:annotation office:display="true" draw:style-name="gr10" draw:text-style-name="P2" svg:width="2.899cm" svg:height="4.151cm" svg:x="43.81cm" svg:y="3.249cm" draw:caption-point-x="2.226cm" draw:caption-point-y="-0.982cm">
              <dc:date>2014-11-06T00:00:00</dc:date>
              <text:p text:style-name="P3"><text:span text:style-name="T3">In the summary the final choice values are shown (real,interpolation on measurements, interpolation of calculated values...)</text:span></text:p>
            </office:annotation>
            <text:p>2,289</text:p>
          </table:table-cell>
          <table:table-cell table:style-name="ce208" table:formula="of:=IF(ISERROR([.E6]);[.J6];[.E6])" office:value-type="string" office:string-value="+/- 0,1 V" calcext:value-type="string">
            <text:p>+/- 0,1 V</text:p>
          </table:table-cell>
          <table:table-cell table:style-name="ce209" table:formula="of:=[.S6]/['Sample#1'.$G$11]" office:value-type="float" office:value="2841.66206060606" calcext:value-type="float">
            <text:p>2841,66</text:p>
          </table:table-cell>
          <table:table-cell table:style-name="ce210" table:formula="of:=ROUND([.U6])" office:value-type="float" office:value="2842" calcext:value-type="float">
            <text:p>2842</text:p>
          </table:table-cell>
          <table:table-cell table:style-name="ce211" table:formula="of:=DEC2HEX([.V6])" office:value-type="string" office:string-value="B1A" calcext:value-type="string">
            <office:annotation office:display="true" draw:style-name="gr11" draw:text-style-name="P2" svg:width="2.899cm" svg:height="3.756cm" svg:x="49.762cm" svg:y="5.421cm" draw:caption-point-x="4.227cm" draw:caption-point-y="-3.154cm">
              <dc:date>2014-11-06T00:00:00</dc:date>
              <text:p text:style-name="P3"><text:span text:style-name="T3">Raw values calculated using the resolution of the ADC port, the resolution and offset of the acquisition hardware, and the data type.</text:span></text:p>
            </office:annotation>
            <text:p>B1A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6])&gt;0;CONCATENATE([.$B$2];&quot;_&quot;;[.$A6];&quot;_CAL&quot;);&quot;&quot;)" office:value-type="string" office:string-value="S1_HIGH_CAL" calcext:value-type="string">
            <text:p>S1_HIGH_CAL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0x</text:p>
          </table:table-cell>
          <table:table-cell table:style-name="ce185" table:formula="of:=CONCATENATE(REPT(&quot;0&quot;;4-LEN([.W6]));[.W6])" office:value-type="string" office:string-value="0B1A" calcext:value-type="string">
            <text:p>0B1A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6]" office:value-type="float" office:value="18.5" calcext:value-type="float">
            <text:p>18,5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6]" office:value-type="float" office:value="2842" calcext:value-type="float">
            <text:p>2842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6];3)" office:value-type="float" office:value="2.289" calcext:value-type="float">
            <text:p>2,289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4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HIGH_CAL                              ((UI_UI_16)0x0B1A)      /* 18,5V 2842 adc 2,289 Vadc */" calcext:value-type="string">
            <office:annotation office:display="true" draw:style-name="gr12" draw:text-style-name="P2" svg:width="5.736cm" svg:height="2.164cm" svg:x="66.445cm" svg:y="5.172cm" draw:caption-point-x="7.979cm" draw:caption-point-y="-2.905cm">
              <dc:date>2014-11-06T00:00:00</dc:date>
              <text:p text:style-name="P3"><text:span text:style-name="T3">Copy from here towards down for obtaining the source code for inside micro-controller initialization.</text:span></text:p>
            </office:annotation>
            <text:p>#define S1_HIGH_CAL <text:s text:c="29"/>((UI_UI_16)0x0B1A) <text:s text:c="5"/>/* 18,5V 2842 adc 2,289 Vadc */</text:p>
          </table:table-cell>
          <table:table-cell table:style-name="ce217"/>
          <table:table-cell table:style-name="ce221"/>
          <table:table-cell table:style-name="ce221" table:formula="of:=CONCATENATE(&quot;&quot;;[.$Z6])" office:value-type="string" office:string-value="S1_HIGH_CAL" calcext:value-type="string">
            <text:p>S1_HIGH_CAL</text:p>
          </table:table-cell>
          <table:table-cell table:style-name="ce224" table:formula="of:=IF(LEN([.$BA7])&gt;0;&quot;,&quot;;&quot;&quot;)" office:value-type="string" office:string-value="," calcext:value-type="string">
            <text:p>,</text:p>
          </table:table-cell>
          <table:table-cell table:style-name="ce170"/>
          <table:table-cell table:style-name="ce226" table:formula="of:=IF(LEN([.BA6])&gt;0;CONCATENATE([.BA6];[.BB6]);&quot;&quot;)" office:value-type="string" office:string-value="S1_HIGH_CAL," calcext:value-type="string">
            <text:p>S1_HIGH_CAL,</text:p>
          </table:table-cell>
          <table:table-cell table:style-name="ce170"/>
          <table:table-cell table:style-name="ce170" table:formula="of:=CONCATENATE(&quot;&quot;;[.$Z6])" office:value-type="string" office:string-value="S1_HIGH_CAL" calcext:value-type="string">
            <text:p>S1_HIGH_CAL</text:p>
          </table:table-cell>
          <table:table-cell table:style-name="ce232" table:formula="of:=IF(LEN([.$BA6])&gt;0;&quot;_IDX&quot;;&quot;&quot;)" office:value-type="string" office:string-value="_IDX" calcext:value-type="string">
            <text:p>_IDX</text:p>
          </table:table-cell>
          <table:table-cell table:style-name="ce232" table:formula="of:=IF(LEN([.$BA7])&gt;0;&quot;,&quot;;&quot;&quot;)" office:value-type="string" office:string-value="," calcext:value-type="string">
            <text:p>,</text:p>
          </table:table-cell>
          <table:table-cell table:style-name="ce226" table:formula="of:=IF(LEN([.BF6])&gt;0;CONCATENATE([.BF6];[.BG6];[.BH6]);&quot;&quot;)" office:value-type="string" office:string-value="S1_HIGH_CAL_IDX," calcext:value-type="string">
            <text:p>S1_HIGH_CAL_IDX,</text:p>
          </table:table-cell>
          <table:table-cell table:style-name="ce170" table:number-columns-repeated="961"/>
        </table:table-row>
        <table:table-row table:style-name="ro5">
          <table:table-cell table:style-name="ce161" office:value-type="string" calcext:value-type="string">
            <text:p>DEGRADED HIGH</text:p>
          </table:table-cell>
          <table:table-cell table:style-name="ce168" office:value-type="float" office:value="16.5" calcext:value-type="float">
            <text:p>16,5</text:p>
          </table:table-cell>
          <table:table-cell table:style-name="ce170" table:formula="of:=VLOOKUP([.$B7];['Sample#1'.$A$4:.$D$20];2;0)" office:value-type="string" office:string-value="" calcext:value-type="error">
            <text:p>#N/A</text:p>
          </table:table-cell>
          <table:table-cell table:style-name="ce170" table:formula="of:=VLOOKUP([.$B7];['Sample#1'.$A$4:.$D$20];3;0)" office:value-type="string" office:string-value="" calcext:value-type="error">
            <text:p>#N/A</text:p>
          </table:table-cell>
          <table:table-cell table:style-name="ce170" table:formula="of:=VLOOKUP([.$B7];['Sample#1'.$A$4:.$D$20];4;0)" office:value-type="string" office:string-value="" calcext:value-type="error">
            <text:p>#N/A</text:p>
          </table:table-cell>
          <table:table-cell table:style-name="ce170" table:formula="of:=VLOOKUP([.$B7];['Sample#1'.$A$4:.$D$20];1;1)" office:value-type="float" office:value="16" calcext:value-type="float">
            <text:p>16</text:p>
          </table:table-cell>
          <table:table-cell table:style-name="ce170" table:formula="of:=INDEX(['Sample#1'.$A$5:.$A$20];MATCH([.$F7];['Sample#1'.$A$4:.$A$20]);1)" office:value-type="float" office:value="18" calcext:value-type="float">
            <text:p>18</text:p>
          </table:table-cell>
          <table:table-cell table:style-name="ce170" table:formula="of:=[.B7]-[.F7]" office:value-type="float" office:value="0.5" calcext:value-type="float">
            <text:p>0,5</text:p>
          </table:table-cell>
          <table:table-cell table:style-name="ce170" table:formula="of:=[.G7]-[.F7]" office:value-type="float" office:value="2" calcext:value-type="float">
            <text:p>2</text:p>
          </table:table-cell>
          <table:table-cell table:formula="of:=VLOOKUP([.B7];['Sample#1'.$A$4:.$D$20];4;1)" office:value-type="string" office:string-value="'+/- 0,1 V" calcext:value-type="string">
            <text:p>'+/- 0,1 V</text:p>
          </table:table-cell>
          <table:table-cell table:style-name="ce170" table:formula="of:=VLOOKUP([.F7];['Sample#1'.$A$4:.$D$20];2;0)" office:value-type="float" office:value="2.1671469740634" calcext:value-type="float">
            <text:p>2,1671469741</text:p>
          </table:table-cell>
          <table:table-cell table:style-name="ce170" table:formula="of:=VLOOKUP([.G7];['Sample#1'.$A$4:.$D$20];2;0)" office:value-type="float" office:value="2.43804034582133" calcext:value-type="float">
            <text:p>2,4380403458</text:p>
          </table:table-cell>
          <table:table-cell table:style-name="ce170" table:formula="of:=[.L7]-[.K7]" office:value-type="float" office:value="0.270893371757925" calcext:value-type="float">
            <text:p>0,2708933718</text:p>
          </table:table-cell>
          <table:table-cell table:style-name="ce184" table:formula="of:=([.M7]*([.H7]/[.I7]))+[.K7]" office:value-type="float" office:value="2.23487031700288" calcext:value-type="float">
            <text:p>2,235</text:p>
          </table:table-cell>
          <table:table-cell table:style-name="ce170" table:formula="of:=VLOOKUP([.F7];['Sample#1'.$A$4:.$D$20];3;0)" office:value-type="float" office:value="2.0548" calcext:value-type="float">
            <text:p>2,0548</text:p>
          </table:table-cell>
          <table:table-cell table:style-name="ce170" table:formula="of:=VLOOKUP([.G7];['Sample#1'.$A$4:.$D$20];3;0)" office:value-type="float" office:value="2.2425" calcext:value-type="float">
            <text:p>2,2425</text:p>
          </table:table-cell>
          <table:table-cell table:formula="of:=[.P7]-[.O7]" office:value-type="float" office:value="0.1877" calcext:value-type="float">
            <text:p>0,1877</text:p>
          </table:table-cell>
          <table:table-cell table:style-name="ce184" table:formula="of:=IF(OR([.O7]=&quot;&quot;;[.P7]=&quot;&quot;);;([.Q7]*([.H7]/[.I7]))+[.O7])" office:value-type="float" office:value="2.101725" calcext:value-type="float">
            <text:p>2,102</text:p>
          </table:table-cell>
          <table:table-cell table:style-name="ce208" table:formula="of:=IF(ISERROR([.D7]);IF(ISERROR([.R7]);[.N7];[.R7]);[.D7])" office:value-type="float" office:value="2.101725" calcext:value-type="float">
            <text:p>2,102</text:p>
          </table:table-cell>
          <table:table-cell table:style-name="ce208" table:formula="of:=IF(ISERROR([.E7]);[.J7];[.E7])" office:value-type="string" office:string-value="'+/- 0,1 V" calcext:value-type="string">
            <text:p>'+/- 0,1 V</text:p>
          </table:table-cell>
          <table:table-cell table:style-name="ce209" table:formula="of:=[.S7]/['Sample#1'.$G$11]" office:value-type="float" office:value="2608.68654545455" calcext:value-type="float">
            <text:p>2608,69</text:p>
          </table:table-cell>
          <table:table-cell table:style-name="ce210" table:formula="of:=ROUND([.U7])" office:value-type="float" office:value="2609" calcext:value-type="float">
            <text:p>2609</text:p>
          </table:table-cell>
          <table:table-cell table:style-name="ce211" table:formula="of:=DEC2HEX([.V7])" office:value-type="string" office:string-value="A31" calcext:value-type="string">
            <text:p>A31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7])&gt;0;CONCATENATE([.$B$2];&quot;_&quot;;[.$A7];&quot;_CAL&quot;);&quot;&quot;)" office:value-type="string" office:string-value="S1_DEGRADED HIGH_CAL" calcext:value-type="string">
            <text:p>S1_DEGRADED HIGH_CAL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1x</text:p>
          </table:table-cell>
          <table:table-cell table:style-name="ce185" table:formula="of:=CONCATENATE(REPT(&quot;0&quot;;4-LEN([.W7]));[.W7])" office:value-type="string" office:string-value="0A31" calcext:value-type="string">
            <text:p>0A31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7]" office:value-type="float" office:value="16.5" calcext:value-type="float">
            <text:p>16,5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7]" office:value-type="float" office:value="2609" calcext:value-type="float">
            <text:p>2609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7];3)" office:value-type="float" office:value="2.101" calcext:value-type="float">
            <text:p>2,101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DEGRADED HIGH_CAL                     ((UI_UI_16)1x0A31)      /* 16,5V 2609 adc 2,101 Vadc */" calcext:value-type="string">
            <text:p>#define S1_DEGRADED HIGH_CAL <text:s text:c="20"/>((UI_UI_16)1x0A31) <text:s text:c="5"/>/* 16,5V 2609 adc 2,101 Vadc */</text:p>
          </table:table-cell>
          <table:table-cell table:style-name="ce218"/>
          <table:table-cell table:style-name="ce221"/>
          <table:table-cell table:style-name="ce221" table:formula="of:=CONCATENATE(&quot;&quot;;[.$Z7])" office:value-type="string" office:string-value="S1_DEGRADED HIGH_CAL" calcext:value-type="string">
            <text:p>S1_DEGRADED HIGH_CAL</text:p>
          </table:table-cell>
          <table:table-cell table:style-name="ce224" table:formula="of:=IF(LEN([.$BA8])&gt;0;&quot;,&quot;;&quot;&quot;)" office:value-type="string" office:string-value="," calcext:value-type="string">
            <text:p>,</text:p>
          </table:table-cell>
          <table:table-cell table:style-name="ce170"/>
          <table:table-cell table:style-name="ce226" table:formula="of:=IF(LEN([.BA7])&gt;0;CONCATENATE([.BA7];[.BB7]);&quot;&quot;)" office:value-type="string" office:string-value="S1_DEGRADED HIGH_CAL," calcext:value-type="string">
            <text:p>S1_DEGRADED HIGH_CAL,</text:p>
          </table:table-cell>
          <table:table-cell/>
          <table:table-cell table:style-name="ce170" table:formula="of:=CONCATENATE(&quot;&quot;;[.$Z7])" office:value-type="string" office:string-value="S1_DEGRADED HIGH_CAL" calcext:value-type="string">
            <text:p>S1_DEGRADED HIGH_CAL</text:p>
          </table:table-cell>
          <table:table-cell table:style-name="ce232" table:formula="of:=IF(LEN([.$BA7])&gt;0;&quot;_IDX&quot;;&quot;&quot;)" office:value-type="string" office:string-value="_IDX" calcext:value-type="string">
            <text:p>_IDX</text:p>
          </table:table-cell>
          <table:table-cell table:style-name="ce232" table:formula="of:=IF(LEN([.$BA8])&gt;0;&quot;,&quot;;&quot;&quot;)" office:value-type="string" office:string-value="," calcext:value-type="string">
            <text:p>,</text:p>
          </table:table-cell>
          <table:table-cell table:style-name="ce226" table:formula="of:=IF(LEN([.BF7])&gt;0;CONCATENATE([.BF7];[.BG7];[.BH7]);&quot;&quot;)" office:value-type="string" office:string-value="S1_DEGRADED HIGH_CAL_IDX," calcext:value-type="string">
            <text:p>S1_DEGRADED HIGH_CAL_IDX,</text:p>
          </table:table-cell>
          <table:table-cell table:number-columns-repeated="961"/>
        </table:table-row>
        <table:table-row table:style-name="ro5">
          <table:table-cell table:style-name="ce161" office:value-type="string" calcext:value-type="string">
            <text:p>NORMAL</text:p>
          </table:table-cell>
          <table:table-cell table:style-name="ce168" office:value-type="float" office:value="7.5" calcext:value-type="float">
            <text:p>7,5</text:p>
          </table:table-cell>
          <table:table-cell table:style-name="ce170" table:formula="of:=VLOOKUP([.$B8];['Sample#1'.$A$4:.$D$20];2;0)" office:value-type="string" office:string-value="" calcext:value-type="error">
            <text:p>#N/A</text:p>
          </table:table-cell>
          <table:table-cell table:style-name="ce170" table:formula="of:=VLOOKUP([.$B8];['Sample#1'.$A$4:.$D$20];3;0)" office:value-type="string" office:string-value="" calcext:value-type="error">
            <text:p>#N/A</text:p>
          </table:table-cell>
          <table:table-cell table:style-name="ce170" table:formula="of:=VLOOKUP([.$B8];['Sample#1'.$A$4:.$D$20];4;0)" office:value-type="string" office:string-value="" calcext:value-type="error">
            <text:p>#N/A</text:p>
          </table:table-cell>
          <table:table-cell table:style-name="ce170" table:formula="of:=VLOOKUP([.$B8];['Sample#1'.$A$4:.$D$20];1;1)" office:value-type="float" office:value="7" calcext:value-type="float">
            <text:p>7</text:p>
          </table:table-cell>
          <table:table-cell table:style-name="ce170" table:formula="of:=INDEX(['Sample#1'.$A$5:.$A$20];MATCH([.$F8];['Sample#1'.$A$4:.$A$20]);1)" office:value-type="float" office:value="9" calcext:value-type="float">
            <text:p>9</text:p>
          </table:table-cell>
          <table:table-cell table:style-name="ce170" table:formula="of:=[.B8]-[.F8]" office:value-type="float" office:value="0.5" calcext:value-type="float">
            <text:p>0,5</text:p>
          </table:table-cell>
          <table:table-cell table:style-name="ce170" table:formula="of:=[.G8]-[.F8]" office:value-type="float" office:value="2" calcext:value-type="float">
            <text:p>2</text:p>
          </table:table-cell>
          <table:table-cell table:formula="of:=VLOOKUP([.B8];['Sample#1'.$A$4:.$D$20];4;1)" office:value-type="string" office:string-value="'+/- 0,1 V" calcext:value-type="string">
            <text:p>'+/- 0,1 V</text:p>
          </table:table-cell>
          <table:table-cell table:style-name="ce170" table:formula="of:=VLOOKUP([.F8];['Sample#1'.$A$4:.$D$20];2;0)" office:value-type="float" office:value="0.948126801152738" calcext:value-type="float">
            <text:p>0,9481268012</text:p>
          </table:table-cell>
          <table:table-cell table:style-name="ce170" table:formula="of:=VLOOKUP([.G8];['Sample#1'.$A$4:.$D$20];2;0)" office:value-type="float" office:value="1.21902017291066" calcext:value-type="float">
            <text:p>1,2190201729</text:p>
          </table:table-cell>
          <table:table-cell table:style-name="ce170" table:formula="of:=[.L8]-[.K8]" office:value-type="float" office:value="0.270893371757925" calcext:value-type="float">
            <text:p>0,2708933718</text:p>
          </table:table-cell>
          <table:table-cell table:style-name="ce184" table:formula="of:=([.M8]*([.H8]/[.I8]))+[.K8]" office:value-type="float" office:value="1.01585014409222" calcext:value-type="float">
            <text:p>1,016</text:p>
          </table:table-cell>
          <table:table-cell table:style-name="ce170" table:formula="of:=VLOOKUP([.F8];['Sample#1'.$A$4:.$D$20];3;0)" office:value-type="float" office:value="0.9176" calcext:value-type="float">
            <text:p>0,9176</text:p>
          </table:table-cell>
          <table:table-cell table:style-name="ce170" table:formula="of:=VLOOKUP([.G8];['Sample#1'.$A$4:.$D$20];3;0)" office:value-type="float" office:value="1.1883" calcext:value-type="float">
            <text:p>1,1883</text:p>
          </table:table-cell>
          <table:table-cell table:formula="of:=[.P8]-[.O8]" office:value-type="float" office:value="0.2707" calcext:value-type="float">
            <text:p>0,2707</text:p>
          </table:table-cell>
          <table:table-cell table:style-name="ce184" table:formula="of:=IF(OR([.O8]=&quot;&quot;;[.P8]=&quot;&quot;);;([.Q8]*([.H8]/[.I8]))+[.O8])" office:value-type="float" office:value="0.985275" calcext:value-type="float">
            <text:p>0,985</text:p>
          </table:table-cell>
          <table:table-cell table:style-name="ce208" table:formula="of:=IF(ISERROR([.D8]);IF(ISERROR([.R8]);[.N8];[.R8]);[.D8])" office:value-type="float" office:value="0.985275" calcext:value-type="float">
            <text:p>0,985</text:p>
          </table:table-cell>
          <table:table-cell table:style-name="ce208" table:formula="of:=IF(ISERROR([.E8]);[.J8];[.E8])" office:value-type="string" office:string-value="'+/- 0,1 V" calcext:value-type="string">
            <text:p>'+/- 0,1 V</text:p>
          </table:table-cell>
          <table:table-cell table:style-name="ce209" table:formula="of:=[.S8]/['Sample#1'.$G$11]" office:value-type="float" office:value="1222.93527272727" calcext:value-type="float">
            <text:p>1222,94</text:p>
          </table:table-cell>
          <table:table-cell table:style-name="ce210" table:formula="of:=ROUND([.U8])" office:value-type="float" office:value="1223" calcext:value-type="float">
            <text:p>1223</text:p>
          </table:table-cell>
          <table:table-cell table:style-name="ce211" table:formula="of:=DEC2HEX([.V8])" office:value-type="string" office:string-value="4C7" calcext:value-type="string">
            <text:p>4C7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8])&gt;0;CONCATENATE([.$B$2];&quot;_&quot;;[.$A8];&quot;_CAL&quot;);&quot;&quot;)" office:value-type="string" office:string-value="S1_NORMAL_CAL" calcext:value-type="string">
            <text:p>S1_NORMAL_CAL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2x</text:p>
          </table:table-cell>
          <table:table-cell table:style-name="ce185" table:formula="of:=CONCATENATE(REPT(&quot;0&quot;;4-LEN([.W8]));[.W8])" office:value-type="string" office:string-value="04C7" calcext:value-type="string">
            <text:p>04C7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8]" office:value-type="float" office:value="7.5" calcext:value-type="float">
            <text:p>7,5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8]" office:value-type="float" office:value="1223" calcext:value-type="float">
            <text:p>1223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8];3)" office:value-type="float" office:value="0.985" calcext:value-type="float">
            <text:p>0,985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NORMAL_CAL                            ((UI_UI_16)2x04C7)      /* 7,5V 1223 adc 0,985 Vadc */" calcext:value-type="string">
            <text:p>#define S1_NORMAL_CAL <text:s text:c="27"/>((UI_UI_16)2x04C7) <text:s text:c="5"/>/* 7,5V 1223 adc 0,985 Vadc */</text:p>
          </table:table-cell>
          <table:table-cell table:style-name="ce218"/>
          <table:table-cell table:style-name="ce221"/>
          <table:table-cell table:style-name="ce221" table:formula="of:=CONCATENATE(&quot;&quot;;[.$Z8])" office:value-type="string" office:string-value="S1_NORMAL_CAL" calcext:value-type="string">
            <text:p>S1_NORMAL_CAL</text:p>
          </table:table-cell>
          <table:table-cell table:style-name="ce224" table:formula="of:=IF(LEN([.$BA9])&gt;0;&quot;,&quot;;&quot;&quot;)" office:value-type="string" office:string-value="," calcext:value-type="string">
            <text:p>,</text:p>
          </table:table-cell>
          <table:table-cell table:style-name="ce170"/>
          <table:table-cell table:style-name="ce226" table:formula="of:=IF(LEN([.BA8])&gt;0;CONCATENATE([.BA8];[.BB8]);&quot;&quot;)" office:value-type="string" office:string-value="S1_NORMAL_CAL," calcext:value-type="string">
            <text:p>S1_NORMAL_CAL,</text:p>
          </table:table-cell>
          <table:table-cell/>
          <table:table-cell table:style-name="ce170" table:formula="of:=CONCATENATE(&quot;&quot;;[.$Z8])" office:value-type="string" office:string-value="S1_NORMAL_CAL" calcext:value-type="string">
            <text:p>S1_NORMAL_CAL</text:p>
          </table:table-cell>
          <table:table-cell table:style-name="ce232" table:formula="of:=IF(LEN([.$BA8])&gt;0;&quot;_IDX&quot;;&quot;&quot;)" office:value-type="string" office:string-value="_IDX" calcext:value-type="string">
            <text:p>_IDX</text:p>
          </table:table-cell>
          <table:table-cell table:style-name="ce232" table:formula="of:=IF(LEN([.$BA9])&gt;0;&quot;,&quot;;&quot;&quot;)" office:value-type="string" office:string-value="," calcext:value-type="string">
            <text:p>,</text:p>
          </table:table-cell>
          <table:table-cell table:style-name="ce226" table:formula="of:=IF(LEN([.BF8])&gt;0;CONCATENATE([.BF8];[.BG8];[.BH8]);&quot;&quot;)" office:value-type="string" office:string-value="S1_NORMAL_CAL_IDX," calcext:value-type="string">
            <text:p>S1_NORMAL_CAL_IDX,</text:p>
          </table:table-cell>
          <table:table-cell table:number-columns-repeated="961"/>
        </table:table-row>
        <table:table-row table:style-name="ro5">
          <table:table-cell table:style-name="ce161" office:value-type="string" calcext:value-type="string">
            <text:p>DEGRADED LOW</text:p>
          </table:table-cell>
          <table:table-cell table:style-name="ce168" office:value-type="float" office:value="6.5" calcext:value-type="float">
            <text:p>6,5</text:p>
          </table:table-cell>
          <table:table-cell table:style-name="ce170" table:formula="of:=VLOOKUP([.$B9];['Sample#1'.$A$4:.$D$20];2;0)" office:value-type="string" office:string-value="" calcext:value-type="error">
            <text:p>#N/A</text:p>
          </table:table-cell>
          <table:table-cell table:style-name="ce170" table:formula="of:=VLOOKUP([.$B9];['Sample#1'.$A$4:.$D$20];3;0)" office:value-type="string" office:string-value="" calcext:value-type="error">
            <text:p>#N/A</text:p>
          </table:table-cell>
          <table:table-cell table:style-name="ce170" table:formula="of:=VLOOKUP([.$B9];['Sample#1'.$A$4:.$D$20];4;0)" office:value-type="string" office:string-value="" calcext:value-type="error">
            <text:p>#N/A</text:p>
          </table:table-cell>
          <table:table-cell table:style-name="ce170" table:formula="of:=VLOOKUP([.$B9];['Sample#1'.$A$4:.$D$20];1;1)" office:value-type="float" office:value="0" calcext:value-type="float">
            <text:p>0</text:p>
          </table:table-cell>
          <table:table-cell table:style-name="ce170" table:formula="of:=INDEX(['Sample#1'.$A$5:.$A$20];MATCH([.$F9];['Sample#1'.$A$4:.$A$20]);1)" office:value-type="float" office:value="7" calcext:value-type="float">
            <text:p>7</text:p>
          </table:table-cell>
          <table:table-cell table:style-name="ce170" table:formula="of:=[.B9]-[.F9]" office:value-type="float" office:value="6.5" calcext:value-type="float">
            <text:p>6,5</text:p>
          </table:table-cell>
          <table:table-cell table:style-name="ce170" table:formula="of:=[.G9]-[.F9]" office:value-type="float" office:value="7" calcext:value-type="float">
            <text:p>7</text:p>
          </table:table-cell>
          <table:table-cell table:formula="of:=VLOOKUP([.B9];['Sample#1'.$A$4:.$D$20];4;1)" office:value-type="string" office:string-value="'+/- 0,1 V" calcext:value-type="string">
            <text:p>'+/- 0,1 V</text:p>
          </table:table-cell>
          <table:table-cell table:style-name="ce170" table:formula="of:=VLOOKUP([.F9];['Sample#1'.$A$4:.$D$20];2;0)" office:value-type="float" office:value="0" calcext:value-type="float">
            <text:p>0</text:p>
          </table:table-cell>
          <table:table-cell table:style-name="ce170" table:formula="of:=VLOOKUP([.G9];['Sample#1'.$A$4:.$D$20];2;0)" office:value-type="float" office:value="0.948126801152738" calcext:value-type="float">
            <text:p>0,9481268012</text:p>
          </table:table-cell>
          <table:table-cell table:style-name="ce170" table:formula="of:=[.L9]-[.K9]" office:value-type="float" office:value="0.948126801152738" calcext:value-type="float">
            <text:p>0,9481268012</text:p>
          </table:table-cell>
          <table:table-cell table:style-name="ce184" table:formula="of:=([.M9]*([.H9]/[.I9]))+[.K9]" office:value-type="float" office:value="0.880403458213256" calcext:value-type="float">
            <text:p>0,880</text:p>
          </table:table-cell>
          <table:table-cell table:style-name="ce170" table:formula="of:=VLOOKUP([.F9];['Sample#1'.$A$4:.$D$20];3;0)" office:value-type="float" office:value="0" calcext:value-type="float">
            <text:p>0</text:p>
          </table:table-cell>
          <table:table-cell table:style-name="ce170" table:formula="of:=VLOOKUP([.G9];['Sample#1'.$A$4:.$D$20];3;0)" office:value-type="float" office:value="0.9176" calcext:value-type="float">
            <text:p>0,9176</text:p>
          </table:table-cell>
          <table:table-cell table:formula="of:=[.P9]-[.O9]" office:value-type="float" office:value="0.9176" calcext:value-type="float">
            <text:p>0,9176</text:p>
          </table:table-cell>
          <table:table-cell table:style-name="ce184" table:formula="of:=IF(OR([.O9]=&quot;&quot;;[.P9]=&quot;&quot;);;([.Q9]*([.H9]/[.I9]))+[.O9])" office:value-type="float" office:value="0.852057142857143" calcext:value-type="float">
            <text:p>0,852</text:p>
          </table:table-cell>
          <table:table-cell table:style-name="ce208" table:formula="of:=IF(ISERROR([.D9]);IF(ISERROR([.R9]);[.N9];[.R9]);[.D9])" office:value-type="float" office:value="0.852057142857143" calcext:value-type="float">
            <text:p>0,852</text:p>
          </table:table-cell>
          <table:table-cell table:style-name="ce208" table:formula="of:=IF(ISERROR([.E9]);[.J9];[.E9])" office:value-type="string" office:string-value="'+/- 0,1 V" calcext:value-type="string">
            <text:p>'+/- 0,1 V</text:p>
          </table:table-cell>
          <table:table-cell table:style-name="ce209" table:formula="of:=[.S9]/['Sample#1'.$G$11]" office:value-type="float" office:value="1057.58365367965" calcext:value-type="float">
            <text:p>1057,58</text:p>
          </table:table-cell>
          <table:table-cell table:style-name="ce210" table:formula="of:=ROUND([.U9])" office:value-type="float" office:value="1058" calcext:value-type="float">
            <text:p>1058</text:p>
          </table:table-cell>
          <table:table-cell table:style-name="ce211" table:formula="of:=DEC2HEX([.V9])" office:value-type="string" office:string-value="422" calcext:value-type="string">
            <text:p>422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9])&gt;0;CONCATENATE([.$B$2];&quot;_&quot;;[.$A9];&quot;_CAL&quot;);&quot;&quot;)" office:value-type="string" office:string-value="S1_DEGRADED LOW_CAL" calcext:value-type="string">
            <text:p>S1_DEGRADED LOW_CAL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3x</text:p>
          </table:table-cell>
          <table:table-cell table:style-name="ce185" table:formula="of:=CONCATENATE(REPT(&quot;0&quot;;4-LEN([.W9]));[.W9])" office:value-type="string" office:string-value="0422" calcext:value-type="string">
            <text:p>0422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9]" office:value-type="float" office:value="6.5" calcext:value-type="float">
            <text:p>6,5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9]" office:value-type="float" office:value="1058" calcext:value-type="float">
            <text:p>1058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9];3)" office:value-type="float" office:value="0.852" calcext:value-type="float">
            <text:p>0,852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S1_DEGRADED LOW_CAL                      ((UI_UI_16)3x0422)      /* 6,5V 1058 adc 0,852 Vadc */" calcext:value-type="string">
            <text:p>#define S1_DEGRADED LOW_CAL <text:s text:c="21"/>((UI_UI_16)3x0422) <text:s text:c="5"/>/* 6,5V 1058 adc 0,852 Vadc */</text:p>
          </table:table-cell>
          <table:table-cell table:style-name="ce218"/>
          <table:table-cell table:style-name="ce221"/>
          <table:table-cell table:style-name="ce221" table:formula="of:=CONCATENATE(&quot;&quot;;[.$Z9])" office:value-type="string" office:string-value="S1_DEGRADED LOW_CAL" calcext:value-type="string">
            <text:p>S1_DEGRADED LOW_CAL</text:p>
          </table:table-cell>
          <table:table-cell table:style-name="ce224" table:formula="of:=IF(LEN([.$BA10])&gt;0;&quot;,&quot;;&quot;&quot;)" office:value-type="string" office:string-value="," calcext:value-type="string">
            <text:p>,</text:p>
          </table:table-cell>
          <table:table-cell table:style-name="ce170"/>
          <table:table-cell table:style-name="ce226" table:formula="of:=IF(LEN([.BA9])&gt;0;CONCATENATE([.BA9];[.BB9]);&quot;&quot;)" office:value-type="string" office:string-value="S1_DEGRADED LOW_CAL," calcext:value-type="string">
            <text:p>S1_DEGRADED LOW_CAL,</text:p>
          </table:table-cell>
          <table:table-cell/>
          <table:table-cell table:style-name="ce170" table:formula="of:=CONCATENATE(&quot;&quot;;[.$Z9])" office:value-type="string" office:string-value="S1_DEGRADED LOW_CAL" calcext:value-type="string">
            <text:p>S1_DEGRADED LOW_CAL</text:p>
          </table:table-cell>
          <table:table-cell table:style-name="ce232" table:formula="of:=IF(LEN([.$BA9])&gt;0;&quot;_IDX&quot;;&quot;&quot;)" office:value-type="string" office:string-value="_IDX" calcext:value-type="string">
            <text:p>_IDX</text:p>
          </table:table-cell>
          <table:table-cell table:style-name="ce232" table:formula="of:=IF(LEN([.$BA10])&gt;0;&quot;,&quot;;&quot;&quot;)" office:value-type="string" office:string-value="," calcext:value-type="string">
            <text:p>,</text:p>
          </table:table-cell>
          <table:table-cell table:style-name="ce226" table:formula="of:=IF(LEN([.BF9])&gt;0;CONCATENATE([.BF9];[.BG9];[.BH9]);&quot;&quot;)" office:value-type="string" office:string-value="S1_DEGRADED LOW_CAL_IDX," calcext:value-type="string">
            <text:p>S1_DEGRADED LOW_CAL_IDX,</text:p>
          </table:table-cell>
          <table:table-cell table:number-columns-repeated="961"/>
        </table:table-row>
        <table:table-row table:style-name="ro5">
          <table:table-cell table:style-name="ce161" office:value-type="string" calcext:value-type="string">
            <text:p>LOW</text:p>
          </table:table-cell>
          <table:table-cell table:style-name="ce168" office:value-type="float" office:value="0" calcext:value-type="float">
            <text:p>0</text:p>
          </table:table-cell>
          <table:table-cell table:style-name="ce170" table:formula="of:=VLOOKUP([.$B10];['Sample#1'.$A$4:.$D$20];2;0)" office:value-type="float" office:value="0" calcext:value-type="float">
            <text:p>0</text:p>
          </table:table-cell>
          <table:table-cell table:style-name="ce170" table:formula="of:=VLOOKUP([.$B10];['Sample#1'.$A$4:.$D$20];3;0)" office:value-type="float" office:value="0" calcext:value-type="float">
            <text:p>0</text:p>
          </table:table-cell>
          <table:table-cell table:style-name="ce170" table:formula="of:=VLOOKUP([.$B10];['Sample#1'.$A$4:.$D$20];4;0)" office:value-type="string" office:string-value="'+/- 0,1 V" calcext:value-type="string">
            <text:p>'+/- 0,1 V</text:p>
          </table:table-cell>
          <table:table-cell table:style-name="ce170" table:formula="of:=VLOOKUP([.$B10];['Sample#1'.$A$4:.$D$20];1;1)" office:value-type="float" office:value="0" calcext:value-type="float">
            <text:p>0</text:p>
          </table:table-cell>
          <table:table-cell table:style-name="ce170" table:formula="of:=INDEX(['Sample#1'.$A$5:.$A$20];MATCH([.$F10];['Sample#1'.$A$4:.$A$20]);1)" office:value-type="float" office:value="7" calcext:value-type="float">
            <text:p>7</text:p>
          </table:table-cell>
          <table:table-cell table:style-name="ce170" table:formula="of:=[.B10]-[.F10]" office:value-type="float" office:value="0" calcext:value-type="float">
            <text:p>0</text:p>
          </table:table-cell>
          <table:table-cell table:style-name="ce170" table:formula="of:=[.G10]-[.F10]" office:value-type="float" office:value="7" calcext:value-type="float">
            <text:p>7</text:p>
          </table:table-cell>
          <table:table-cell table:formula="of:=VLOOKUP([.B10];['Sample#1'.$A$4:.$D$20];4;1)" office:value-type="string" office:string-value="'+/- 0,1 V" calcext:value-type="string">
            <text:p>'+/- 0,1 V</text:p>
          </table:table-cell>
          <table:table-cell table:style-name="ce170" table:formula="of:=VLOOKUP([.F10];['Sample#1'.$A$4:.$D$20];2;0)" office:value-type="float" office:value="0" calcext:value-type="float">
            <text:p>0</text:p>
          </table:table-cell>
          <table:table-cell table:style-name="ce170" table:formula="of:=VLOOKUP([.G10];['Sample#1'.$A$4:.$D$20];2;0)" office:value-type="float" office:value="0.948126801152738" calcext:value-type="float">
            <text:p>0,9481268012</text:p>
          </table:table-cell>
          <table:table-cell table:style-name="ce170" table:formula="of:=[.L10]-[.K10]" office:value-type="float" office:value="0.948126801152738" calcext:value-type="float">
            <text:p>0,9481268012</text:p>
          </table:table-cell>
          <table:table-cell table:style-name="ce184" table:formula="of:=([.M10]*([.H10]/[.I10]))+[.K10]" office:value-type="float" office:value="0" calcext:value-type="float">
            <text:p>0,000</text:p>
          </table:table-cell>
          <table:table-cell table:style-name="ce170" table:formula="of:=VLOOKUP([.F10];['Sample#1'.$A$4:.$D$20];3;0)" office:value-type="float" office:value="0" calcext:value-type="float">
            <text:p>0</text:p>
          </table:table-cell>
          <table:table-cell table:style-name="ce170" table:formula="of:=VLOOKUP([.G10];['Sample#1'.$A$4:.$D$20];3;0)" office:value-type="float" office:value="0.9176" calcext:value-type="float">
            <text:p>0,9176</text:p>
          </table:table-cell>
          <table:table-cell table:formula="of:=[.P10]-[.O10]" office:value-type="float" office:value="0.9176" calcext:value-type="float">
            <text:p>0,9176</text:p>
          </table:table-cell>
          <table:table-cell table:style-name="ce184" table:formula="of:=IF(OR([.O10]=&quot;&quot;;[.P10]=&quot;&quot;);;([.Q10]*([.H10]/[.I10]))+[.O10])" office:value-type="float" office:value="0" calcext:value-type="float">
            <text:p>0,000</text:p>
          </table:table-cell>
          <table:table-cell table:style-name="ce208" table:formula="of:=IF(ISERROR([.D10]);IF(ISERROR([.R10]);[.N10];[.R10]);[.D10])" office:value-type="float" office:value="0" calcext:value-type="float">
            <text:p>0,000</text:p>
          </table:table-cell>
          <table:table-cell table:style-name="ce208" table:formula="of:=IF(ISERROR([.E10]);[.J10];[.E10])" office:value-type="string" office:string-value="'+/- 0,1 V" calcext:value-type="string">
            <text:p>'+/- 0,1 V</text:p>
          </table:table-cell>
          <table:table-cell table:style-name="ce209" table:formula="of:=[.S10]/['Sample#1'.$G$11]" office:value-type="float" office:value="0" calcext:value-type="float">
            <text:p>0,00</text:p>
          </table:table-cell>
          <table:table-cell table:style-name="ce210" table:formula="of:=ROUND([.U10])" office:value-type="float" office:value="0" calcext:value-type="float">
            <text:p>0</text:p>
          </table:table-cell>
          <table:table-cell table:style-name="ce211" table:formula="of:=DEC2HEX([.V10])" office:value-type="string" office:string-value="0" calcext:value-type="string">
            <text:p>0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10])&gt;0;CONCATENATE([.$B$2];&quot;_&quot;;[.$A10];&quot;_CAL&quot;);&quot;&quot;)" office:value-type="string" office:string-value="S1_LOW_CAL" calcext:value-type="string">
            <text:p>S1_LOW_CAL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4x</text:p>
          </table:table-cell>
          <table:table-cell table:style-name="ce185" table:formula="of:=CONCATENATE(REPT(&quot;0&quot;;4-LEN([.W10]));[.W10])" office:value-type="string" office:string-value="0000" calcext:value-type="string">
            <text:p>0000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10]" office:value-type="float" office:value="0" calcext:value-type="float">
            <text:p>0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10]" office:value-type="float" office:value="0" calcext:value-type="float">
            <text:p>00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10];3)" office:value-type="float" office:value="0" calcext:value-type="float">
            <text:p>0,000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S1_LOW_CAL                               ((UI_UI_16)4x0000)      /* 0V 0 adc 0 Vadc */" calcext:value-type="string">
            <text:p>#define S1_LOW_CAL <text:s text:c="30"/>((UI_UI_16)4x0000) <text:s text:c="5"/>/* 0V 0 adc 0 Vadc */</text:p>
          </table:table-cell>
          <table:table-cell table:style-name="ce218"/>
          <table:table-cell table:style-name="ce221"/>
          <table:table-cell table:style-name="ce221" table:formula="of:=CONCATENATE(&quot;&quot;;[.$Z10])" office:value-type="string" office:string-value="S1_LOW_CAL" calcext:value-type="string">
            <text:p>S1_LOW_CAL</text:p>
          </table:table-cell>
          <table:table-cell table:style-name="ce224" table:formula="of:=IF(LEN([.$BA11])&gt;0;&quot;,&quot;;&quot;&quot;)">
            <text:p/>
          </table:table-cell>
          <table:table-cell table:style-name="ce170"/>
          <table:table-cell table:style-name="ce226" table:formula="of:=IF(LEN([.BA10])&gt;0;CONCATENATE([.BA10];[.BB10]);&quot;&quot;)" office:value-type="string" office:string-value="S1_LOW_CAL" calcext:value-type="string">
            <text:p>S1_LOW_CAL</text:p>
          </table:table-cell>
          <table:table-cell/>
          <table:table-cell table:style-name="ce170" table:formula="of:=CONCATENATE(&quot;&quot;;[.$Z10])" office:value-type="string" office:string-value="S1_LOW_CAL" calcext:value-type="string">
            <text:p>S1_LOW_CAL</text:p>
          </table:table-cell>
          <table:table-cell table:style-name="ce232" table:formula="of:=IF(LEN([.$BA10])&gt;0;&quot;_IDX&quot;;&quot;&quot;)" office:value-type="string" office:string-value="_IDX" calcext:value-type="string">
            <text:p>_IDX</text:p>
          </table:table-cell>
          <table:table-cell table:style-name="ce232" table:formula="of:=IF(LEN([.$BA11])&gt;0;&quot;,&quot;;&quot;&quot;)">
            <text:p/>
          </table:table-cell>
          <table:table-cell table:style-name="ce226" table:formula="of:=IF(LEN([.BF10])&gt;0;CONCATENATE([.BF10];[.BG10];[.BH10]);&quot;&quot;)" office:value-type="string" office:string-value="S1_LOW_CAL_IDX" calcext:value-type="string">
            <text:p>S1_LOW_CAL_IDX</text:p>
          </table:table-cell>
          <table:table-cell table:number-columns-repeated="961"/>
        </table:table-row>
        <table:table-row table:style-name="ro5">
          <table:table-cell table:style-name="ce161"/>
          <table:table-cell table:style-name="ce168"/>
          <table:table-cell table:style-name="ce170" table:formula="of:=VLOOKUP([.$B11];['Sample#1'.$A$4:.$D$20];2;0)" office:value-type="string" office:string-value="" calcext:value-type="error">
            <text:p>#N/A</text:p>
          </table:table-cell>
          <table:table-cell table:style-name="ce170" table:formula="of:=VLOOKUP([.$B11];['Sample#1'.$A$4:.$D$20];3;0)" office:value-type="string" office:string-value="" calcext:value-type="error">
            <text:p>#N/A</text:p>
          </table:table-cell>
          <table:table-cell table:style-name="ce170" table:formula="of:=VLOOKUP([.$B11];['Sample#1'.$A$4:.$D$20];4;0)" office:value-type="string" office:string-value="" calcext:value-type="error">
            <text:p>#N/A</text:p>
          </table:table-cell>
          <table:table-cell table:style-name="ce170" table:formula="of:=VLOOKUP([.$B11];['Sample#1'.$A$4:.$D$20];1;1)" office:value-type="string" office:string-value="" calcext:value-type="error">
            <text:p>#N/A</text:p>
          </table:table-cell>
          <table:table-cell table:style-name="ce170" table:formula="of:=INDEX(['Sample#1'.$A$5:.$A$20];MATCH([.$F11];['Sample#1'.$A$4:.$A$20]);1)" office:value-type="string" office:string-value="" calcext:value-type="error">
            <text:p>#N/A</text:p>
          </table:table-cell>
          <table:table-cell table:style-name="ce170" table:formula="of:=[.B11]-[.F11]" office:value-type="string" office:string-value="" calcext:value-type="error">
            <text:p>#N/A</text:p>
          </table:table-cell>
          <table:table-cell table:style-name="ce170" table:formula="of:=[.G11]-[.F11]" office:value-type="string" office:string-value="" calcext:value-type="error">
            <text:p>#N/A</text:p>
          </table:table-cell>
          <table:table-cell table:formula="of:=VLOOKUP([.B11];['Sample#1'.$A$4:.$D$20];4;1)" office:value-type="string" office:string-value="" calcext:value-type="error">
            <text:p>#N/A</text:p>
          </table:table-cell>
          <table:table-cell table:style-name="ce170" table:formula="of:=VLOOKUP([.F11];['Sample#1'.$A$4:.$D$20];2;0)" office:value-type="string" office:string-value="" calcext:value-type="error">
            <text:p>#N/A</text:p>
          </table:table-cell>
          <table:table-cell table:style-name="ce170" table:formula="of:=VLOOKUP([.G11];['Sample#1'.$A$4:.$D$20];2;0)" office:value-type="string" office:string-value="" calcext:value-type="error">
            <text:p>#N/A</text:p>
          </table:table-cell>
          <table:table-cell table:style-name="ce170" table:formula="of:=[.L11]-[.K11]" office:value-type="string" office:string-value="" calcext:value-type="error">
            <text:p>#N/A</text:p>
          </table:table-cell>
          <table:table-cell table:style-name="ce184" table:formula="of:=([.M11]*([.H11]/[.I11]))+[.K11]" office:value-type="string" office:string-value="" calcext:value-type="error">
            <text:p>#N/A</text:p>
          </table:table-cell>
          <table:table-cell table:style-name="ce170" table:formula="of:=VLOOKUP([.F11];['Sample#1'.$A$4:.$D$20];3;0)" office:value-type="string" office:string-value="" calcext:value-type="error">
            <text:p>#N/A</text:p>
          </table:table-cell>
          <table:table-cell table:style-name="ce170" table:formula="of:=VLOOKUP([.G11];['Sample#1'.$A$4:.$D$20];3;0)" office:value-type="string" office:string-value="" calcext:value-type="error">
            <text:p>#N/A</text:p>
          </table:table-cell>
          <table:table-cell table:formula="of:=[.P11]-[.O11]" office:value-type="string" office:string-value="" calcext:value-type="error">
            <text:p>#N/A</text:p>
          </table:table-cell>
          <table:table-cell table:style-name="ce184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208" table:formula="of:=IF(ISERROR([.D11]);IF(ISERROR([.R11]);[.N11];[.R11]);[.D11])" office:value-type="string" office:string-value="" calcext:value-type="error">
            <text:p>#N/A</text:p>
          </table:table-cell>
          <table:table-cell table:style-name="ce208" table:formula="of:=IF(ISERROR([.E11]);[.J11];[.E11])" office:value-type="string" office:string-value="" calcext:value-type="error">
            <text:p>#N/A</text:p>
          </table:table-cell>
          <table:table-cell table:style-name="ce209" table:formula="of:=[.S11]/['Sample#1'.$G$11]" office:value-type="string" office:string-value="" calcext:value-type="error">
            <text:p>#N/A</text:p>
          </table:table-cell>
          <table:table-cell table:style-name="ce210" table:formula="of:=ROUND([.U11])" office:value-type="string" office:string-value="" calcext:value-type="error">
            <text:p>#N/A</text:p>
          </table:table-cell>
          <table:table-cell table:style-name="ce211" table:formula="of:=DEC2HEX([.V11])" office:value-type="string" office:string-value="" calcext:value-type="error">
            <text:p>#N/A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11])&gt;0;CONCATENATE([.$B$2];&quot;_&quot;;[.$A11];&quot;_CAL&quot;);&quot;&quot;)">
            <text:p/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5x</text:p>
          </table:table-cell>
          <table:table-cell table:style-name="ce185" table:formula="of:=CONCATENATE(REPT(&quot;0&quot;;4-LEN([.W11]));[.W11])" office:value-type="string" office:string-value="" calcext:value-type="error">
            <text:p>#N/A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11]" office:value-type="float" office:value="0" calcext:value-type="float">
            <text:p>0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11]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11];3)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18"/>
          <table:table-cell table:style-name="ce221"/>
          <table:table-cell table:style-name="ce221" table:formula="of:=CONCATENATE(&quot;&quot;;[.$Z11])">
            <text:p/>
          </table:table-cell>
          <table:table-cell table:style-name="ce224" table:formula="of:=IF(LEN([.$BA12])&gt;0;&quot;,&quot;;&quot;&quot;)">
            <text:p/>
          </table:table-cell>
          <table:table-cell table:style-name="ce170"/>
          <table:table-cell table:style-name="ce226" table:formula="of:=IF(LEN([.BA11])&gt;0;CONCATENATE([.BA11];[.BB11]);&quot;&quot;)">
            <text:p/>
          </table:table-cell>
          <table:table-cell/>
          <table:table-cell table:style-name="ce170" table:formula="of:=CONCATENATE(&quot;&quot;;[.$Z11])">
            <text:p/>
          </table:table-cell>
          <table:table-cell table:style-name="ce232" table:formula="of:=IF(LEN([.$BA11])&gt;0;&quot;_IDX&quot;;&quot;&quot;)">
            <text:p/>
          </table:table-cell>
          <table:table-cell table:style-name="ce232" table:formula="of:=IF(LEN([.$BA12])&gt;0;&quot;,&quot;;&quot;&quot;)">
            <text:p/>
          </table:table-cell>
          <table:table-cell table:style-name="ce226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161"/>
          <table:table-cell table:style-name="ce168"/>
          <table:table-cell table:style-name="ce170" table:formula="of:=VLOOKUP([.$B12];['Sample#1'.$A$4:.$D$20];2;0)" office:value-type="string" office:string-value="" calcext:value-type="error">
            <text:p>#N/A</text:p>
          </table:table-cell>
          <table:table-cell table:style-name="ce170" table:formula="of:=VLOOKUP([.$B12];['Sample#1'.$A$4:.$D$20];3;0)" office:value-type="string" office:string-value="" calcext:value-type="error">
            <text:p>#N/A</text:p>
          </table:table-cell>
          <table:table-cell table:style-name="ce170" table:formula="of:=VLOOKUP([.$B12];['Sample#1'.$A$4:.$D$20];4;0)" office:value-type="string" office:string-value="" calcext:value-type="error">
            <text:p>#N/A</text:p>
          </table:table-cell>
          <table:table-cell table:style-name="ce170" table:formula="of:=VLOOKUP([.$B12];['Sample#1'.$A$4:.$D$20];1;1)" office:value-type="string" office:string-value="" calcext:value-type="error">
            <text:p>#N/A</text:p>
          </table:table-cell>
          <table:table-cell table:style-name="ce170" table:formula="of:=INDEX(['Sample#1'.$A$5:.$A$20];MATCH([.$F12];['Sample#1'.$A$4:.$A$20]);1)" office:value-type="string" office:string-value="" calcext:value-type="error">
            <text:p>#N/A</text:p>
          </table:table-cell>
          <table:table-cell table:style-name="ce170" table:formula="of:=[.B12]-[.F12]" office:value-type="string" office:string-value="" calcext:value-type="error">
            <text:p>#N/A</text:p>
          </table:table-cell>
          <table:table-cell table:style-name="ce170" table:formula="of:=[.G12]-[.F12]" office:value-type="string" office:string-value="" calcext:value-type="error">
            <text:p>#N/A</text:p>
          </table:table-cell>
          <table:table-cell table:formula="of:=VLOOKUP([.B12];['Sample#1'.$A$4:.$D$20];4;1)" office:value-type="string" office:string-value="" calcext:value-type="error">
            <text:p>#N/A</text:p>
          </table:table-cell>
          <table:table-cell table:style-name="ce170" table:formula="of:=VLOOKUP([.F12];['Sample#1'.$A$4:.$D$20];2;0)" office:value-type="string" office:string-value="" calcext:value-type="error">
            <text:p>#N/A</text:p>
          </table:table-cell>
          <table:table-cell table:style-name="ce170" table:formula="of:=VLOOKUP([.G12];['Sample#1'.$A$4:.$D$20];2;0)" office:value-type="string" office:string-value="" calcext:value-type="error">
            <text:p>#N/A</text:p>
          </table:table-cell>
          <table:table-cell table:style-name="ce170" table:formula="of:=[.L12]-[.K12]" office:value-type="string" office:string-value="" calcext:value-type="error">
            <text:p>#N/A</text:p>
          </table:table-cell>
          <table:table-cell table:style-name="ce184" table:formula="of:=([.M12]*([.H12]/[.I12]))+[.K12]" office:value-type="string" office:string-value="" calcext:value-type="error">
            <text:p>#N/A</text:p>
          </table:table-cell>
          <table:table-cell table:style-name="ce170" table:formula="of:=VLOOKUP([.F12];['Sample#1'.$A$4:.$D$20];3;0)" office:value-type="string" office:string-value="" calcext:value-type="error">
            <text:p>#N/A</text:p>
          </table:table-cell>
          <table:table-cell table:style-name="ce170" table:formula="of:=VLOOKUP([.G12];['Sample#1'.$A$4:.$D$20];3;0)" office:value-type="string" office:string-value="" calcext:value-type="error">
            <text:p>#N/A</text:p>
          </table:table-cell>
          <table:table-cell table:formula="of:=[.P12]-[.O12]" office:value-type="string" office:string-value="" calcext:value-type="error">
            <text:p>#N/A</text:p>
          </table:table-cell>
          <table:table-cell table:style-name="ce184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208" table:formula="of:=IF(ISERROR([.D12]);IF(ISERROR([.R12]);[.N12];[.R12]);[.D12])" office:value-type="string" office:string-value="" calcext:value-type="error">
            <text:p>#N/A</text:p>
          </table:table-cell>
          <table:table-cell table:style-name="ce208" table:formula="of:=IF(ISERROR([.E12]);[.J12];[.E12])" office:value-type="string" office:string-value="" calcext:value-type="error">
            <text:p>#N/A</text:p>
          </table:table-cell>
          <table:table-cell table:style-name="ce209" table:formula="of:=[.S12]/['Sample#1'.$G$11]" office:value-type="string" office:string-value="" calcext:value-type="error">
            <text:p>#N/A</text:p>
          </table:table-cell>
          <table:table-cell table:style-name="ce210" table:formula="of:=ROUND([.U12])" office:value-type="string" office:string-value="" calcext:value-type="error">
            <text:p>#N/A</text:p>
          </table:table-cell>
          <table:table-cell table:style-name="ce211" table:formula="of:=DEC2HEX([.V12])" office:value-type="string" office:string-value="" calcext:value-type="error">
            <text:p>#N/A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12])&gt;0;CONCATENATE([.$B$2];&quot;_&quot;;[.$A12];&quot;_CAL&quot;);&quot;&quot;)">
            <text:p/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6x</text:p>
          </table:table-cell>
          <table:table-cell table:style-name="ce185" table:formula="of:=CONCATENATE(REPT(&quot;0&quot;;4-LEN([.W12]));[.W12])" office:value-type="string" office:string-value="" calcext:value-type="error">
            <text:p>#N/A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12]" office:value-type="float" office:value="0" calcext:value-type="float">
            <text:p>0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12]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12];3)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18"/>
          <table:table-cell table:style-name="ce221"/>
          <table:table-cell table:style-name="ce221" table:formula="of:=CONCATENATE(&quot;&quot;;[.$Z12])">
            <text:p/>
          </table:table-cell>
          <table:table-cell table:style-name="ce224" table:formula="of:=IF(LEN([.$BA13])&gt;0;&quot;,&quot;;&quot;&quot;)">
            <text:p/>
          </table:table-cell>
          <table:table-cell table:style-name="ce170"/>
          <table:table-cell table:style-name="ce226" table:formula="of:=IF(LEN([.BA12])&gt;0;CONCATENATE([.BA12];[.BB12]);&quot;&quot;)">
            <text:p/>
          </table:table-cell>
          <table:table-cell/>
          <table:table-cell table:style-name="ce170" table:formula="of:=CONCATENATE(&quot;&quot;;[.$Z12])">
            <text:p/>
          </table:table-cell>
          <table:table-cell table:style-name="ce232" table:formula="of:=IF(LEN([.$BA12])&gt;0;&quot;_IDX&quot;;&quot;&quot;)">
            <text:p/>
          </table:table-cell>
          <table:table-cell table:style-name="ce232" table:formula="of:=IF(LEN([.$BA13])&gt;0;&quot;,&quot;;&quot;&quot;)">
            <text:p/>
          </table:table-cell>
          <table:table-cell table:style-name="ce226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61"/>
          <table:table-cell table:style-name="ce168"/>
          <table:table-cell table:style-name="ce170" table:formula="of:=VLOOKUP([.$B13];['Sample#1'.$A$4:.$D$20];2;0)" office:value-type="string" office:string-value="" calcext:value-type="error">
            <text:p>#N/A</text:p>
          </table:table-cell>
          <table:table-cell table:style-name="ce170" table:formula="of:=VLOOKUP([.$B13];['Sample#1'.$A$4:.$D$20];3;0)" office:value-type="string" office:string-value="" calcext:value-type="error">
            <text:p>#N/A</text:p>
          </table:table-cell>
          <table:table-cell table:style-name="ce170" table:formula="of:=VLOOKUP([.$B13];['Sample#1'.$A$4:.$D$20];4;0)" office:value-type="string" office:string-value="" calcext:value-type="error">
            <text:p>#N/A</text:p>
          </table:table-cell>
          <table:table-cell table:style-name="ce170" table:formula="of:=VLOOKUP([.$B13];['Sample#1'.$A$4:.$D$20];1;1)" office:value-type="string" office:string-value="" calcext:value-type="error">
            <text:p>#N/A</text:p>
          </table:table-cell>
          <table:table-cell table:style-name="ce170" table:formula="of:=INDEX(['Sample#1'.$A$5:.$A$20];MATCH([.$F13];['Sample#1'.$A$4:.$A$20]);1)" office:value-type="string" office:string-value="" calcext:value-type="error">
            <text:p>#N/A</text:p>
          </table:table-cell>
          <table:table-cell table:style-name="ce170" table:formula="of:=[.B13]-[.F13]" office:value-type="string" office:string-value="" calcext:value-type="error">
            <text:p>#N/A</text:p>
          </table:table-cell>
          <table:table-cell table:style-name="ce170" table:formula="of:=[.G13]-[.F13]" office:value-type="string" office:string-value="" calcext:value-type="error">
            <text:p>#N/A</text:p>
          </table:table-cell>
          <table:table-cell table:formula="of:=VLOOKUP([.B13];['Sample#1'.$A$4:.$D$20];4;1)" office:value-type="string" office:string-value="" calcext:value-type="error">
            <text:p>#N/A</text:p>
          </table:table-cell>
          <table:table-cell table:style-name="ce170" table:formula="of:=VLOOKUP([.F13];['Sample#1'.$A$4:.$D$20];2;0)" office:value-type="string" office:string-value="" calcext:value-type="error">
            <text:p>#N/A</text:p>
          </table:table-cell>
          <table:table-cell table:style-name="ce170" table:formula="of:=VLOOKUP([.G13];['Sample#1'.$A$4:.$D$20];2;0)" office:value-type="string" office:string-value="" calcext:value-type="error">
            <text:p>#N/A</text:p>
          </table:table-cell>
          <table:table-cell table:style-name="ce170" table:formula="of:=[.L13]-[.K13]" office:value-type="string" office:string-value="" calcext:value-type="error">
            <text:p>#N/A</text:p>
          </table:table-cell>
          <table:table-cell table:style-name="ce184" table:formula="of:=([.M13]*([.H13]/[.I13]))+[.K13]" office:value-type="string" office:string-value="" calcext:value-type="error">
            <text:p>#N/A</text:p>
          </table:table-cell>
          <table:table-cell table:style-name="ce170" table:formula="of:=VLOOKUP([.F13];['Sample#1'.$A$4:.$D$20];3;0)" office:value-type="string" office:string-value="" calcext:value-type="error">
            <text:p>#N/A</text:p>
          </table:table-cell>
          <table:table-cell table:style-name="ce170" table:formula="of:=VLOOKUP([.G13];['Sample#1'.$A$4:.$D$20];3;0)" office:value-type="string" office:string-value="" calcext:value-type="error">
            <text:p>#N/A</text:p>
          </table:table-cell>
          <table:table-cell table:formula="of:=[.P13]-[.O13]" office:value-type="string" office:string-value="" calcext:value-type="error">
            <text:p>#N/A</text:p>
          </table:table-cell>
          <table:table-cell table:style-name="ce184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208" table:formula="of:=IF(ISERROR([.D13]);IF(ISERROR([.R13]);[.N13];[.R13]);[.D13])" office:value-type="string" office:string-value="" calcext:value-type="error">
            <text:p>#N/A</text:p>
          </table:table-cell>
          <table:table-cell table:style-name="ce208" table:formula="of:=IF(ISERROR([.E13]);[.J13];[.E13])" office:value-type="string" office:string-value="" calcext:value-type="error">
            <text:p>#N/A</text:p>
          </table:table-cell>
          <table:table-cell table:style-name="ce209" table:formula="of:=[.S13]/['Sample#1'.$G$11]" office:value-type="string" office:string-value="" calcext:value-type="error">
            <text:p>#N/A</text:p>
          </table:table-cell>
          <table:table-cell table:style-name="ce210" table:formula="of:=ROUND([.U13])" office:value-type="string" office:string-value="" calcext:value-type="error">
            <text:p>#N/A</text:p>
          </table:table-cell>
          <table:table-cell table:style-name="ce211" table:formula="of:=DEC2HEX([.V13])" office:value-type="string" office:string-value="" calcext:value-type="error">
            <text:p>#N/A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13])&gt;0;CONCATENATE([.$B$2];&quot;_&quot;;[.$A13];&quot;_CAL&quot;);&quot;&quot;)">
            <text:p/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7x</text:p>
          </table:table-cell>
          <table:table-cell table:style-name="ce185" table:formula="of:=CONCATENATE(REPT(&quot;0&quot;;4-LEN([.W13]));[.W13])" office:value-type="string" office:string-value="" calcext:value-type="error">
            <text:p>#N/A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13]" office:value-type="float" office:value="0" calcext:value-type="float">
            <text:p>0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13]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13];3)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5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18"/>
          <table:table-cell table:style-name="ce221"/>
          <table:table-cell table:style-name="ce221" table:formula="of:=CONCATENATE(&quot;&quot;;[.$Z13])">
            <text:p/>
          </table:table-cell>
          <table:table-cell table:style-name="ce224" table:formula="of:=IF(LEN([.$BA14])&gt;0;&quot;,&quot;;&quot;&quot;)">
            <text:p/>
          </table:table-cell>
          <table:table-cell table:style-name="ce170"/>
          <table:table-cell table:style-name="ce226" table:formula="of:=IF(LEN([.BA13])&gt;0;CONCATENATE([.BA13];[.BB13]);&quot;&quot;)">
            <text:p/>
          </table:table-cell>
          <table:table-cell/>
          <table:table-cell table:style-name="ce170" table:formula="of:=CONCATENATE(&quot;&quot;;[.$Z13])">
            <text:p/>
          </table:table-cell>
          <table:table-cell table:style-name="ce232" table:formula="of:=IF(LEN([.$BA13])&gt;0;&quot;_IDX&quot;;&quot;&quot;)">
            <text:p/>
          </table:table-cell>
          <table:table-cell table:style-name="ce232" table:formula="of:=IF(LEN([.$BA14])&gt;0;&quot;,&quot;;&quot;&quot;)">
            <text:p/>
          </table:table-cell>
          <table:table-cell table:style-name="ce226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61"/>
          <table:table-cell table:style-name="ce168"/>
          <table:table-cell table:style-name="ce170" table:formula="of:=VLOOKUP([.$B14];['Sample#1'.$A$4:.$D$20];2;0)" office:value-type="string" office:string-value="" calcext:value-type="error">
            <text:p>#N/A</text:p>
          </table:table-cell>
          <table:table-cell table:style-name="ce170" table:formula="of:=VLOOKUP([.$B14];['Sample#1'.$A$4:.$D$20];3;0)" office:value-type="string" office:string-value="" calcext:value-type="error">
            <text:p>#N/A</text:p>
          </table:table-cell>
          <table:table-cell table:style-name="ce170" table:formula="of:=VLOOKUP([.$B14];['Sample#1'.$A$4:.$D$20];4;0)" office:value-type="string" office:string-value="" calcext:value-type="error">
            <text:p>#N/A</text:p>
          </table:table-cell>
          <table:table-cell table:style-name="ce170" table:formula="of:=VLOOKUP([.$B14];['Sample#1'.$A$4:.$D$20];1;1)" office:value-type="string" office:string-value="" calcext:value-type="error">
            <text:p>#N/A</text:p>
          </table:table-cell>
          <table:table-cell table:style-name="ce170" table:formula="of:=INDEX(['Sample#1'.$A$5:.$A$20];MATCH([.$F14];['Sample#1'.$A$4:.$A$20]);1)" office:value-type="string" office:string-value="" calcext:value-type="error">
            <text:p>#N/A</text:p>
          </table:table-cell>
          <table:table-cell table:style-name="ce170" table:formula="of:=[.B14]-[.F14]" office:value-type="string" office:string-value="" calcext:value-type="error">
            <text:p>#N/A</text:p>
          </table:table-cell>
          <table:table-cell table:style-name="ce170" table:formula="of:=[.G14]-[.F14]" office:value-type="string" office:string-value="" calcext:value-type="error">
            <text:p>#N/A</text:p>
          </table:table-cell>
          <table:table-cell table:formula="of:=VLOOKUP([.B14];['Sample#1'.$A$4:.$D$20];4;1)" office:value-type="string" office:string-value="" calcext:value-type="error">
            <text:p>#N/A</text:p>
          </table:table-cell>
          <table:table-cell table:style-name="ce170" table:formula="of:=VLOOKUP([.F14];['Sample#1'.$A$4:.$D$20];2;0)" office:value-type="string" office:string-value="" calcext:value-type="error">
            <text:p>#N/A</text:p>
          </table:table-cell>
          <table:table-cell table:style-name="ce170" table:formula="of:=VLOOKUP([.G14];['Sample#1'.$A$4:.$D$20];2;0)" office:value-type="string" office:string-value="" calcext:value-type="error">
            <text:p>#N/A</text:p>
          </table:table-cell>
          <table:table-cell table:style-name="ce170" table:formula="of:=[.L14]-[.K14]" office:value-type="string" office:string-value="" calcext:value-type="error">
            <text:p>#N/A</text:p>
          </table:table-cell>
          <table:table-cell table:style-name="ce184" table:formula="of:=([.M14]*([.H14]/[.I14]))+[.K14]" office:value-type="string" office:string-value="" calcext:value-type="error">
            <text:p>#N/A</text:p>
          </table:table-cell>
          <table:table-cell table:style-name="ce170" table:formula="of:=VLOOKUP([.F14];['Sample#1'.$A$4:.$D$20];3;0)" office:value-type="string" office:string-value="" calcext:value-type="error">
            <text:p>#N/A</text:p>
          </table:table-cell>
          <table:table-cell table:style-name="ce170" table:formula="of:=VLOOKUP([.G14];['Sample#1'.$A$4:.$D$20];3;0)" office:value-type="string" office:string-value="" calcext:value-type="error">
            <text:p>#N/A</text:p>
          </table:table-cell>
          <table:table-cell table:formula="of:=[.P14]-[.O14]" office:value-type="string" office:string-value="" calcext:value-type="error">
            <text:p>#N/A</text:p>
          </table:table-cell>
          <table:table-cell table:style-name="ce184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208" table:formula="of:=IF(ISERROR([.D14]);IF(ISERROR([.R14]);[.N14];[.R14]);[.D14])" office:value-type="string" office:string-value="" calcext:value-type="error">
            <text:p>#N/A</text:p>
          </table:table-cell>
          <table:table-cell table:style-name="ce208" table:formula="of:=IF(ISERROR([.E14]);[.J14];[.E14])" office:value-type="string" office:string-value="" calcext:value-type="error">
            <text:p>#N/A</text:p>
          </table:table-cell>
          <table:table-cell table:style-name="ce209" table:formula="of:=[.S14]/['Sample#1'.$G$11]" office:value-type="string" office:string-value="" calcext:value-type="error">
            <text:p>#N/A</text:p>
          </table:table-cell>
          <table:table-cell table:style-name="ce210" table:formula="of:=ROUND([.U14])" office:value-type="string" office:string-value="" calcext:value-type="error">
            <text:p>#N/A</text:p>
          </table:table-cell>
          <table:table-cell table:style-name="ce211" table:formula="of:=DEC2HEX([.V14])" office:value-type="string" office:string-value="" calcext:value-type="error">
            <text:p>#N/A</text:p>
          </table:table-cell>
          <table:table-cell table:style-name="ce185" office:value-type="string" calcext:value-type="string">
            <text:p>#define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IF(LEN([.$A14])&gt;0;CONCATENATE([.$B$2];&quot;_&quot;;[.$A14];&quot;_CAL&quot;);&quot;&quot;)">
            <text:p/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(</text:p>
          </table:table-cell>
          <table:table-cell table:style-name="ce185" office:value-type="string" calcext:value-type="string">
            <text:p>UI_</text:p>
          </table:table-cell>
          <table:table-cell table:style-name="ce185" table:formula="of:=[.$B$3]" office:value-type="string" office:string-value="UI_16" calcext:value-type="string">
            <text:p>UI_16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8x</text:p>
          </table:table-cell>
          <table:table-cell table:style-name="ce185" table:formula="of:=CONCATENATE(REPT(&quot;0&quot;;4-LEN([.W14]));[.W14])" office:value-type="string" office:string-value="" calcext:value-type="error">
            <text:p>#N/A</text:p>
          </table:table-cell>
          <table:table-cell table:style-name="ce185" office:value-type="string" calcext:value-type="string">
            <text:p>)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5"/>/*</text:p>
          </table:table-cell>
          <table:table-cell table:style-name="ce185" office:value-type="string" calcext:value-type="string">
            <text:p><text:s/></text:p>
          </table:table-cell>
          <table:table-cell table:style-name="ce185" table:formula="of:=[.B14]" office:value-type="float" office:value="0" calcext:value-type="float">
            <text:p>0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<text:s/></text:p>
          </table:table-cell>
          <table:table-cell table:style-name="ce212" table:formula="of:=[.V14]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adc</text:p>
          </table:table-cell>
          <table:table-cell table:style-name="ce185" office:value-type="string" calcext:value-type="string">
            <text:p><text:s/></text:p>
          </table:table-cell>
          <table:table-cell table:style-name="ce213" table:formula="of:=TRUNC([.S14];3)" office:value-type="string" office:string-value="" calcext:value-type="error">
            <text:p>#N/A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Vadc</text:p>
          </table:table-cell>
          <table:table-cell table:style-name="ce185" office:value-type="string" calcext:value-type="string">
            <text:p><text:s/>*/</text:p>
          </table:table-cell>
          <table:table-cell table:style-name="ce216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9"/>
          <table:table-cell table:style-name="ce221"/>
          <table:table-cell table:style-name="ce221" table:formula="of:=CONCATENATE(&quot;&quot;;[.$Z14])">
            <text:p/>
          </table:table-cell>
          <table:table-cell table:style-name="ce221"/>
          <table:table-cell table:style-name="ce170"/>
          <table:table-cell table:style-name="ce226" table:formula="of:=IF(LEN([.BA14])&gt;0;CONCATENATE([.BA14];[.BB14]);&quot;&quot;)">
            <text:p/>
          </table:table-cell>
          <table:table-cell/>
          <table:table-cell table:style-name="ce170" table:formula="of:=CONCATENATE(&quot;&quot;;[.$Z14])">
            <text:p/>
          </table:table-cell>
          <table:table-cell table:style-name="ce232" table:formula="of:=IF(LEN([.$BA14])&gt;0;&quot;_IDX&quot;;&quot;&quot;)">
            <text:p/>
          </table:table-cell>
          <table:table-cell table:style-name="ce170"/>
          <table:table-cell table:style-name="ce226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22" office:value-type="string" calcext:value-type="string">
            <text:p>}</text:p>
          </table:table-cell>
          <table:table-cell table:style-name="ce222"/>
          <table:table-cell table:style-name="ce222" office:value-type="string" calcext:value-type="string">
            <text:p>;</text:p>
          </table:table-cell>
          <table:table-cell/>
          <table:table-cell table:style-name="ce226" table:formula="of:=CONCATENATE([.AZ15];[.BA15];[.BB15])" office:value-type="string" office:string-value="};" calcext:value-type="string">
            <text:p>};</text:p>
          </table:table-cell>
          <table:table-cell table:style-name="ce228" office:value-type="string" calcext:value-type="string">
            <text:p>} t_enum_</text:p>
          </table:table-cell>
          <table:table-cell table:style-name="ce228" table:formula="of:=[.B1]" office:value-type="string" office:string-value="SAMPLE1_SENS" calcext:value-type="string">
            <text:p>SAMPLE1_SENS</text:p>
          </table:table-cell>
          <table:table-cell table:style-name="ce228" office:value-type="string" calcext:value-type="string">
            <text:p>;</text:p>
          </table:table-cell>
          <table:table-cell/>
          <table:table-cell table:style-name="ce226" table:formula="of:=IF(LEN([.BF15])&gt;0;CONCATENATE([.BE15];[.BF15];[.BG15]);&quot;&quot;)" office:value-type="string" office:string-value="} t_enum_SAMPLE1_SENS;" calcext:value-type="string">
            <text:p>} t_enum_SAMPLE1_SENS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23" office:value-type="string" calcext:value-type="string">
            <office:annotation office:display="true" draw:style-name="gr4" draw:text-style-name="P2" svg:width="2.899cm" svg:height="1.781cm" svg:x="71.763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bat_input</text:p>
          </table:table-cell>
          <table:table-cell table:number-columns-repeated="969"/>
        </table:table-row>
        <table:table-row table:style-name="ro5">
          <table:table-cell table:style-name="ce162" table:number-columns-repeated="2"/>
          <table:table-cell table:number-columns-repeated="7"/>
          <table:table-cell table:style-name="Default"/>
          <table:table-cell table:style-name="ce175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23" office:value-type="string" calcext:value-type="string">
            <text:p>bat_range_unfilt</text:p>
          </table:table-cell>
          <table:table-cell table:number-columns-repeated="969"/>
        </table:table-row>
        <table:table-row table:style-name="ro5">
          <table:table-cell table:style-name="ce162" table:number-columns-repeated="2"/>
          <table:table-cell/>
          <table:table-cell table:style-name="ce175" office:value-type="string" calcext:value-type="string">
            <text:p><text:s/>/* <text:s text:c="9"/></text:p>
          </table:table-cell>
          <table:table-cell table:style-name="ce175" office:value-type="string" calcext:value-type="string">
            <text:p>-----</text:p>
          </table:table-cell>
          <table:table-cell table:style-name="ce175">
            <office:annotation office:display="true" draw:style-name="gr4" draw:text-style-name="P2" svg:width="2.899cm" svg:height="1.781cm" svg:x="13.56cm" svg:y="5.291cm" draw:caption-point-x="0.863cm" draw:caption-point-y="2.395cm">
              <dc:date>2014-11-06T00:00:00</dc:date>
              <text:p text:style-name="P3"><text:span text:style-name="T3">Use these green areas to tune the figure for source code comments.</text:span></text:p>
            </office:annotation>
          </table:table-cell>
          <table:table-cell table:style-name="ce175" office:value-type="string" calcext:value-type="string">
            <text:p>| <text:s text:c="9"/></text:p>
          </table:table-cell>
          <table:table-cell/>
          <table:table-cell table:style-name="ce175" office:value-type="string" calcext:value-type="string">
            <text:p><text:s text:c="2"/>*/</text:p>
          </table:table-cell>
          <table:table-cell table:style-name="ce175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[.BA16]" office:value-type="string" office:string-value="bat_input" calcext:value-type="string">
            <text:p>bat_input</text:p>
          </table:table-cell>
          <table:table-cell table:style-name="ce223" office:value-type="string" calcext:value-type="string">
            <text:p><text:s/>&gt;= </text:p>
          </table:table-cell>
          <table:table-cell/>
          <table:table-cell table:formula="of:=[.BA6]" office:value-type="string" office:string-value="S1_HIGH_CAL" calcext:value-type="string">
            <text:p>S1_HIGH_CAL</text:p>
          </table:table-cell>
          <table:table-cell office:value-type="string" calcext:value-type="string">
            <text:p>){</text:p>
          </table:table-cell>
          <table:table-cell table:style-name="ce229" table:formula="of:=IF(LEN([.BD18])&gt;0;CONCATENATE([.AZ18];[.BA18];[.BB18];[.BC18];[.BD18];[.BE18]);&quot;&quot;)" office:value-type="string" office:string-value="if (bat_input &gt;= S1_HIGH_CAL){" calcext:value-type="string">
            <office:annotation office:display="true" draw:style-name="gr4" draw:text-style-name="P2" svg:width="2.899cm" svg:height="1.781cm" svg:x="94.238cm" svg:y="11.456cm" draw:caption-point-x="2.67cm" draw:caption-point-y="-3.77cm">
              <dc:date>2014-11-06T00:00:00</dc:date>
              <text:p text:style-name="P3"><text:span text:style-name="T3">Copy towards down to obtain discretizer source code.</text:span></text:p>
            </office:annotation>
            <text:p>if (bat_input &gt;= S1_HIGH_CAL){</text:p>
          </table:table-cell>
          <table:table-cell table:style-name="ce233" table:number-columns-repeated="2"/>
          <table:table-cell table:style-name="ce236"/>
          <table:table-cell table:number-columns-repeated="961"/>
        </table:table-row>
        <table:table-row table:style-name="ro5">
          <table:table-cell table:style-name="ce163"/>
          <table:table-cell table:style-name="ce162"/>
          <table:table-cell/>
          <table:table-cell table:style-name="ce175" office:value-type="string" calcext:value-type="string">
            <text:p><text:s/>/* <text:s text:c="9"/></text:p>
          </table:table-cell>
          <table:table-cell table:style-name="ce178"/>
          <table:table-cell table:style-name="ce175" office:value-type="string" calcext:value-type="string">
            <text:p>v</text:p>
          </table:table-cell>
          <table:table-cell table:style-name="ce175" office:value-type="string" calcext:value-type="string">
            <text:p>| - - - - - - - - - - - - - - - <text:s/>*/</text:p>
          </table:table-cell>
          <table:table-cell table:style-name="ce175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HIGH_CAL" calcext:value-type="string">
            <text:p>S1_HIGH_CAL</text:p>
          </table:table-cell>
          <table:table-cell office:value-type="string" calcext:value-type="string">
            <text:p>;</text:p>
          </table:table-cell>
          <table:table-cell table:style-name="ce230" table:formula="of:=IF(LEN([.BD19])&gt;0;CONCATENATE([.AZ19];[.BA19];[.BB19];[.BC19];[.BD19];[.BE19]);&quot;&quot;)" office:value-type="string" office:string-value="    bat_range_unfilt=S1_HIGH_CAL;" calcext:value-type="string">
            <text:p><text:s text:c="4"/>bat_range_unfilt=S1_HIGH_CAL;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75" office:value-type="string" calcext:value-type="string">
            <text:p><text:s/>/* <text:s text:c="9"/></text:p>
          </table:table-cell>
          <table:table-cell table:style-name="ce175" office:value-type="string" calcext:value-type="string">
            <text:p>-----</text:p>
          </table:table-cell>
          <table:table-cell table:style-name="ce175"/>
          <table:table-cell table:style-name="ce175" office:value-type="string" calcext:value-type="string">
            <text:p>|________________________________*/</text:p>
          </table:table-cell>
          <table:table-cell/>
          <table:table-cell table:style-name="ce175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bat_input" calcext:value-type="string">
            <text:p>bat_input</text:p>
          </table:table-cell>
          <table:table-cell table:formula="of:=[.BB18]" office:value-type="string" office:string-value=" &gt;= " calcext:value-type="string">
            <text:p><text:s/>&gt;= </text:p>
          </table:table-cell>
          <table:table-cell/>
          <table:table-cell table:formula="of:=[.BA7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){</text:p>
          </table:table-cell>
          <table:table-cell table:style-name="ce230" table:formula="of:=IF(LEN([.BD20])&gt;0;CONCATENATE([.AZ20];[.BA20];[.BB20];[.BC20];[.BD20];[.BE20]);&quot;&quot;)" office:value-type="string" office:string-value="} else if (bat_input &gt;= S1_DEGRADED HIGH_CAL){" calcext:value-type="string">
            <text:p>} else if (bat_input &gt;= S1_DEGRADED HIGH_CAL){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75" office:value-type="string" calcext:value-type="string">
            <text:p><text:s/>/* <text:s text:c="9"/></text:p>
          </table:table-cell>
          <table:table-cell table:style-name="ce175" office:value-type="string" calcext:value-type="string">
            <text:p>-----</text:p>
          </table:table-cell>
          <table:table-cell table:style-name="ce175"/>
          <table:table-cell table:style-name="ce175" office:value-type="string" calcext:value-type="string">
            <text:p>_________________________________*/</text:p>
          </table:table-cell>
          <table:table-cell table:style-name="ce175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2" svg:width="3.54cm" svg:height="2.571cm" svg:x="26.156cm" svg:y="6.835cm" draw:caption-point-x="-0.444cm" draw:caption-point-y="2.206cm">
              <dc:date>2014-11-06T00:00:00</dc:date>
              <text:p text:style-name="P3"><text:span text:style-name="T3">Copy from here towards down for obtaining the figure for source code comment.</text:span></text:p>
              <text:p text:style-name="P3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2" svg:width="2.899cm" svg:height="4.941cm" svg:x="35.4cm" svg:y="3.591cm" draw:caption-point-x="2.058cm" draw:caption-point-y="5.45cm">
              <dc:date>2014-11-06T00:00:00</dc:date>
              <text:p text:style-name="P3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;</text:p>
          </table:table-cell>
          <table:table-cell table:style-name="ce230" table:formula="of:=IF(LEN([.BD21])&gt;0;CONCATENATE([.AZ21];[.BA21];[.BB21];[.BC21];[.BD21];[.BE21]);&quot;&quot;)" office:value-type="string" office:string-value="    bat_range_unfilt=S1_DEGRADED HIGH_CAL;" calcext:value-type="string">
            <text:p><text:s text:c="4"/>bat_range_unfilt=S1_DEGRADED HIGH_CAL;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0">
          <table:table-cell table:style-name="ce164" table:content-validation-name="val2" office:value-type="string" calcext:value-type="string">
            <office:annotation office:display="true" draw:style-name="gr13" draw:text-style-name="P2" svg:width="2.899cm" svg:height="1.386cm" svg:x="2.039cm" svg:y="10.421cm" draw:caption-point-x="1.282cm" draw:caption-point-y="-0.929cm">
              <dc:date>2014-11-06T00:00:00</dc:date>
              <text:p text:style-name="P3"><text:span text:style-name="T3">Select the range in order to obtain the figures.</text:span></text:p>
            </office:annotation>
            <text:p>HIGH</text:p>
          </table:table-cell>
          <table:table-cell table:formula="of:=IF(LEN([.A22])&gt;0;VLOOKUP([.A22];[.$A$6:.$B$15];2;0);&quot;&quot;)" office:value-type="float" office:value="18.5" calcext:value-type="float">
            <text:p>18,5</text:p>
          </table:table-cell>
          <table:table-cell table:style-name="ce171" table:content-validation-name="val3" office:value-type="string" calcext:value-type="string">
            <office:annotation office:display="true" draw:style-name="gr14" draw:text-style-name="P2" svg:width="2.899cm" svg:height="0.991cm" svg:x="8.581cm" svg:y="9.697cm" draw:caption-point-x="-0.499cm" draw:caption-point-y="-0.205cm">
              <dc:date>2014-11-06T00:00:00</dc:date>
              <text:p text:style-name="P3"><text:span text:style-name="T3">Select the color for the range.</text:span></text:p>
            </office:annotation>
            <text:p>ROJO</text:p>
          </table:table-cell>
          <table:table-cell table:style-name="ce176" table:formula="of:=[.D23]" office:value-type="string" office:string-value=" /*          " calcext:value-type="string">
            <text:p><text:s/>/* <text:s text:c="9"/></text:p>
          </table:table-cell>
          <table:table-cell table:style-name="ce176" table:formula="of:=[.E23]" office:value-type="string" office:string-value="-----" calcext:value-type="string">
            <text:p>-----</text:p>
          </table:table-cell>
          <table:table-cell table:style-name="ce176" table:formula="of:=[.F23]">
            <text:p/>
          </table:table-cell>
          <table:table-cell table:style-name="ce176" table:formula="of:=[.G23]" office:value-type="string" office:string-value="|          " calcext:value-type="string">
            <text:p>| <text:s text:c="9"/></text:p>
          </table:table-cell>
          <table:table-cell table:style-name="ce176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76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88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bat_input" calcext:value-type="string">
            <text:p>bat_input</text:p>
          </table:table-cell>
          <table:table-cell table:formula="of:=[.BB20]" office:value-type="string" office:string-value=" &gt;= " calcext:value-type="string">
            <text:p><text:s/>&gt;= </text:p>
          </table:table-cell>
          <table:table-cell/>
          <table:table-cell table:formula="of:=[.BA8]" office:value-type="string" office:string-value="S1_NORMAL_CAL" calcext:value-type="string">
            <text:p>S1_NORMAL_CAL</text:p>
          </table:table-cell>
          <table:table-cell office:value-type="string" calcext:value-type="string">
            <text:p>){</text:p>
          </table:table-cell>
          <table:table-cell table:style-name="ce230" table:formula="of:=IF(LEN([.BD22])&gt;0;CONCATENATE([.AZ22];[.BA22];[.BB22];[.BC22];[.BD22];[.BE22]);&quot;&quot;)" office:value-type="string" office:string-value="} else if (bat_input &gt;= S1_NORMAL_CAL){" calcext:value-type="string">
            <text:p>} else if (bat_input &gt;= S1_NORMAL_CAL){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OJO" calcext:value-type="string">
            <text:p>ROJO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1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189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S1_NORMAL_CAL" calcext:value-type="string">
            <text:p>S1_NORMAL_CAL</text:p>
          </table:table-cell>
          <table:table-cell office:value-type="string" calcext:value-type="string">
            <text:p>;</text:p>
          </table:table-cell>
          <table:table-cell table:style-name="ce230" table:formula="of:=IF(LEN([.BD23])&gt;0;CONCATENATE([.AZ23];[.BA23];[.BB23];[.BC23];[.BD23];[.BE23]);&quot;&quot;)" office:value-type="string" office:string-value="    bat_range_unfilt=S1_NORMAL_CAL;" calcext:value-type="string">
            <text:p><text:s text:c="4"/>bat_range_unfilt=S1_NORMAL_CAL;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1">
          <table:table-cell table:number-columns-repeated="2"/>
          <table:table-cell table:formula="of:=[.C23]" office:value-type="string" office:string-value="ROJO" calcext:value-type="string">
            <text:p>ROJO</text:p>
          </table:table-cell>
          <table:table-cell table:style-name="ce177" table:formula="of:=[.D25]" office:value-type="string" office:string-value=" /*          " calcext:value-type="string">
            <text:p><text:s/>/* <text:s text:c="9"/></text:p>
          </table:table-cell>
          <table:table-cell table:style-name="ce177" table:formula="of:=[.E23]" office:value-type="string" office:string-value="-----" calcext:value-type="string">
            <text:p>-----</text:p>
          </table:table-cell>
          <table:table-cell table:style-name="ce177" table:formula="of:=[.F23]">
            <text:p/>
          </table:table-cell>
          <table:table-cell table:style-name="ce177" table:formula="of:=[.G23]" office:value-type="string" office:string-value="|          " calcext:value-type="string">
            <text:p>| <text:s text:c="9"/></text:p>
          </table:table-cell>
          <table:table-cell table:style-name="ce177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77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0"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bat_input" calcext:value-type="string">
            <text:p>bat_input</text:p>
          </table:table-cell>
          <table:table-cell table:formula="of:=[.BB22]" office:value-type="string" office:string-value=" &gt;= " calcext:value-type="string">
            <text:p><text:s/>&gt;= </text:p>
          </table:table-cell>
          <table:table-cell/>
          <table:table-cell table:formula="of:=[.BA9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){</text:p>
          </table:table-cell>
          <table:table-cell table:style-name="ce230" table:formula="of:=IF(LEN([.BD24])&gt;0;CONCATENATE([.AZ24];[.BA24];[.BB24];[.BC24];[.BD24];[.BE24]);&quot;&quot;)" office:value-type="string" office:string-value="} else if (bat_input &gt;= S1_DEGRADED LOW_CAL){" calcext:value-type="string">
            <text:p>} else if (bat_input &gt;= S1_DEGRADED LOW_CAL){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style-name="ce166"/>
          <table:table-cell table:style-name="ce169"/>
          <table:table-cell table:style-name="ce169" table:formula="of:=[.C24]" office:value-type="string" office:string-value="ROJO" calcext:value-type="string">
            <text:p>ROJO</text:p>
          </table:table-cell>
          <table:table-cell table:style-name="ce169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9" table:formula="of:=CONCATENATE(REPT(&quot; &quot;;4-LEN(TEXT([.B22];&quot;0,0&quot;)));TEXT([.B22];&quot;0,0&quot;))" office:value-type="string" office:string-value="18,5" calcext:value-type="string">
            <text:p>18,5</text:p>
          </table:table-cell>
          <table:table-cell table:style-name="ce169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79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9" table:formula="of:=IF(ISBLANK([.$A22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8,5v| - - - - - - - - - - - - - - -  */" calcext:value-type="string">
            <text:p><text:s/>/* <text:s text:c="9"/>18,5v| - - - - - - - - - - - - - - - <text:s/>*/</text:p>
          </table:table-cell>
          <table:table-cell table:number-columns-repeated="4"/>
          <table:table-cell table:style-name="ce187" table:formula="of:=[.E25]&amp;&quot; v&quot;" office:value-type="string" office:string-value="18,5 v" calcext:value-type="string">
            <text:p>18,5 v</text:p>
          </table:table-cell>
          <table:table-cell table:style-name="ce191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;</text:p>
          </table:table-cell>
          <table:table-cell table:style-name="ce230" table:formula="of:=IF(LEN([.BD25])&gt;0;CONCATENATE([.AZ25];[.BA25];[.BB25];[.BC25];[.BD25];[.BE25]);&quot;&quot;)" office:value-type="string" office:string-value="    bat_range_unfilt=S1_DEGRADED LOW_CAL;" calcext:value-type="string">
            <text:p><text:s text:c="4"/>bat_range_unfilt=S1_DEGRADED LOW_CAL;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0">
          <table:table-cell table:style-name="ce164" table:content-validation-name="val2" office:value-type="string" calcext:value-type="string">
            <text:p>DEGRADED HIGH</text:p>
          </table:table-cell>
          <table:table-cell table:formula="of:=IF(LEN([.A26])&gt;0;VLOOKUP([.A26];[.$A$6:.$B$15];2;0);&quot;&quot;)" office:value-type="float" office:value="16.5" calcext:value-type="float">
            <text:p>16,5</text:p>
          </table:table-cell>
          <table:table-cell table:style-name="ce171" table:content-validation-name="val3" office:value-type="string" calcext:value-type="string">
            <text:p>AMARILLO</text:p>
          </table:table-cell>
          <table:table-cell table:style-name="ce176" table:formula="of:=[.D27]" office:value-type="string" office:string-value=" /*          " calcext:value-type="string">
            <text:p><text:s/>/* <text:s text:c="9"/></text:p>
          </table:table-cell>
          <table:table-cell table:style-name="ce176" table:formula="of:=[.E27]" office:value-type="string" office:string-value="-----" calcext:value-type="string">
            <text:p>-----</text:p>
          </table:table-cell>
          <table:table-cell table:style-name="ce176" table:formula="of:=[.F27]">
            <text:p/>
          </table:table-cell>
          <table:table-cell table:style-name="ce176" table:formula="of:=[.G27]" office:value-type="string" office:string-value="|          " calcext:value-type="string">
            <text:p>| <text:s text:c="9"/></text:p>
          </table:table-cell>
          <table:table-cell table:style-name="ce176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76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2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bat_input" calcext:value-type="string">
            <text:p>bat_input</text:p>
          </table:table-cell>
          <table:table-cell table:formula="of:=[.BB24]" office:value-type="string" office:string-value=" &gt;= " calcext:value-type="string">
            <text:p><text:s/>&gt;= </text:p>
          </table:table-cell>
          <table:table-cell/>
          <table:table-cell table:formula="of:=[.BA10]" office:value-type="string" office:string-value="S1_LOW_CAL" calcext:value-type="string">
            <text:p>S1_LOW_CAL</text:p>
          </table:table-cell>
          <table:table-cell office:value-type="string" calcext:value-type="string">
            <text:p>){</text:p>
          </table:table-cell>
          <table:table-cell table:style-name="ce230" table:formula="of:=IF(LEN([.BD26])&gt;0;CONCATENATE([.AZ26];[.BA26];[.BB26];[.BC26];[.BD26];[.BE26]);&quot;&quot;)" office:value-type="string" office:string-value="} else if (bat_input &gt;= S1_LOW_CAL){" calcext:value-type="string">
            <text:p>} else if (bat_input &gt;= S1_LOW_CAL){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AMARILLO" calcext:value-type="string">
            <text:p>AMARILLO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DEGRADED HIGH       " calcext:value-type="string">
            <text:p>DEGRADED HIGH <text:s text:c="6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1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DEGRADED HIGH         */" calcext:value-type="string">
            <text:p><text:s/>/* <text:s text:c="9"/>-----| <text:s text:c="9"/>DEGRADED HIGH <text:s text:c="8"/>*/</text:p>
          </table:table-cell>
          <table:table-cell table:number-columns-repeated="5"/>
          <table:table-cell table:style-name="ce193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6]" office:value-type="string" office:string-value="S1_LOW_CAL" calcext:value-type="string">
            <text:p>S1_LOW_CAL</text:p>
          </table:table-cell>
          <table:table-cell office:value-type="string" calcext:value-type="string">
            <text:p>;</text:p>
          </table:table-cell>
          <table:table-cell table:style-name="ce230" table:formula="of:=IF(LEN([.BD27])&gt;0;CONCATENATE([.AZ27];[.BA27];[.BB27];[.BC27];[.BD27];[.BE27]);&quot;&quot;)" office:value-type="string" office:string-value="    bat_range_unfilt=S1_LOW_CAL;" calcext:value-type="string">
            <text:p><text:s text:c="4"/>bat_range_unfilt=S1_LOW_CAL;</text:p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1">
          <table:table-cell table:number-columns-repeated="2"/>
          <table:table-cell table:formula="of:=[.C27]" office:value-type="string" office:string-value="AMARILLO" calcext:value-type="string">
            <text:p>AMARILLO</text:p>
          </table:table-cell>
          <table:table-cell table:style-name="ce177" table:formula="of:=[.D29]" office:value-type="string" office:string-value=" /*          " calcext:value-type="string">
            <text:p><text:s/>/* <text:s text:c="9"/></text:p>
          </table:table-cell>
          <table:table-cell table:style-name="ce177" table:formula="of:=[.E27]" office:value-type="string" office:string-value="-----" calcext:value-type="string">
            <text:p>-----</text:p>
          </table:table-cell>
          <table:table-cell table:style-name="ce177" table:formula="of:=[.F27]">
            <text:p/>
          </table:table-cell>
          <table:table-cell table:style-name="ce177" table:formula="of:=[.G27]" office:value-type="string" office:string-value="|          " calcext:value-type="string">
            <text:p>| <text:s text:c="9"/></text:p>
          </table:table-cell>
          <table:table-cell table:style-name="ce177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77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4" table:formula="of:=CONCATENATE(&quot;&quot;;[.A26])" office:value-type="string" office:string-value="DEGRADED HIGH" calcext:value-type="string">
            <text:p>DEGRADED HIGH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bat_input" calcext:value-type="string">
            <text:p>bat_input</text:p>
          </table:table-cell>
          <table:table-cell table:formula="of:=[.BB26]" office:value-type="string" office:string-value=" &gt;= " calcext:value-type="string">
            <text:p><text:s/>&gt;= 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30" table:formula="of:=IF(LEN([.BD28])&gt;0;CONCATENATE([.AZ28];[.BA28];[.BB28];[.BC28];[.BD28];[.BE28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style-name="ce166"/>
          <table:table-cell table:style-name="ce169"/>
          <table:table-cell table:style-name="ce169" table:formula="of:=[.C28]" office:value-type="string" office:string-value="AMARILLO" calcext:value-type="string">
            <text:p>AMARILLO</text:p>
          </table:table-cell>
          <table:table-cell table:style-name="ce169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9" table:formula="of:=CONCATENATE(REPT(&quot; &quot;;4-LEN(TEXT([.B26];&quot;0,0&quot;)));TEXT([.B26];&quot;0,0&quot;))" office:value-type="string" office:string-value="16,5" calcext:value-type="string">
            <text:p>16,5</text:p>
          </table:table-cell>
          <table:table-cell table:style-name="ce169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79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9" table:formula="of:=IF(ISBLANK([.$A26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16,5v| - - - - - - - - - - - - - - -  */" calcext:value-type="string">
            <text:p><text:s/>/* <text:s text:c="9"/>16,5v| - - - - - - - - - - - - - - - <text:s/>*/</text:p>
          </table:table-cell>
          <table:table-cell table:number-columns-repeated="4"/>
          <table:table-cell table:style-name="ce187" table:formula="of:=[.E29]&amp;&quot; v&quot;" office:value-type="string" office:string-value="16,5 v" calcext:value-type="string">
            <text:p>16,5 v</text:p>
          </table:table-cell>
          <table:table-cell table:style-name="ce195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30" table:formula="of:=IF(LEN([.BD29])&gt;0;CONCATENATE([.AZ29];[.BA29];[.BB29];[.BC29];[.BD29];[.BE29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0">
          <table:table-cell table:style-name="ce164" table:content-validation-name="val2" office:value-type="string" calcext:value-type="string">
            <text:p>NORMAL</text:p>
          </table:table-cell>
          <table:table-cell table:formula="of:=IF(LEN([.A30])&gt;0;VLOOKUP([.A30];[.$A$6:.$B$15];2;0);&quot;&quot;)" office:value-type="float" office:value="7.5" calcext:value-type="float">
            <text:p>7,5</text:p>
          </table:table-cell>
          <table:table-cell table:style-name="ce171" table:content-validation-name="val3" office:value-type="string" calcext:value-type="string">
            <text:p>VERDE</text:p>
          </table:table-cell>
          <table:table-cell table:style-name="ce176" table:formula="of:=[.D31]" office:value-type="string" office:string-value=" /*          " calcext:value-type="string">
            <text:p><text:s/>/* <text:s text:c="9"/></text:p>
          </table:table-cell>
          <table:table-cell table:style-name="ce176" table:formula="of:=[.E31]" office:value-type="string" office:string-value="-----" calcext:value-type="string">
            <text:p>-----</text:p>
          </table:table-cell>
          <table:table-cell table:style-name="ce176" table:formula="of:=[.F31]">
            <text:p/>
          </table:table-cell>
          <table:table-cell table:style-name="ce176" table:formula="of:=[.G31]" office:value-type="string" office:string-value="|          " calcext:value-type="string">
            <text:p>| <text:s text:c="9"/></text:p>
          </table:table-cell>
          <table:table-cell table:style-name="ce176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76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6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bat_input" calcext:value-type="string">
            <text:p>bat_input</text:p>
          </table:table-cell>
          <table:table-cell table:formula="of:=[.BB28]" office:value-type="string" office:string-value=" &gt;= " calcext:value-type="string">
            <text:p><text:s/>&gt;= 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30" table:formula="of:=IF(LEN([.BD30])&gt;0;CONCATENATE([.AZ30];[.BA30];[.BB30];[.BC30];[.BD30];[.BE30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VERDE" calcext:value-type="string">
            <text:p>VERDE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NORMAL              " calcext:value-type="string">
            <text:p>NORMAL <text:s text:c="13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1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189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0]">
            <text:p/>
          </table:table-cell>
          <table:table-cell office:value-type="string" calcext:value-type="string">
            <text:p>;</text:p>
          </table:table-cell>
          <table:table-cell table:style-name="ce230" table:formula="of:=IF(LEN([.BD31])&gt;0;CONCATENATE([.AZ31];[.BA31];[.BB31];[.BC31];[.BD31];[.BE31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1">
          <table:table-cell table:number-columns-repeated="2"/>
          <table:table-cell table:formula="of:=[.C31]" office:value-type="string" office:string-value="VERDE" calcext:value-type="string">
            <text:p>VERDE</text:p>
          </table:table-cell>
          <table:table-cell table:style-name="ce177" table:formula="of:=[.D33]" office:value-type="string" office:string-value=" /*          " calcext:value-type="string">
            <text:p><text:s/>/* <text:s text:c="9"/></text:p>
          </table:table-cell>
          <table:table-cell table:style-name="ce177" table:formula="of:=[.E31]" office:value-type="string" office:string-value="-----" calcext:value-type="string">
            <text:p>-----</text:p>
          </table:table-cell>
          <table:table-cell table:style-name="ce177" table:formula="of:=[.F31]">
            <text:p/>
          </table:table-cell>
          <table:table-cell table:style-name="ce177" table:formula="of:=[.G31]" office:value-type="string" office:string-value="|          " calcext:value-type="string">
            <text:p>| <text:s text:c="9"/></text:p>
          </table:table-cell>
          <table:table-cell table:style-name="ce177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77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0" table:formula="of:=CONCATENATE(&quot;&quot;;[.A30])" office:value-type="string" office:string-value="NORMAL" calcext:value-type="string">
            <text:p>NORMAL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bat_input" calcext:value-type="string">
            <text:p>bat_input</text:p>
          </table:table-cell>
          <table:table-cell table:formula="of:=[.BB30]" office:value-type="string" office:string-value=" &gt;= " calcext:value-type="string">
            <text:p><text:s/>&gt;= 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30" table:formula="of:=IF(LEN([.BD32])&gt;0;CONCATENATE([.AZ32];[.BA32];[.BB32];[.BC32];[.BD32];[.BE32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style-name="ce166"/>
          <table:table-cell table:style-name="ce169"/>
          <table:table-cell table:style-name="ce169" table:formula="of:=[.C32]" office:value-type="string" office:string-value="VERDE" calcext:value-type="string">
            <text:p>VERDE</text:p>
          </table:table-cell>
          <table:table-cell table:style-name="ce169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9" table:formula="of:=CONCATENATE(REPT(&quot; &quot;;4-LEN(TEXT([.B30];&quot;0,0&quot;)));TEXT([.B30];&quot;0,0&quot;))" office:value-type="string" office:string-value=" 7,5" calcext:value-type="string">
            <text:p><text:s/>7,5</text:p>
          </table:table-cell>
          <table:table-cell table:style-name="ce169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79" table:formula="of:=IF(LEN([.$A30])=0;&quot;&quot;;IF(ISBLANK([.A34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9" table:formula="of:=IF(ISBLANK([.$A30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7,5v| - - - - - - - - - - - - - - -  */" calcext:value-type="string">
            <text:p><text:s/>/* <text:s text:c="10"/>7,5v| - - - - - - - - - - - - - - - <text:s/>*/</text:p>
          </table:table-cell>
          <table:table-cell table:number-columns-repeated="4"/>
          <table:table-cell table:style-name="ce187" table:formula="of:=[.E33]&amp;&quot; v&quot;" office:value-type="string" office:string-value=" 7,5 v" calcext:value-type="string">
            <text:p><text:s/>7,5 v</text:p>
          </table:table-cell>
          <table:table-cell table:style-name="ce191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30" table:formula="of:=IF(LEN([.BD33])&gt;0;CONCATENATE([.AZ33];[.BA33];[.BB33];[.BC33];[.BD33];[.BE33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0">
          <table:table-cell table:style-name="ce164" table:content-validation-name="val2" office:value-type="string" calcext:value-type="string">
            <text:p>DEGRADED LOW</text:p>
          </table:table-cell>
          <table:table-cell table:formula="of:=IF(LEN([.A34])&gt;0;VLOOKUP([.A34];[.$A$6:.$B$15];2;0);&quot;&quot;)" office:value-type="float" office:value="6.5" calcext:value-type="float">
            <text:p>6,5</text:p>
          </table:table-cell>
          <table:table-cell table:style-name="ce171" table:content-validation-name="val3" office:value-type="string" calcext:value-type="string">
            <text:p>AMARILLO</text:p>
          </table:table-cell>
          <table:table-cell table:style-name="ce176" table:formula="of:=[.D35]" office:value-type="string" office:string-value=" /*          " calcext:value-type="string">
            <text:p><text:s/>/* <text:s text:c="9"/></text:p>
          </table:table-cell>
          <table:table-cell table:style-name="ce176" table:formula="of:=[.E35]" office:value-type="string" office:string-value="-----" calcext:value-type="string">
            <text:p>-----</text:p>
          </table:table-cell>
          <table:table-cell table:style-name="ce176" table:formula="of:=[.F35]">
            <text:p/>
          </table:table-cell>
          <table:table-cell table:style-name="ce176" table:formula="of:=[.G35]" office:value-type="string" office:string-value="|          " calcext:value-type="string">
            <text:p>| <text:s text:c="9"/></text:p>
          </table:table-cell>
          <table:table-cell table:style-name="ce176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76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30" table:formula="of:=IF(LEN([.BD34])&gt;0;CONCATENATE([.AZ34];[.BA34];[.BB34];[.BC34];[.BD34];[.BE34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string" office:string-value="AMARILLO" calcext:value-type="string">
            <text:p>AMARILLO</text:p>
          </table:table-cell>
          <table:table-cell table:formula="of:=IF(ISBLANK([.$A34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4]);&quot;&quot;;CONCATENATE(&quot;&quot;;[.E$18]))" office:value-type="string" office:string-value="-----" calcext:value-type="string">
            <text:p>-----</text:p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4]);&quot;&quot;;[.$A34]&amp;REPT(&quot; &quot;;20-LEN([.$A34])))" office:value-type="string" office:string-value="DEGRADED LOW        " calcext:value-type="string">
            <text:p>DEGRADED LOW <text:s text:c="7"/></text:p>
          </table:table-cell>
          <table:table-cell table:formula="of:=IF(ISBLANK([.$A34]);&quot;&quot;;CONCATENATE(&quot;&quot;;[.I$18]))" office:value-type="string" office:string-value="  */" calcext:value-type="string">
            <text:p><text:s text:c="2"/>*/</text:p>
          </table:table-cell>
          <table:table-cell table:style-name="ce181" table:formula="of:=IF(ISBLANK([.$A34])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DEGRADED LOW          */" calcext:value-type="string">
            <text:p><text:s/>/* <text:s text:c="9"/>-----| <text:s text:c="9"/>DEGRADED LOW <text:s text:c="9"/>*/</text:p>
          </table:table-cell>
          <table:table-cell table:number-columns-repeated="5"/>
          <table:table-cell table:style-name="ce189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30" table:formula="of:=IF(LEN([.BD35])&gt;0;CONCATENATE([.AZ35];[.BA35];[.BB35];[.BC35];[.BD35];[.BE35]);&quot;&quot;)">
            <text:p/>
          </table:table-cell>
          <table:table-cell table:style-name="ce234" table:number-columns-repeated="2"/>
          <table:table-cell table:style-name="ce237"/>
          <table:table-cell table:number-columns-repeated="961"/>
        </table:table-row>
        <table:table-row table:style-name="ro11">
          <table:table-cell table:number-columns-repeated="2"/>
          <table:table-cell table:formula="of:=[.C35]" office:value-type="string" office:string-value="AMARILLO" calcext:value-type="string">
            <text:p>AMARILLO</text:p>
          </table:table-cell>
          <table:table-cell table:style-name="ce177" table:formula="of:=[.D37]" office:value-type="string" office:string-value=" /*          " calcext:value-type="string">
            <text:p><text:s/>/* <text:s text:c="9"/></text:p>
          </table:table-cell>
          <table:table-cell table:style-name="ce177" table:formula="of:=[.E35]" office:value-type="string" office:string-value="-----" calcext:value-type="string">
            <text:p>-----</text:p>
          </table:table-cell>
          <table:table-cell table:style-name="ce177" table:formula="of:=[.F35]">
            <text:p/>
          </table:table-cell>
          <table:table-cell table:style-name="ce177" table:formula="of:=[.G35]" office:value-type="string" office:string-value="|          " calcext:value-type="string">
            <text:p>| <text:s text:c="9"/></text:p>
          </table:table-cell>
          <table:table-cell table:style-name="ce177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77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0" table:formula="of:=CONCATENATE(&quot;&quot;;[.A34])" office:value-type="string" office:string-value="DEGRADED LOW" calcext:value-type="string">
            <text:p>DEGRADED 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31" table:formula="of:=[.AZ36]" office:value-type="string" office:string-value="}" calcext:value-type="string">
            <text:p>}</text:p>
          </table:table-cell>
          <table:table-cell table:style-name="ce235" table:number-columns-repeated="2"/>
          <table:table-cell table:style-name="ce238"/>
          <table:table-cell table:number-columns-repeated="961"/>
        </table:table-row>
        <table:table-row table:style-name="ro5">
          <table:table-cell table:style-name="ce166"/>
          <table:table-cell table:style-name="ce169"/>
          <table:table-cell table:style-name="ce169" table:formula="of:=[.C36]" office:value-type="string" office:string-value="AMARILLO" calcext:value-type="string">
            <text:p>AMARILLO</text:p>
          </table:table-cell>
          <table:table-cell table:style-name="ce169" table:formula="of:=IF(ISBLANK([.$A34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9" table:formula="of:=CONCATENATE(REPT(&quot; &quot;;4-LEN(TEXT([.B34];&quot;0,0&quot;)));TEXT([.B34];&quot;0,0&quot;))" office:value-type="string" office:string-value=" 6,5" calcext:value-type="string">
            <text:p><text:s/>6,5</text:p>
          </table:table-cell>
          <table:table-cell table:style-name="ce169" table:formula="of:=IF(ISBLANK([.$A34]);&quot;&quot;;CONCATENATE(&quot;&quot;;[.F$19]))" office:value-type="string" office:string-value="v" calcext:value-type="string">
            <text:p>v</text:p>
          </table:table-cell>
          <table:table-cell table:style-name="ce179" table:formula="of:=IF(LEN([.$A34])=0;&quot;&quot;;IF(ISBLANK([.A38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9" table:formula="of:=IF(ISBLANK([.$A34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/*           6,5v| - - - - - - - - - - - - - - -  */" calcext:value-type="string">
            <text:p><text:s/>/* <text:s text:c="10"/>6,5v| - - - - - - - - - - - - - - - <text:s/>*/</text:p>
          </table:table-cell>
          <table:table-cell table:number-columns-repeated="4"/>
          <table:table-cell table:style-name="ce187" table:formula="of:=[.E37]&amp;&quot; v&quot;" office:value-type="string" office:string-value=" 6,5 v" calcext:value-type="string">
            <text:p><text:s/>6,5 v</text:p>
          </table:table-cell>
          <table:table-cell table:style-name="ce191"/>
          <table:table-cell table:number-columns-repeated="1005"/>
        </table:table-row>
        <table:table-row table:style-name="ro10">
          <table:table-cell table:style-name="ce164" table:content-validation-name="val2" office:value-type="string" calcext:value-type="string">
            <text:p>LOW</text:p>
          </table:table-cell>
          <table:table-cell table:formula="of:=IF(LEN([.A38])&gt;0;VLOOKUP([.A38];[.$A$6:.$B$15];2;0);&quot;&quot;)" office:value-type="float" office:value="0" calcext:value-type="float">
            <text:p>0</text:p>
          </table:table-cell>
          <table:table-cell table:style-name="ce171" table:content-validation-name="val3" office:value-type="string" calcext:value-type="string">
            <text:p>ROJO</text:p>
          </table:table-cell>
          <table:table-cell table:style-name="ce176" table:formula="of:=[.D39]" office:value-type="string" office:string-value=" /*          " calcext:value-type="string">
            <text:p><text:s/>/* <text:s text:c="9"/></text:p>
          </table:table-cell>
          <table:table-cell table:style-name="ce176" table:formula="of:=[.E39]" office:value-type="string" office:string-value="-----" calcext:value-type="string">
            <text:p>-----</text:p>
          </table:table-cell>
          <table:table-cell table:style-name="ce176" table:formula="of:=[.F39]">
            <text:p/>
          </table:table-cell>
          <table:table-cell table:style-name="ce176" table:formula="of:=[.G39]" office:value-type="string" office:string-value="|          " calcext:value-type="string">
            <text:p>| <text:s text:c="9"/></text:p>
          </table:table-cell>
          <table:table-cell table:style-name="ce176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76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string" office:string-value="ROJO" calcext:value-type="string">
            <text:p>ROJO</text:p>
          </table:table-cell>
          <table:table-cell table:formula="of:=IF(ISBLANK([.$A38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8]);&quot;&quot;;CONCATENATE(&quot;&quot;;[.E$18]))" office:value-type="string" office:string-value="-----" calcext:value-type="string">
            <text:p>-----</text:p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8]);&quot;&quot;;[.$A38]&amp;REPT(&quot; &quot;;20-LEN([.$A38])))" office:value-type="string" office:string-value="LOW                 " calcext:value-type="string">
            <text:p>LOW <text:s text:c="16"/></text:p>
          </table:table-cell>
          <table:table-cell table:formula="of:=IF(ISBLANK([.$A38]);&quot;&quot;;CONCATENATE(&quot;&quot;;[.I$18]))" office:value-type="string" office:string-value="  */" calcext:value-type="string">
            <text:p><text:s text:c="2"/>*/</text:p>
          </table:table-cell>
          <table:table-cell table:style-name="ce181" table:formula="of:=IF(ISBLANK([.$A38])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189"/>
          <table:table-cell table:number-columns-repeated="1005"/>
        </table:table-row>
        <table:table-row table:style-name="ro10">
          <table:table-cell table:number-columns-repeated="2"/>
          <table:table-cell table:formula="of:=[.C39]" office:value-type="string" office:string-value="ROJO" calcext:value-type="string">
            <text:p>ROJO</text:p>
          </table:table-cell>
          <table:table-cell table:style-name="ce177" table:formula="of:=[.D41]" office:value-type="string" office:string-value=" /*          " calcext:value-type="string">
            <text:p><text:s/>/* <text:s text:c="9"/></text:p>
          </table:table-cell>
          <table:table-cell table:style-name="ce177" table:formula="of:=[.E39]" office:value-type="string" office:string-value="-----" calcext:value-type="string">
            <text:p>-----</text:p>
          </table:table-cell>
          <table:table-cell table:style-name="ce177" table:formula="of:=[.F39]">
            <text:p/>
          </table:table-cell>
          <table:table-cell table:style-name="ce177" table:formula="of:=[.G39]" office:value-type="string" office:string-value="|          " calcext:value-type="string">
            <text:p>| <text:s text:c="9"/></text:p>
          </table:table-cell>
          <table:table-cell table:style-name="ce177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77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0" table:formula="of:=CONCATENATE(&quot;&quot;;[.A38])" office:value-type="string" office:string-value="LOW" calcext:value-type="string">
            <text:p>LOW</text:p>
          </table:table-cell>
          <table:table-cell table:number-columns-repeated="1005"/>
        </table:table-row>
        <table:table-row table:style-name="ro5">
          <table:table-cell table:style-name="ce166"/>
          <table:table-cell table:style-name="ce169"/>
          <table:table-cell table:style-name="ce169" table:formula="of:=[.C40]" office:value-type="string" office:string-value="ROJO" calcext:value-type="string">
            <text:p>ROJO</text:p>
          </table:table-cell>
          <table:table-cell table:style-name="ce169" table:formula="of:=IF(ISBLANK([.$A38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9" table:formula="of:=CONCATENATE(REPT(&quot; &quot;;4-LEN(TEXT([.B38];&quot;0,0&quot;)));TEXT([.B38];&quot;0,0&quot;))" office:value-type="string" office:string-value=" 0,0" calcext:value-type="string">
            <text:p><text:s/>0,0</text:p>
          </table:table-cell>
          <table:table-cell table:style-name="ce169" table:formula="of:=IF(ISBLANK([.$A38]);&quot;&quot;;CONCATENATE(&quot;&quot;;[.F$19]))" office:value-type="string" office:string-value="v" calcext:value-type="string">
            <text:p>v</text:p>
          </table:table-cell>
          <table:table-cell table:style-name="ce179" table:formula="of:=IF(LEN([.$A38])=0;&quot;&quot;;IF(ISBLANK([.A42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69" table:formula="of:=IF(ISBLANK([.$A38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87" table:formula="of:=[.E41]&amp;&quot; v&quot;" office:value-type="string" office:string-value=" 0,0 v" calcext:value-type="string">
            <text:p><text:s/>0,0 v</text:p>
          </table:table-cell>
          <table:table-cell table:style-name="ce191"/>
          <table:table-cell table:number-columns-repeated="1005"/>
        </table:table-row>
        <table:table-row table:style-name="ro5">
          <table:table-cell table:style-name="ce164" table:content-validation-name="val2"/>
          <table:table-cell table:formula="of:=IF(LEN([.A42])&gt;0;VLOOKUP([.A42];[.$A$6:.$B$15];2;0);&quot;&quot;)">
            <text:p/>
          </table:table-cell>
          <table:table-cell table:style-name="ce172" table:content-validation-name="val3"/>
          <table:table-cell table:style-name="ce176" table:formula="of:=[.D43]">
            <text:p/>
          </table:table-cell>
          <table:table-cell table:style-name="ce176" table:formula="of:=[.E43]">
            <text:p/>
          </table:table-cell>
          <table:table-cell table:style-name="ce176" table:formula="of:=[.F43]">
            <text:p/>
          </table:table-cell>
          <table:table-cell table:style-name="ce176" table:formula="of:=[.G43]">
            <text:p/>
          </table:table-cell>
          <table:table-cell table:style-name="ce176" table:formula="of:=IF(ISBLANK([.$A42]);&quot;&quot;;REPT(&quot; &quot;;20))">
            <text:p/>
          </table:table-cell>
          <table:table-cell table:style-name="ce176" table:formula="of:=IF(ISBLANK([.$A42]);&quot;&quot;;CONCATENATE(&quot;&quot;;[.I$23]))">
            <text:p/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199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181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5"/>
          <table:table-cell table:style-name="ce200"/>
          <table:table-cell table:number-columns-repeated="1005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177" table:formula="of:=[.D45]">
            <text:p/>
          </table:table-cell>
          <table:table-cell table:style-name="ce177" table:formula="of:=[.E43]">
            <text:p/>
          </table:table-cell>
          <table:table-cell table:style-name="ce177" table:formula="of:=[.F43]">
            <text:p/>
          </table:table-cell>
          <table:table-cell table:style-name="ce177" table:formula="of:=[.G43]">
            <text:p/>
          </table:table-cell>
          <table:table-cell table:style-name="ce177" table:formula="of:=IF(ISBLANK([.$A42]);&quot;&quot;;REPT(&quot; &quot;;20))">
            <text:p/>
          </table:table-cell>
          <table:table-cell table:style-name="ce177" table:formula="of:=IF(ISBLANK([.$A42]);&quot;&quot;;CONCATENATE(&quot;&quot;;[.I$23]))">
            <text:p/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style-name="ce200"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166"/>
          <table:table-cell/>
          <table:table-cell table:style-name="ce169" table:formula="of:=[.C44]" office:value-type="float" office:value="0" calcext:value-type="float">
            <text:p>0</text:p>
          </table:table-cell>
          <table:table-cell table:style-name="ce169" table:formula="of:=IF(ISBLANK([.$A42]);&quot;&quot;;CONCATENATE(&quot;&quot;;[.D$19]))">
            <text:p/>
          </table:table-cell>
          <table:table-cell table:style-name="ce169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69" table:formula="of:=IF(ISBLANK([.$A42]);&quot;&quot;;CONCATENATE(&quot;&quot;;[.F$19]))">
            <text:p/>
          </table:table-cell>
          <table:table-cell table:style-name="ce179" table:formula="of:=IF(LEN([.$A42])=0;&quot;&quot;;IF(ISBLANK([.A46]);CONCATENATE(&quot;&quot;;[.G$20]);CONCATENATE(&quot;&quot;;[.G$19])))">
            <text:p/>
          </table:table-cell>
          <table:table-cell table:style-name="ce169" table:formula="of:=IF(ISBLANK([.$A42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87" table:formula="of:=[.E45]&amp;&quot; v&quot;" office:value-type="string" office:string-value="     v" calcext:value-type="string">
            <text:p><text:s text:c="5"/>v</text:p>
          </table:table-cell>
          <table:table-cell table:style-name="ce201"/>
          <table:table-cell table:number-columns-repeated="1005"/>
        </table:table-row>
        <table:table-row table:style-name="ro5">
          <table:table-cell table:style-name="ce164" table:content-validation-name="val2"/>
          <table:table-cell table:formula="of:=IF(LEN([.A46])&gt;0;VLOOKUP([.A46];[.$A$6:.$B$15];2;0);&quot;&quot;)">
            <text:p/>
          </table:table-cell>
          <table:table-cell table:style-name="ce173" table:content-validation-name="val3"/>
          <table:table-cell table:style-name="ce176" table:formula="of:=[.D47]">
            <text:p/>
          </table:table-cell>
          <table:table-cell table:style-name="ce176" table:formula="of:=[.E47]">
            <text:p/>
          </table:table-cell>
          <table:table-cell table:style-name="ce176" table:formula="of:=[.F47]">
            <text:p/>
          </table:table-cell>
          <table:table-cell table:style-name="ce176" table:formula="of:=[.G47]">
            <text:p/>
          </table:table-cell>
          <table:table-cell table:style-name="ce176" table:formula="of:=IF(ISBLANK([.$A46]);&quot;&quot;;REPT(&quot; &quot;;20))">
            <text:p/>
          </table:table-cell>
          <table:table-cell table:style-name="ce176" table:formula="of:=IF(ISBLANK([.$A46]);&quot;&quot;;CONCATENATE(&quot;&quot;;[.I$23]))">
            <text:p/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202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1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5"/>
          <table:table-cell table:style-name="ce203"/>
          <table:table-cell table:number-columns-repeated="1005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77" table:formula="of:=[.D49]">
            <text:p/>
          </table:table-cell>
          <table:table-cell table:style-name="ce177" table:formula="of:=[.E47]">
            <text:p/>
          </table:table-cell>
          <table:table-cell table:style-name="ce177" table:formula="of:=[.F47]">
            <text:p/>
          </table:table-cell>
          <table:table-cell table:style-name="ce177" table:formula="of:=[.G47]">
            <text:p/>
          </table:table-cell>
          <table:table-cell table:style-name="ce177" table:formula="of:=IF(ISBLANK([.$A46]);&quot;&quot;;REPT(&quot; &quot;;20))">
            <text:p/>
          </table:table-cell>
          <table:table-cell table:style-name="ce177" table:formula="of:=IF(ISBLANK([.$A46]);&quot;&quot;;CONCATENATE(&quot;&quot;;[.I$23]))">
            <text:p/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style-name="ce203"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6"/>
          <table:table-cell table:style-name="ce169"/>
          <table:table-cell table:style-name="ce169" table:formula="of:=[.C48]" office:value-type="float" office:value="0" calcext:value-type="float">
            <text:p>0</text:p>
          </table:table-cell>
          <table:table-cell table:style-name="ce169" table:formula="of:=IF(ISBLANK([.$A46]);&quot;&quot;;CONCATENATE(&quot;&quot;;[.D$19]))">
            <text:p/>
          </table:table-cell>
          <table:table-cell table:style-name="ce169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69" table:formula="of:=IF(ISBLANK([.$A46]);&quot;&quot;;CONCATENATE(&quot;&quot;;[.F$19]))">
            <text:p/>
          </table:table-cell>
          <table:table-cell table:style-name="ce179" table:formula="of:=IF(LEN([.$A46])=0;&quot;&quot;;IF(ISBLANK([.A50]);CONCATENATE(&quot;&quot;;[.G$20]);CONCATENATE(&quot;&quot;;[.G$19])))">
            <text:p/>
          </table:table-cell>
          <table:table-cell table:style-name="ce169" table:formula="of:=IF(ISBLANK([.$A46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87" table:formula="of:=[.E49]&amp;&quot; v&quot;" office:value-type="string" office:string-value="     v" calcext:value-type="string">
            <text:p><text:s text:c="5"/>v</text:p>
          </table:table-cell>
          <table:table-cell table:style-name="ce204"/>
          <table:table-cell table:number-columns-repeated="1005"/>
        </table:table-row>
        <table:table-row table:style-name="ro5">
          <table:table-cell table:style-name="ce164" table:content-validation-name="val2"/>
          <table:table-cell table:formula="of:=IF(LEN([.A50])&gt;0;VLOOKUP([.A50];[.$A$6:.$B$15];2;0);&quot;&quot;)">
            <text:p/>
          </table:table-cell>
          <table:table-cell table:style-name="ce174" table:content-validation-name="val3"/>
          <table:table-cell table:style-name="ce176" table:formula="of:=[.D51]">
            <text:p/>
          </table:table-cell>
          <table:table-cell table:style-name="ce176" table:formula="of:=[.E51]">
            <text:p/>
          </table:table-cell>
          <table:table-cell table:style-name="ce176" table:formula="of:=[.F51]">
            <text:p/>
          </table:table-cell>
          <table:table-cell table:style-name="ce176" table:formula="of:=[.G51]">
            <text:p/>
          </table:table-cell>
          <table:table-cell table:style-name="ce176" table:formula="of:=IF(ISBLANK([.$A50]);&quot;&quot;;REPT(&quot; &quot;;20))">
            <text:p/>
          </table:table-cell>
          <table:table-cell table:style-name="ce176" table:formula="of:=IF(ISBLANK([.$A50]);&quot;&quot;;CONCATENATE(&quot;&quot;;[.I$23]))">
            <text:p/>
          </table:table-cell>
          <table:table-cell table:style-name="ce180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205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1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5"/>
          <table:table-cell table:style-name="ce206"/>
          <table:table-cell table:number-columns-repeated="1005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77" table:formula="of:=[.D53]">
            <text:p/>
          </table:table-cell>
          <table:table-cell table:style-name="ce177" table:formula="of:=[.E51]">
            <text:p/>
          </table:table-cell>
          <table:table-cell table:style-name="ce177" table:formula="of:=[.F51]">
            <text:p/>
          </table:table-cell>
          <table:table-cell table:style-name="ce177" table:formula="of:=[.G51]">
            <text:p/>
          </table:table-cell>
          <table:table-cell table:style-name="ce177" table:formula="of:=IF(ISBLANK([.$A50]);&quot;&quot;;REPT(&quot; &quot;;20))">
            <text:p/>
          </table:table-cell>
          <table:table-cell table:style-name="ce177" table:formula="of:=IF(ISBLANK([.$A50]);&quot;&quot;;CONCATENATE(&quot;&quot;;[.I$23]))">
            <text:p/>
          </table:table-cell>
          <table:table-cell table:style-name="ce177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style-name="ce206"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6"/>
          <table:table-cell table:style-name="ce169"/>
          <table:table-cell table:style-name="ce169" table:formula="of:=[.C52]" office:value-type="float" office:value="0" calcext:value-type="float">
            <text:p>0</text:p>
          </table:table-cell>
          <table:table-cell table:style-name="ce169" table:formula="of:=IF(ISBLANK([.$A50]);&quot;&quot;;CONCATENATE(&quot;&quot;;[.D$19]))">
            <text:p/>
          </table:table-cell>
          <table:table-cell table:style-name="ce169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69" table:formula="of:=IF(ISBLANK([.$A50]);&quot;&quot;;CONCATENATE(&quot;&quot;;[.F$19]))">
            <text:p/>
          </table:table-cell>
          <table:table-cell table:style-name="ce179" table:formula="of:=IF(LEN([.$A50])=0;&quot;&quot;;IF(ISBLANK([.A54]);CONCATENATE(&quot;&quot;;[.G$20]);CONCATENATE(&quot;&quot;;[.G$19])))">
            <text:p/>
          </table:table-cell>
          <table:table-cell table:style-name="ce169" table:formula="of:=IF(ISBLANK([.$A50]);&quot;&quot;;CONCATENATE(&quot;&quot;;[.H$19]))">
            <text:p/>
          </table:table-cell>
          <table:table-cell table:style-name="ce169" table:formula="of:=IF(ISBLANK([.$A$22]);&quot;&quot;;CONCATENATE(&quot;&quot;;[.I$19]))">
            <text:p/>
          </table:table-cell>
          <table:table-cell table:style-name="ce182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87" table:formula="of:=[.E53]&amp;&quot; v&quot;" office:value-type="string" office:string-value="     v" calcext:value-type="string">
            <text:p><text:s text:c="5"/>v</text:p>
          </table:table-cell>
          <table:table-cell table:style-name="ce207"/>
          <table:table-cell table:number-columns-repeated="1005"/>
        </table:table-row>
        <calcext:conditional-formats>
          <calcext:conditional-format calcext:target-range-address="'Sample#1_GENCODE'.C22:'Sample#1_GENCODE'.C22 'Sample#1_GENCODE'.C26:'Sample#1_GENCODE'.C26 'Sample#1_GENCODE'.C30:'Sample#1_GENCODE'.C30 'Sample#1_GENCODE'.C34:'Sample#1_GENCODE'.C34 'Sample#1_GENCODE'.C38:'Sample#1_GENCODE'.C38">
            <calcext:condition calcext:apply-style-name="Rojo" calcext:value="formula-is([.$C22]=&quot;ROJO&quot;)" calcext:base-cell-address="'Sample#1'.C22"/>
            <calcext:condition calcext:apply-style-name="VERDE" calcext:value="formula-is([.$C22]=&quot;VERDE&quot;)" calcext:base-cell-address="'Sample#1'.C22"/>
            <calcext:condition calcext:apply-style-name="Sin título1" calcext:value="formula-is([.$C22]=&quot;NARANJA&quot;)" calcext:base-cell-address="'Sample#1'.C22"/>
            <calcext:condition calcext:apply-style-name="AZUL" calcext:value="formula-is([.$C22]=&quot;AZUL&quot;)" calcext:base-cell-address="'Sample#1'.C22"/>
            <calcext:condition calcext:apply-style-name="AMARILLO" calcext:value="formula-is([.$C22]=&quot;AMARILLO&quot;)" calcext:base-cell-address="'Sample#1'.C22"/>
          </calcext:conditional-format>
          <calcext:conditional-format calcext:target-range-address="'Sample#1_GENCODE'.C42:'Sample#1_GENCODE'.C42">
            <calcext:condition calcext:apply-style-name="Rojo" calcext:value="formula-is([.$C42]=&quot;ROJO&quot;)" calcext:base-cell-address="'Sample#1'.C42"/>
            <calcext:condition calcext:apply-style-name="VERDE" calcext:value="formula-is([.$C42]=&quot;VERDE&quot;)" calcext:base-cell-address="'Sample#1'.C42"/>
            <calcext:condition calcext:apply-style-name="Sin título1" calcext:value="formula-is([.$C42]=&quot;NARANJA&quot;)" calcext:base-cell-address="'Sample#1'.C42"/>
            <calcext:condition calcext:apply-style-name="AZUL" calcext:value="formula-is([.$C42]=&quot;AZUL&quot;)" calcext:base-cell-address="'Sample#1'.C42"/>
            <calcext:condition calcext:apply-style-name="AMARILLO" calcext:value="formula-is([.$C42]=&quot;AMARILLO&quot;)" calcext:base-cell-address="'Sample#1'.C42"/>
          </calcext:conditional-format>
          <calcext:conditional-format calcext:target-range-address="'Sample#1_GENCODE'.C46:'Sample#1_GENCODE'.C46">
            <calcext:condition calcext:apply-style-name="Rojo" calcext:value="formula-is([.$C46]=&quot;ROJO&quot;)" calcext:base-cell-address="'Sample#1'.C46"/>
            <calcext:condition calcext:apply-style-name="VERDE" calcext:value="formula-is([.$C46]=&quot;VERDE&quot;)" calcext:base-cell-address="'Sample#1'.C46"/>
            <calcext:condition calcext:apply-style-name="Sin título1" calcext:value="formula-is([.$C46]=&quot;NARANJA&quot;)" calcext:base-cell-address="'Sample#1'.C46"/>
            <calcext:condition calcext:apply-style-name="AZUL" calcext:value="formula-is([.$C46]=&quot;AZUL&quot;)" calcext:base-cell-address="'Sample#1'.C46"/>
            <calcext:condition calcext:apply-style-name="AMARILLO" calcext:value="formula-is([.$C46]=&quot;AMARILLO&quot;)" calcext:base-cell-address="'Sample#1'.C46"/>
          </calcext:conditional-format>
          <calcext:conditional-format calcext:target-range-address="'Sample#1_GENCODE'.C50:'Sample#1_GENCODE'.C50">
            <calcext:condition calcext:apply-style-name="Rojo" calcext:value="formula-is([.$C50]=&quot;ROJO&quot;)" calcext:base-cell-address="'Sample#1'.C50"/>
            <calcext:condition calcext:apply-style-name="VERDE" calcext:value="formula-is([.$C50]=&quot;VERDE&quot;)" calcext:base-cell-address="'Sample#1'.C50"/>
            <calcext:condition calcext:apply-style-name="Sin título1" calcext:value="formula-is([.$C50]=&quot;NARANJA&quot;)" calcext:base-cell-address="'Sample#1'.C50"/>
            <calcext:condition calcext:apply-style-name="AZUL" calcext:value="formula-is([.$C50]=&quot;AZUL&quot;)" calcext:base-cell-address="'Sample#1'.C50"/>
            <calcext:condition calcext:apply-style-name="AMARILLO" calcext:value="formula-is([.$C50]=&quot;AMARILLO&quot;)" calcext:base-cell-address="'Sample#1'.C50"/>
          </calcext:conditional-format>
          <calcext:conditional-format calcext:target-range-address="'Sample#1_GENCODE'.Q22:'Sample#1_GENCODE'.Q25 'Sample#1_GENCODE'.Q31:'Sample#1_GENCODE'.Q33 'Sample#1_GENCODE'.Q39:'Sample#1_GENCODE'.Q41 'Sample#1_GENCODE'.Q35:'Sample#1_GENCODE'.Q37">
            <calcext:condition calcext:apply-style-name="Rojo" calcext:value="formula-is([.$C22]=&quot;ROJO&quot;)" calcext:base-cell-address="'Sample#1'.Q22"/>
            <calcext:condition calcext:apply-style-name="VERDE" calcext:value="formula-is([.$C22]=&quot;VERDE&quot;)" calcext:base-cell-address="'Sample#1'.Q22"/>
            <calcext:condition calcext:apply-style-name="Sin título1" calcext:value="formula-is([.$C22]=&quot;NARANJA&quot;)" calcext:base-cell-address="'Sample#1'.Q22"/>
            <calcext:condition calcext:apply-style-name="AZUL" calcext:value="formula-is([.$C22]=&quot;AZUL&quot;)" calcext:base-cell-address="'Sample#1'.Q22"/>
            <calcext:condition calcext:apply-style-name="AMARILLO" calcext:value="formula-is([.$C22]=&quot;AMARILLO&quot;)" calcext:base-cell-address="'Sample#1'.Q22"/>
          </calcext:conditional-format>
          <calcext:conditional-format calcext:target-range-address="'Sample#1_GENCODE'.Q42:'Sample#1_GENCODE'.Q45">
            <calcext:condition calcext:apply-style-name="Rojo" calcext:value="formula-is([.$C42]=&quot;ROJO&quot;)" calcext:base-cell-address="'Sample#1'.Q42"/>
            <calcext:condition calcext:apply-style-name="VERDE" calcext:value="formula-is([.$C42]=&quot;VERDE&quot;)" calcext:base-cell-address="'Sample#1'.Q42"/>
            <calcext:condition calcext:apply-style-name="Sin título1" calcext:value="formula-is([.$C42]=&quot;NARANJA&quot;)" calcext:base-cell-address="'Sample#1'.Q42"/>
            <calcext:condition calcext:apply-style-name="AZUL" calcext:value="formula-is([.$C42]=&quot;AZUL&quot;)" calcext:base-cell-address="'Sample#1'.Q42"/>
            <calcext:condition calcext:apply-style-name="AMARILLO" calcext:value="formula-is([.$C42]=&quot;AMARILLO&quot;)" calcext:base-cell-address="'Sample#1'.Q42"/>
          </calcext:conditional-format>
          <calcext:conditional-format calcext:target-range-address="'Sample#1_GENCODE'.Q46:'Sample#1_GENCODE'.Q49">
            <calcext:condition calcext:apply-style-name="Rojo" calcext:value="formula-is([.$C46]=&quot;ROJO&quot;)" calcext:base-cell-address="'Sample#1'.Q46"/>
            <calcext:condition calcext:apply-style-name="VERDE" calcext:value="formula-is([.$C46]=&quot;VERDE&quot;)" calcext:base-cell-address="'Sample#1'.Q46"/>
            <calcext:condition calcext:apply-style-name="Sin título1" calcext:value="formula-is([.$C46]=&quot;NARANJA&quot;)" calcext:base-cell-address="'Sample#1'.Q46"/>
            <calcext:condition calcext:apply-style-name="AZUL" calcext:value="formula-is([.$C46]=&quot;AZUL&quot;)" calcext:base-cell-address="'Sample#1'.Q46"/>
            <calcext:condition calcext:apply-style-name="AMARILLO" calcext:value="formula-is([.$C46]=&quot;AMARILLO&quot;)" calcext:base-cell-address="'Sample#1'.Q46"/>
          </calcext:conditional-format>
          <calcext:conditional-format calcext:target-range-address="'Sample#1_GENCODE'.Q50:'Sample#1_GENCODE'.Q53">
            <calcext:condition calcext:apply-style-name="Rojo" calcext:value="formula-is([.$C50]=&quot;ROJO&quot;)" calcext:base-cell-address="'Sample#1'.Q50"/>
            <calcext:condition calcext:apply-style-name="VERDE" calcext:value="formula-is([.$C50]=&quot;VERDE&quot;)" calcext:base-cell-address="'Sample#1'.Q50"/>
            <calcext:condition calcext:apply-style-name="Sin título1" calcext:value="formula-is([.$C50]=&quot;NARANJA&quot;)" calcext:base-cell-address="'Sample#1'.Q50"/>
            <calcext:condition calcext:apply-style-name="AZUL" calcext:value="formula-is([.$C50]=&quot;AZUL&quot;)" calcext:base-cell-address="'Sample#1'.Q50"/>
            <calcext:condition calcext:apply-style-name="AMARILLO" calcext:value="formula-is([.$C50]=&quot;AMARILLO&quot;)" calcext:base-cell-address="'Sample#1'.Q50"/>
          </calcext:conditional-format>
          <calcext:conditional-format calcext:target-range-address="'Sample#1_GENCODE'.Q28:'Sample#1_GENCODE'.Q29">
            <calcext:condition calcext:apply-style-name="Rojo" calcext:value="formula-is([.$C28]=&quot;ROJO&quot;)" calcext:base-cell-address="'Sample#1'.Q28"/>
            <calcext:condition calcext:apply-style-name="VERDE" calcext:value="formula-is([.$C28]=&quot;VERDE&quot;)" calcext:base-cell-address="'Sample#1'.Q28"/>
            <calcext:condition calcext:apply-style-name="Sin título1" calcext:value="formula-is([.$C28]=&quot;NARANJA&quot;)" calcext:base-cell-address="'Sample#1'.Q28"/>
            <calcext:condition calcext:apply-style-name="AZUL" calcext:value="formula-is([.$C28]=&quot;AZUL&quot;)" calcext:base-cell-address="'Sample#1'.Q28"/>
            <calcext:condition calcext:apply-style-name="AMARILLO" calcext:value="formula-is([.$C28]=&quot;AMARILLO&quot;)" calcext:base-cell-address="'Sample#1'.Q28"/>
          </calcext:conditional-format>
          <calcext:conditional-format calcext:target-range-address="'Sample#1_GENCODE'.Q27:'Sample#1_GENCODE'.Q27">
            <calcext:condition calcext:apply-style-name="Rojo" calcext:value="formula-is([.$C27]=&quot;ROJO&quot;)" calcext:base-cell-address="'Sample#1'.Q27"/>
            <calcext:condition calcext:apply-style-name="VERDE" calcext:value="formula-is([.$C27]=&quot;VERDE&quot;)" calcext:base-cell-address="'Sample#1'.Q27"/>
            <calcext:condition calcext:apply-style-name="Sin título1" calcext:value="formula-is([.$C27]=&quot;NARANJA&quot;)" calcext:base-cell-address="'Sample#1'.Q27"/>
            <calcext:condition calcext:apply-style-name="AZUL" calcext:value="formula-is([.$C27]=&quot;AZUL&quot;)" calcext:base-cell-address="'Sample#1'.Q27"/>
            <calcext:condition calcext:apply-style-name="AMARILLO" calcext:value="formula-is([.$C27]=&quot;AMARILLO&quot;)" calcext:base-cell-address="'Sample#1'.Q27"/>
          </calcext:conditional-format>
          <calcext:conditional-format calcext:target-range-address="'Sample#1_GENCODE'.Q26:'Sample#1_GENCODE'.Q26">
            <calcext:condition calcext:apply-style-name="Rojo" calcext:value="formula-is([.$C26]=&quot;ROJO&quot;)" calcext:base-cell-address="'Sample#1'.Q26"/>
            <calcext:condition calcext:apply-style-name="VERDE" calcext:value="formula-is([.$C26]=&quot;VERDE&quot;)" calcext:base-cell-address="'Sample#1'.Q26"/>
            <calcext:condition calcext:apply-style-name="Sin título1" calcext:value="formula-is([.$C26]=&quot;NARANJA&quot;)" calcext:base-cell-address="'Sample#1'.Q26"/>
            <calcext:condition calcext:apply-style-name="AZUL" calcext:value="formula-is([.$C26]=&quot;AZUL&quot;)" calcext:base-cell-address="'Sample#1'.Q26"/>
            <calcext:condition calcext:apply-style-name="AMARILLO" calcext:value="formula-is([.$C26]=&quot;AMARILLO&quot;)" calcext:base-cell-address="'Sample#1'.Q26"/>
          </calcext:conditional-format>
          <calcext:conditional-format calcext:target-range-address="'Sample#1_GENCODE'.Q30:'Sample#1_GENCODE'.Q30">
            <calcext:condition calcext:apply-style-name="Rojo" calcext:value="formula-is([.$C30]=&quot;ROJO&quot;)" calcext:base-cell-address="'Sample#1'.Q30"/>
            <calcext:condition calcext:apply-style-name="VERDE" calcext:value="formula-is([.$C30]=&quot;VERDE&quot;)" calcext:base-cell-address="'Sample#1'.Q30"/>
            <calcext:condition calcext:apply-style-name="Sin título1" calcext:value="formula-is([.$C30]=&quot;NARANJA&quot;)" calcext:base-cell-address="'Sample#1'.Q30"/>
            <calcext:condition calcext:apply-style-name="AZUL" calcext:value="formula-is([.$C30]=&quot;AZUL&quot;)" calcext:base-cell-address="'Sample#1'.Q30"/>
            <calcext:condition calcext:apply-style-name="AMARILLO" calcext:value="formula-is([.$C30]=&quot;AMARILLO&quot;)" calcext:base-cell-address="'Sample#1'.Q30"/>
          </calcext:conditional-format>
          <calcext:conditional-format calcext:target-range-address="'Sample#1_GENCODE'.Q34:'Sample#1_GENCODE'.Q34">
            <calcext:condition calcext:apply-style-name="Rojo" calcext:value="formula-is([.$C34]=&quot;ROJO&quot;)" calcext:base-cell-address="'Sample#1'.Q34"/>
            <calcext:condition calcext:apply-style-name="VERDE" calcext:value="formula-is([.$C34]=&quot;VERDE&quot;)" calcext:base-cell-address="'Sample#1'.Q34"/>
            <calcext:condition calcext:apply-style-name="Sin título1" calcext:value="formula-is([.$C34]=&quot;NARANJA&quot;)" calcext:base-cell-address="'Sample#1'.Q34"/>
            <calcext:condition calcext:apply-style-name="AZUL" calcext:value="formula-is([.$C34]=&quot;AZUL&quot;)" calcext:base-cell-address="'Sample#1'.Q34"/>
            <calcext:condition calcext:apply-style-name="AMARILLO" calcext:value="formula-is([.$C34]=&quot;AMARILLO&quot;)" calcext:base-cell-address="'Sample#1'.Q34"/>
          </calcext:conditional-format>
          <calcext:conditional-format calcext:target-range-address="'Sample#1_GENCODE'.Q38:'Sample#1_GENCODE'.Q38">
            <calcext:condition calcext:apply-style-name="Rojo" calcext:value="formula-is([.$C38]=&quot;ROJO&quot;)" calcext:base-cell-address="'Sample#1'.Q38"/>
            <calcext:condition calcext:apply-style-name="VERDE" calcext:value="formula-is([.$C38]=&quot;VERDE&quot;)" calcext:base-cell-address="'Sample#1'.Q38"/>
            <calcext:condition calcext:apply-style-name="Sin título1" calcext:value="formula-is([.$C38]=&quot;NARANJA&quot;)" calcext:base-cell-address="'Sample#1'.Q38"/>
            <calcext:condition calcext:apply-style-name="AZUL" calcext:value="formula-is([.$C38]=&quot;AZUL&quot;)" calcext:base-cell-address="'Sample#1'.Q38"/>
            <calcext:condition calcext:apply-style-name="AMARILLO" calcext:value="formula-is([.$C38]=&quot;AMARILLO&quot;)" calcext:base-cell-address="'Sample#1'.Q38"/>
          </calcext:conditional-format>
        </calcext:conditional-formats>
      </table:table>
      <table:named-expressions/>
      <table:database-ranges>
        <table:database-range table:name="__Anonymous_Sheet_DB__2" table:target-range-address="'Sample#1'.A30:'Sample#1'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ample#1_GENCODE'.A6:'Sample#1_GENCODE'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1:55:48.5117541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2T11:56:58.805773175</dc:date>
    <meta:generator>LibreOffice/4.3.2.2$Linux_X86_64 LibreOffice_project/edfb5295ba211bd31ad47d0bad0118690f76407d</meta:generator>
    <meta:editing-cycles>371</meta:editing-cycles>
    <meta:editing-duration>P1DT22H21M16S</meta:editing-duration>
    <dc:creator>Txinto Vaz</dc:creator>
    <meta:document-statistic meta:table-count="4" meta:cell-count="1158" meta:object-count="0"/>
  </office:meta>
</office:document-meta>
</file>